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Nastaliq Urdu" svg:font-family="'Noto Nastaliq Urdu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46pt"/>
    </style:style>
    <style:style style:name="co3" style:family="table-column">
      <style:table-column-properties fo:break-before="auto" style:column-width="92.55pt"/>
    </style:style>
    <style:style style:name="co4" style:family="table-column">
      <style:table-column-properties fo:break-before="auto" style:column-width="50.66pt"/>
    </style:style>
    <style:style style:name="co5" style:family="table-column">
      <style:table-column-properties fo:break-before="auto" style:column-width="80.9pt"/>
    </style:style>
    <style:style style:name="co6" style:family="table-column">
      <style:table-column-properties fo:break-before="auto" style:column-width="71.6pt"/>
    </style:style>
    <style:style style:name="co7" style:family="table-column">
      <style:table-column-properties fo:break-before="auto" style:column-width="73.16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Nimbus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imbus Sans1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imbus Sans1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imbus Sans1" style:font-size-asian="10pt" style:language-asian="zh" style:country-asian="CN" style:font-style-asian="normal" style:font-weight-asian="normal" style:font-name-complex="Noto Nastaliq Urd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Nimbus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imbus Sans1" style:font-size-asian="10pt" style:language-asian="zh" style:country-asian="CN" style:font-style-asian="normal" style:font-weight-asian="normal" style:font-name-complex="Noto Nastaliq Urd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Nimbus Sans" fo:font-size="11pt" style:font-size-asian="11pt" style:font-size-complex="11pt"/>
    </style:style>
    <style:style style:name="ce6" style:family="table-cell" style:parent-style-name="Default" style:data-style-name="N4">
      <style:text-properties style:font-name="Nimbus Sans" fo:font-size="11pt" style:font-size-asian="11pt" style:font-size-complex="11pt"/>
    </style:style>
    <style:style style:name="ce7" style:family="table-cell" style:parent-style-name="Default" style:data-style-name="N3">
      <style:text-properties style:font-name="Nimbus Sans" fo:font-size="11pt" style:font-size-asian="11pt" style:font-size-complex="11pt"/>
    </style:style>
    <style:style style:name="ce8" style:family="table-cell" style:parent-style-name="Default">
      <style:text-properties fo:font-size="11pt" style:font-size-asian="11pt" style:font-size-complex="11pt"/>
    </style:style>
    <style:style style:name="ce9" style:family="table-cell" style:parent-style-name="Default" style:data-style-name="N4"/>
    <style:style style:name="ce21" style:family="table-cell" style:parent-style-name="Default" style:data-style-name="N4">
      <style:table-cell-properties fo:background-color="#ffa6a6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afd095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tel Loc." table:style-name="ta1">
        <table:shapes>
          <draw:frame draw:z-index="0" draw:style-name="gr1" draw:text-style-name="P1" svg:width="453.54pt" svg:height="255.17pt" svg:x="390.27pt" svg:y="295.17pt">
            <draw:object draw:notify-on-update-of-ranges="'Hotel Loc.'.A2:'Hotel Loc.'.A14 'Hotel Loc.'.B1:'Hotel Loc.'.B1 'Hotel Loc.'.B2:'Hotel Loc.'.B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7pt" svg:height="254.41pt" svg:x="857.96pt" svg:y="19.79pt">
            <draw:object draw:notify-on-update-of-ranges="'Hotel Loc.'.A2:'Hotel Loc.'.A14 'Hotel Loc.'.C1:'Hotel Loc.'.C1 'Hotel Loc.'.C2:'Hotel Loc.'.C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7pt" svg:height="255.17pt" svg:x="389.54pt" svg:y="19.47pt">
            <draw:object draw:notify-on-update-of-ranges="'Hotel Loc.'.D1:'Hotel Loc.'.D1 'Hotel Loc.'.D2:'Hotel Loc.'.D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Channel</text:p>
          </table:table-cell>
          <table:table-cell table:style-name="ce5" office:value-type="string" calcext:value-type="string">
            <text:p>Average Size</text:p>
          </table:table-cell>
          <table:table-cell table:style-name="ce5" office:value-type="string" calcext:value-type="string">
            <text:p>Unique Beacons</text:p>
          </table:table-cell>
          <table:table-cell table:style-name="ce5" office:value-type="string" calcext:value-type="string">
            <text:p>Beacons</text:p>
          </table:table-cell>
          <table:table-cell office:value-type="string" calcext:value-type="string">
            <text:p>Total Caps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264.309806835067" calcext:value-type="float">
            <text:p>264.3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6730" calcext:value-type="float">
            <text:p>6730</text:p>
          </table:table-cell>
          <table:table-cell table:formula="of:=SUM([.D2:.D14])" office:value-type="float" office:value="80536" calcext:value-type="float">
            <text:p>80536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264.299088875552" calcext:value-type="float">
            <text:p>264.3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8329" calcext:value-type="float">
            <text:p>18329</text:p>
          </table:table-cell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263.117859725235" calcext:value-type="float">
            <text:p>263.1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383" calcext:value-type="float">
            <text:p>1383</text:p>
          </table:table-cell>
          <table: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264.394843118981" calcext:value-type="float">
            <text:p>264.3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219" calcext:value-type="float">
            <text:p>3219</text:p>
          </table:table-cell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277.550935550936" calcext:value-type="float">
            <text:p>277.5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848" calcext:value-type="float">
            <text:p>3848</text:p>
          </table:table-cell>
          <table:table-cell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265.467296511628" calcext:value-type="float">
            <text:p>265.47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752" calcext:value-type="float">
            <text:p>2752</text:p>
          </table:table-cell>
          <table:table-cell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float" office:value="264.440777843253" calcext:value-type="float">
            <text:p>264.4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394" calcext:value-type="float">
            <text:p>3394</text:p>
          </table:table-cell>
          <table:table-cell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float" office:value="264.384562685545" calcext:value-type="float">
            <text:p>264.38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4379" calcext:value-type="float">
            <text:p>4379</text:p>
          </table:table-cell>
          <table:table-cell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float" office:value="265.783512064343" calcext:value-type="float">
            <text:p>265.7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984" calcext:value-type="float">
            <text:p>2984</text:p>
          </table:table-cell>
          <table:table-cell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float" office:value="261.461988304094" calcext:value-type="float">
            <text:p>261.4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1" calcext:value-type="float">
            <text:p>171</text:p>
          </table:table-cell>
          <table:table-cell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float" office:value="260.035743036548" calcext:value-type="float">
            <text:p>260.04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6211" calcext:value-type="float">
            <text:p>6211</text:p>
          </table:table-cell>
          <table:table-cell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float" office:value="264.567783094099" calcext:value-type="float">
            <text:p>264.57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6897" calcext:value-type="float">
            <text:p>6897</text:p>
          </table:table-cell>
          <table:table-cell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float" office:value="264.349374969119" calcext:value-type="float">
            <text:p>264.35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20239" calcext:value-type="float">
            <text:p>20239</text:p>
          </table:table-cell>
          <table:table-cell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4"/>
          <table:table-cell table:number-columns-repeated="4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4"/>
          <table:table-cell table:number-columns-repeated="4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4"/>
          <table:table-cell table:number-columns-repeated="4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4"/>
          <table:table-cell table:number-columns-repeated="4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4"/>
          <table:table-cell table:number-columns-repeated="4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4"/>
          <table:table-cell table:number-columns-repeated="4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4"/>
          <table:table-cell table:number-columns-repeated="4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4"/>
          <table:table-cell table:number-columns-repeated="4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4"/>
          <table:table-cell table:number-columns-repeated="4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4"/>
          <table:table-cell table:number-columns-repeated="4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4"/>
          <table:table-cell table:number-columns-repeated="4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4"/>
          <table:table-cell table:number-columns-repeated="4"/>
        </table:table-row>
        <table:table-row table:style-name="ro2" table:number-rows-repeated="15">
          <table:table-cell table:number-columns-repeated="5"/>
        </table:table-row>
        <table:table-row table:style-name="ro2">
          <table:table-cell table:style-name="ce4"/>
          <table:table-cell table:number-columns-repeated="4"/>
        </table:table-row>
      </table:table>
      <table:table table:name="Bank Loc." table:style-name="ta1">
        <table:shapes>
          <draw:frame draw:z-index="0" draw:style-name="gr1" draw:text-style-name="P1" svg:width="453.57pt" svg:height="255.17pt" svg:x="416.01pt" svg:y="13.21pt">
            <draw:object draw:notify-on-update-of-ranges="'Bank Loc.'.D1:'Bank Loc.'.D1 'Bank Loc.'.D2:'Bank Loc.'.D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453.54pt" svg:height="255.17pt" svg:x="878.51pt" svg:y="284.4pt">
            <draw:object draw:notify-on-update-of-ranges="'Bank Loc.'.A2:'Bank Loc.'.A14 'Bank Loc.'.B1:'Bank Loc.'.B1 'Bank Loc.'.B2:'Bank Loc.'.B1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453.57pt" svg:height="254.41pt" svg:x="882.09pt" svg:y="13.66pt">
            <draw:object draw:notify-on-update-of-ranges="'Bank Loc.'.A2:'Bank Loc.'.A14 'Bank Loc.'.C1:'Bank Loc.'.C1 'Bank Loc.'.C2:'Bank Loc.'.C1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4" table:default-cell-style-name="ce2"/>
        <table:table-column table:style-name="co2" table:default-cell-style-name="ce6"/>
        <table:table-column table:style-name="co3" table:default-cell-style-name="ce7"/>
        <table:table-column table:style-name="co5" table:default-cell-style-name="ce7"/>
        <table:table-column table:style-name="co1" table:default-cell-style-name="ce8"/>
        <table:table-row table:style-name="ro1">
          <table:table-cell table:style-name="ce1" office:value-type="string" calcext:value-type="string">
            <text:p>Channel</text:p>
          </table:table-cell>
          <table:table-cell table:style-name="ce5" office:value-type="string" calcext:value-type="string">
            <text:p>Average Size</text:p>
          </table:table-cell>
          <table:table-cell table:style-name="ce5" office:value-type="string" calcext:value-type="string">
            <text:p>Unique Beacons</text:p>
          </table:table-cell>
          <table:table-cell table:style-name="ce5" office:value-type="string" calcext:value-type="string">
            <text:p>Total Beacons</text:p>
          </table:table-cell>
          <table:table-cell office:value-type="string" calcext:value-type="string">
            <text:p>Total Cap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3.517087667162" calcext:value-type="float">
            <text:p>273.52</text:p>
          </table:table-cell>
          <table:table-cell office:value-type="float" office:value="11" calcext:value-type="float">
            <text:p>11</text:p>
          </table:table-cell>
          <table:table-cell office:value-type="float" office:value="3365" calcext:value-type="float">
            <text:p>3,365</text:p>
          </table:table-cell>
          <table:table-cell table:formula="of:=SUM([.D2:.D14])" office:value-type="float" office:value="8254" calcext:value-type="float">
            <text:p>82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8" calcext:value-type="float">
            <text:p>318.00</text:p>
          </table:table-cell>
          <table:table-cell office:value-type="float" office:value="1" calcext:value-type="float">
            <text:p>1</text:p>
          </table:table-cell>
          <table:table-cell office:value-type="float" office:value="473" calcext:value-type="float">
            <text:p>47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.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2" calcext:value-type="float">
            <text:p>252.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0.867010974822" calcext:value-type="float">
            <text:p>270.87</text:p>
          </table:table-cell>
          <table:table-cell office:value-type="float" office:value="13" calcext:value-type="float">
            <text:p>13</text:p>
          </table:table-cell>
          <table:table-cell office:value-type="float" office:value="3098" calcext:value-type="float">
            <text:p>3,09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2" calcext:value-type="float">
            <text:p>252.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2" calcext:value-type="float">
            <text:p>252.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4.6" calcext:value-type="float">
            <text:p>234.60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1.148957298908" calcext:value-type="float">
            <text:p>261.15</text:p>
          </table:table-cell>
          <table:table-cell office:value-type="float" office:value="5" calcext:value-type="float">
            <text:p>5</text:p>
          </table:table-cell>
          <table:table-cell office:value-type="float" office:value="1007" calcext:value-type="float">
            <text:p>1,00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5.5" calcext:value-type="float">
            <text:p>255.5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3" calcext:value-type="float">
            <text:p>313.00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/>
        </table:table-row>
      </table:table>
      <table:table table:name="Home Loc." table:style-name="ta1">
        <table:shapes>
          <draw:frame draw:z-index="0" draw:style-name="gr1" draw:text-style-name="P1" svg:width="453.57pt" svg:height="255.17pt" svg:x="416.01pt" svg:y="13.21pt">
            <draw:object draw:notify-on-update-of-ranges="'Home Loc.'.D1:'Home Loc.'.D1 'Home Loc.'.D2:'Home Loc.'.D1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453.54pt" svg:height="255.17pt" svg:x="878.51pt" svg:y="284.4pt">
            <draw:object draw:notify-on-update-of-ranges="'Home Loc.'.A2:'Home Loc.'.A14 'Home Loc.'.B1:'Home Loc.'.B1 'Home Loc.'.B2:'Home Loc.'.B1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453.57pt" svg:height="254.41pt" svg:x="882.09pt" svg:y="13.66pt">
            <draw:object draw:notify-on-update-of-ranges="'Home Loc.'.A2:'Home Loc.'.A14 'Home Loc.'.C1:'Home Loc.'.C1 'Home Loc.'.C2:'Home Loc.'.C1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4" table:default-cell-style-name="ce2"/>
        <table:table-column table:style-name="co2" table:default-cell-style-name="ce6"/>
        <table:table-column table:style-name="co3" table:default-cell-style-name="ce7"/>
        <table:table-column table:style-name="co5" table:default-cell-style-name="ce7"/>
        <table:table-column table:style-name="co1" table:default-cell-style-name="ce8"/>
        <table:table-row table:style-name="ro1">
          <table:table-cell table:style-name="ce1" office:value-type="string" calcext:value-type="string">
            <text:p>Channel</text:p>
          </table:table-cell>
          <table:table-cell table:style-name="ce5" office:value-type="string" calcext:value-type="string">
            <text:p>Average Size</text:p>
          </table:table-cell>
          <table:table-cell table:style-name="ce5" office:value-type="string" calcext:value-type="string">
            <text:p>Unique Beacons</text:p>
          </table:table-cell>
          <table:table-cell table:style-name="ce5" office:value-type="string" calcext:value-type="string">
            <text:p>Total Beacons</text:p>
          </table:table-cell>
          <table:table-cell office:value-type="string" calcext:value-type="string">
            <text:p>Total Cap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5.778273809524" calcext:value-type="float">
            <text:p>255.78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,016</text:p>
          </table:table-cell>
          <table:table-cell table:formula="of:=SUM([.D2:.D14])" office:value-type="float" office:value="6753" calcext:value-type="float">
            <text:p>67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1.741106719368" calcext:value-type="float">
            <text:p>341.74</text:p>
          </table:table-cell>
          <table:table-cell office:value-type="float" office:value="2" calcext:value-type="float">
            <text:p>2</text:p>
          </table:table-cell>
          <table:table-cell office:value-type="float" office:value="506" calcext:value-type="float">
            <text:p>50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1" calcext:value-type="float">
            <text:p>211.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6" calcext:value-type="float">
            <text:p>296.0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4" calcext:value-type="float">
            <text:p>244.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2.227067669173" calcext:value-type="float">
            <text:p>252.23</text:p>
          </table:table-cell>
          <table:table-cell office:value-type="float" office:value="4" calcext:value-type="float">
            <text:p>4</text:p>
          </table:table-cell>
          <table:table-cell office:value-type="float" office:value="1995" calcext:value-type="float">
            <text:p>1,99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1.024752475247" calcext:value-type="float">
            <text:p>261.02</text:p>
          </table:table-cell>
          <table:table-cell office:value-type="float" office:value="3" calcext:value-type="float">
            <text:p>3</text:p>
          </table:table-cell>
          <table:table-cell office:value-type="float" office:value="606" calcext:value-type="float">
            <text:p>60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2" calcext:value-type="float">
            <text:p>272.00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4" calcext:value-type="float">
            <text:p>244.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.0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.510843373494" calcext:value-type="float">
            <text:p>201.51</text:p>
          </table:table-cell>
          <table:table-cell office:value-type="float" office:value="3" calcext:value-type="float">
            <text:p>3</text:p>
          </table:table-cell>
          <table:table-cell office:value-type="float" office:value="1245" calcext:value-type="float">
            <text:p>1,24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5" calcext:value-type="float">
            <text:p>275.00</text:p>
          </table:table-cell>
          <table:table-cell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  <table:table-cell/>
        </table:table-row>
        <table:table-row table:style-name="ro2">
          <table:table-cell table:style-name="ce4"/>
          <table:table-cell table:style-name="Default" table:number-columns-repeated="4"/>
        </table:table-row>
      </table:table>
      <table:table table:name="Normal" table:style-name="ta1">
        <table:shapes>
          <draw:frame draw:z-index="0" draw:style-name="gr1" draw:text-style-name="P1" svg:width="453.49pt" svg:height="255.23pt" svg:x="895.1pt" svg:y="116.7pt">
            <draw:object draw:notify-on-update-of-ranges="Normal.L2:Normal.L179 Normal.M1:Normal.M1 Normal.M2:Normal.M179 Normal.E2:Normal.E179 Normal.E1:Normal.E1 Normal.M2:Normal.M17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Channel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Residential</text:p>
          </table:table-cell>
          <table:table-cell table:style-name="Default"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ode</text:p>
          </table:table-cell>
          <table:table-cell table:style-name="Default" office:value-type="string" calcext:value-type="string">
            <text:p>Std Dev</text:p>
          </table:table-cell>
          <table:table-cell office:value-type="string" calcext:value-type="string">
            <text:p>Count</text:p>
          </table:table-cell>
          <table:table-cell table:style-name="ce10" office:value-type="string" calcext:value-type="string">
            <text:p>Curve Lower</text:p>
          </table:table-cell>
          <table:table-cell table:style-name="ce10" office:value-type="string" calcext:value-type="string">
            <text:p>Curve Highest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orm Dist.</text:p>
          </table:table-cell>
          <table:table-cell table:style-name="ce24" office:value-type="string" calcext:value-type="string">
            <text:p>Total Samples</text:p>
          </table:table-cell>
          <table:table-cell office:value-type="string" calcext:value-type="string">
            <text:p>Total Uniq</text:p>
          </table:table-cell>
          <table:table-cell office:value-type="string" calcext:value-type="string">
            <text:p>avg. hotel</text:p>
          </table:table-cell>
          <table:table-cell office:value-type="string" calcext:value-type="string">
            <text:p>avg. bank</text:p>
          </table:table-cell>
          <table:table-cell office:value-type="string" calcext:value-type="string">
            <text:p>avg. hom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table:formula="of:=[$'Hotel Loc.'.B2]" office:value-type="float" office:value="264.309806835067" calcext:value-type="float">
            <text:p>264.31</text:p>
          </table:table-cell>
          <table:table-cell table:style-name="ce9" table:formula="of:=[$'Bank Loc.'.B2]" office:value-type="float" office:value="273.517087667162" calcext:value-type="float">
            <text:p>273.52</text:p>
          </table:table-cell>
          <table:table-cell table:style-name="ce9" table:formula="of:=[$'Home Loc.'.B2]" office:value-type="float" office:value="255.778273809524" calcext:value-type="float">
            <text:p>255.78</text:p>
          </table:table-cell>
          <table:table-cell table:formula="of:=AVERAGE([.B2:.D14])" office:value-type="float" office:value="262.670639254728" calcext:value-type="float">
            <text:p>262.67</text:p>
          </table:table-cell>
          <table:table-cell table:style-name="ce9" table:formula="of:=MEDIAN([.B2:.D14])" office:value-type="float" office:value="264.299088875552" calcext:value-type="float">
            <text:p>264.30</text:p>
          </table:table-cell>
          <table:table-cell table:style-name="ce9" table:formula="of:=MODE([.B2:.D14])" office:value-type="float" office:value="252" calcext:value-type="float">
            <text:p>252.00</text:p>
          </table:table-cell>
          <table:table-cell table:formula="of:=STDEVP([.B2:.D14])" office:value-type="float" office:value="29.5463026998915" calcext:value-type="float">
            <text:p>29.55</text:p>
          </table:table-cell>
          <table:table-cell table:style-name="ce9" table:formula="of:=COUNT([.B2:.D14])" office:value-type="float" office:value="39" calcext:value-type="float">
            <text:p>39.00</text:p>
          </table:table-cell>
          <table:table-cell table:style-name="ce11" table:formula="of:=[.E2]-3*[.H2]" office:value-type="float" office:value="174.031731155054" calcext:value-type="float">
            <text:p>174.03</text:p>
          </table:table-cell>
          <table:table-cell table:style-name="ce11" table:formula="of:=[.E2]+3*[.H2]" office:value-type="float" office:value="351.309547354403" calcext:value-type="float">
            <text:p>351.31</text:p>
          </table:table-cell>
          <table:table-cell table:formula="of:=CEILING([.J2])" office:value-type="float" office:value="175" calcext:value-type="float">
            <text:p>175</text:p>
          </table:table-cell>
          <table:table-cell table:formula="of:=COM.MICROSOFT.NORM.DIST([.L2];[.E2];[.H2];0)" office:value-type="float" office:value="0.000165403863119055" calcext:value-type="float">
            <text:p>0.000165403863119</text:p>
          </table:table-cell>
          <table:table-cell table:style-name="ce24" table:formula="of:=[$'Hotel Loc.'.E2]+[$'Bank Loc.'.E2]+[$'Home Loc.'.E2]" office:value-type="float" office:value="95543" calcext:value-type="float">
            <text:p>95543</text:p>
          </table:table-cell>
          <table:table-cell table:formula="of:=SUM([$'Hotel Loc.'.C2:.C14];[$'Bank Loc.'.C2:.C14];[$'Home Loc.'.C2:.C14])" office:value-type="float" office:value="283" calcext:value-type="float">
            <text:p>283</text:p>
          </table:table-cell>
          <table:table-cell table:style-name="ce9" table:formula="of:=AVERAGE([.B2:.B14])" office:value-type="float" office:value="264.935659431877" calcext:value-type="float">
            <text:p>264.94</text:p>
          </table:table-cell>
          <table:table-cell table:style-name="ce9" table:formula="of:=AVERAGE([.C2:.C14])" office:value-type="float" office:value="271.052754661741" calcext:value-type="float">
            <text:p>271.05</text:p>
          </table:table-cell>
          <table:table-cell table:style-name="ce9" table:formula="of:=[.D2:.D14]" office:value-type="float" office:value="255.778273809524" calcext:value-type="float">
            <text:p>255.7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table:formula="of:=[$'Hotel Loc.'.B3]" office:value-type="float" office:value="264.299088875552" calcext:value-type="float">
            <text:p>264.30</text:p>
          </table:table-cell>
          <table:table-cell table:style-name="ce9" table:formula="of:=[$'Bank Loc.'.B3]" office:value-type="float" office:value="318" calcext:value-type="float">
            <text:p>318.00</text:p>
          </table:table-cell>
          <table:table-cell table:style-name="ce9" table:formula="of:=[$'Home Loc.'.B3]" office:value-type="float" office:value="341.741106719368" calcext:value-type="float">
            <text:p>341.74</text:p>
          </table:table-cell>
          <table:table-cell table:formula="of:=[.E2]" office:value-type="float" office:value="262.670639254728" calcext:value-type="float">
            <text:p>262.67</text:p>
          </table:table-cell>
          <table:table-cell table:style-name="ce9"/>
          <table:table-cell/>
          <table:table-cell table:formula="of:=[.H2]" office:value-type="float" office:value="29.5463026998915" calcext:value-type="float">
            <text:p>29.55</text:p>
          </table:table-cell>
          <table:table-cell table:number-columns-repeated="3"/>
          <table:table-cell table:formula="of:=[.L2]+1" office:value-type="float" office:value="176" calcext:value-type="float">
            <text:p>176</text:p>
          </table:table-cell>
          <table:table-cell table:formula="of:=COM.MICROSOFT.NORM.DIST([.L3];[.E2];[.H2];0)" office:value-type="float" office:value="0.00018277278853087" calcext:value-type="float">
            <text:p>0.000182772788531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" table:formula="of:=[$'Hotel Loc.'.B4]" office:value-type="float" office:value="263.117859725235" calcext:value-type="float">
            <text:p>263.12</text:p>
          </table:table-cell>
          <table:table-cell table:style-name="ce9" table:formula="of:=[$'Bank Loc.'.B4]" office:value-type="float" office:value="252" calcext:value-type="float">
            <text:p>252.00</text:p>
          </table:table-cell>
          <table:table-cell table:style-name="ce9" table:formula="of:=[$'Home Loc.'.B4]" office:value-type="float" office:value="211" calcext:value-type="float">
            <text:p>211.00</text:p>
          </table:table-cell>
          <table:table-cell table:formula="of:=[.E3]" office:value-type="float" office:value="262.670639254728" calcext:value-type="float">
            <text:p>262.67</text:p>
          </table:table-cell>
          <table:table-cell table:number-columns-repeated="2"/>
          <table:table-cell table:formula="of:=[.H3]" office:value-type="float" office:value="29.5463026998915" calcext:value-type="float">
            <text:p>29.55</text:p>
          </table:table-cell>
          <table:table-cell table:number-columns-repeated="3"/>
          <table:table-cell table:formula="of:=[.L3]+1" office:value-type="float" office:value="177" calcext:value-type="float">
            <text:p>177</text:p>
          </table:table-cell>
          <table:table-cell table:formula="of:=COM.MICROSOFT.NORM.DIST([.L4];[.E2];[.H2];0)" office:value-type="float" office:value="0.000201734392285096" calcext:value-type="float">
            <text:p>0.000201734392285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9" table:formula="of:=[$'Hotel Loc.'.B5]" office:value-type="float" office:value="264.394843118981" calcext:value-type="float">
            <text:p>264.39</text:p>
          </table:table-cell>
          <table:table-cell table:style-name="ce9" table:formula="of:=[$'Bank Loc.'.B5]" office:value-type="float" office:value="318" calcext:value-type="float">
            <text:p>318.00</text:p>
          </table:table-cell>
          <table:table-cell table:style-name="ce9" table:formula="of:=[$'Home Loc.'.B5]" office:value-type="float" office:value="296" calcext:value-type="float">
            <text:p>296.00</text:p>
          </table:table-cell>
          <table:table-cell table:formula="of:=[.E4]" office:value-type="float" office:value="262.670639254728" calcext:value-type="float">
            <text:p>262.67</text:p>
          </table:table-cell>
          <table:table-cell table:number-columns-repeated="2"/>
          <table:table-cell table:formula="of:=[.H4]" office:value-type="float" office:value="29.5463026998915" calcext:value-type="float">
            <text:p>29.55</text:p>
          </table:table-cell>
          <table:table-cell table:number-columns-repeated="3"/>
          <table:table-cell table:formula="of:=[.L4]+1" office:value-type="float" office:value="178" calcext:value-type="float">
            <text:p>178</text:p>
          </table:table-cell>
          <table:table-cell table:formula="of:=COM.MICROSOFT.NORM.DIST([.L5];[.E5];[.H5];0)" office:value-type="float" office:value="0.000222408237305272" calcext:value-type="float">
            <text:p>0.000222408237305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9" table:formula="of:=[$'Hotel Loc.'.B6]" office:value-type="float" office:value="277.550935550936" calcext:value-type="float">
            <text:p>277.55</text:p>
          </table:table-cell>
          <table:table-cell table:style-name="ce9" table:formula="of:=[$'Bank Loc.'.B6]" office:value-type="float" office:value="252" calcext:value-type="float">
            <text:p>252.00</text:p>
          </table:table-cell>
          <table:table-cell table:style-name="ce9" table:formula="of:=[$'Home Loc.'.B6]" office:value-type="float" office:value="244" calcext:value-type="float">
            <text:p>244.00</text:p>
          </table:table-cell>
          <table:table-cell table:formula="of:=[.E5]" office:value-type="float" office:value="262.670639254728" calcext:value-type="float">
            <text:p>262.67</text:p>
          </table:table-cell>
          <table:table-cell table:number-columns-repeated="2"/>
          <table:table-cell table:formula="of:=[.H5]" office:value-type="float" office:value="29.5463026998915" calcext:value-type="float">
            <text:p>29.55</text:p>
          </table:table-cell>
          <table:table-cell table:number-columns-repeated="3"/>
          <table:table-cell table:formula="of:=[.L5]+1" office:value-type="float" office:value="179" calcext:value-type="float">
            <text:p>179</text:p>
          </table:table-cell>
          <table:table-cell table:formula="of:=COM.MICROSOFT.NORM.DIST([.L6];[.E5];[.H5];0)" office:value-type="float" office:value="0.000244920032916716" calcext:value-type="float">
            <text:p>0.000244920032917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9" table:formula="of:=[$'Hotel Loc.'.B7]" office:value-type="float" office:value="265.467296511628" calcext:value-type="float">
            <text:p>265.47</text:p>
          </table:table-cell>
          <table:table-cell table:style-name="ce9" table:formula="of:=[$'Bank Loc.'.B7]" office:value-type="float" office:value="270.867010974822" calcext:value-type="float">
            <text:p>270.87</text:p>
          </table:table-cell>
          <table:table-cell table:style-name="ce9" table:formula="of:=[$'Home Loc.'.B7]" office:value-type="float" office:value="252.227067669173" calcext:value-type="float">
            <text:p>252.23</text:p>
          </table:table-cell>
          <table:table-cell table:formula="of:=[.E6]" office:value-type="float" office:value="262.670639254728" calcext:value-type="float">
            <text:p>262.67</text:p>
          </table:table-cell>
          <table:table-cell table:number-columns-repeated="2"/>
          <table:table-cell table:formula="of:=[.H6]" office:value-type="float" office:value="29.5463026998915" calcext:value-type="float">
            <text:p>29.55</text:p>
          </table:table-cell>
          <table:table-cell table:number-columns-repeated="3"/>
          <table:table-cell table:formula="of:=[.L6]+1" office:value-type="float" office:value="180" calcext:value-type="float">
            <text:p>180</text:p>
          </table:table-cell>
          <table:table-cell table:formula="of:=COM.MICROSOFT.NORM.DIST([.L7];[.E5];[.H5];0)" office:value-type="float" office:value="0.000269401659978673" calcext:value-type="float">
            <text:p>0.000269401659979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9" table:formula="of:=[$'Hotel Loc.'.B8]" office:value-type="float" office:value="264.440777843253" calcext:value-type="float">
            <text:p>264.44</text:p>
          </table:table-cell>
          <table:table-cell table:style-name="ce9" table:formula="of:=[$'Bank Loc.'.B8]" office:value-type="float" office:value="252" calcext:value-type="float">
            <text:p>252.00</text:p>
          </table:table-cell>
          <table:table-cell table:style-name="ce9" table:formula="of:=[$'Home Loc.'.B8]" office:value-type="float" office:value="261.024752475247" calcext:value-type="float">
            <text:p>261.02</text:p>
          </table:table-cell>
          <table:table-cell table:formula="of:=[.E7]" office:value-type="float" office:value="262.670639254728" calcext:value-type="float">
            <text:p>262.67</text:p>
          </table:table-cell>
          <table:table-cell table:number-columns-repeated="2"/>
          <table:table-cell table:formula="of:=[.H7]" office:value-type="float" office:value="29.5463026998915" calcext:value-type="float">
            <text:p>29.55</text:p>
          </table:table-cell>
          <table:table-cell table:number-columns-repeated="3"/>
          <table:table-cell table:formula="of:=[.L7]+1" office:value-type="float" office:value="181" calcext:value-type="float">
            <text:p>181</text:p>
          </table:table-cell>
          <table:table-cell table:formula="of:=COM.MICROSOFT.NORM.DIST([.L8];[.E8];[.H8];0)" office:value-type="float" office:value="0.000295991161496367" calcext:value-type="float">
            <text:p>0.000295991161496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9" table:formula="of:=[$'Hotel Loc.'.B9]" office:value-type="float" office:value="264.384562685545" calcext:value-type="float">
            <text:p>264.38</text:p>
          </table:table-cell>
          <table:table-cell table:style-name="ce21" table:formula="of:=AVERAGE([.C2:.C8];[.C10:.C14])" office:value-type="float" office:value="271.052754661741" calcext:value-type="float">
            <text:p>271.05</text:p>
          </table:table-cell>
          <table:table-cell table:style-name="ce9" table:formula="of:=[$'Home Loc.'.B9]" office:value-type="float" office:value="272" calcext:value-type="float">
            <text:p>272.00</text:p>
          </table:table-cell>
          <table:table-cell table:formula="of:=[.E8]" office:value-type="float" office:value="262.670639254728" calcext:value-type="float">
            <text:p>262.67</text:p>
          </table:table-cell>
          <table:table-cell table:number-columns-repeated="2"/>
          <table:table-cell table:formula="of:=[.H8]" office:value-type="float" office:value="29.5463026998915" calcext:value-type="float">
            <text:p>29.55</text:p>
          </table:table-cell>
          <table:table-cell table:number-columns-repeated="3"/>
          <table:table-cell table:formula="of:=[.L8]+1" office:value-type="float" office:value="182" calcext:value-type="float">
            <text:p>182</text:p>
          </table:table-cell>
          <table:table-cell table:formula="of:=COM.MICROSOFT.NORM.DIST([.L9];[.E8];[.H8];0)" office:value-type="float" office:value="0.000324832695288648" calcext:value-type="float">
            <text:p>0.000324832695289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9" table:formula="of:=[$'Hotel Loc.'.B10]" office:value-type="float" office:value="265.783512064343" calcext:value-type="float">
            <text:p>265.78</text:p>
          </table:table-cell>
          <table:table-cell table:style-name="ce9" table:formula="of:=[$'Bank Loc.'.B10]" office:value-type="float" office:value="252" calcext:value-type="float">
            <text:p>252.00</text:p>
          </table:table-cell>
          <table:table-cell table:style-name="ce9" table:formula="of:=[$'Home Loc.'.B10]" office:value-type="float" office:value="244" calcext:value-type="float">
            <text:p>244.00</text:p>
          </table:table-cell>
          <table:table-cell table:formula="of:=[.E9]" office:value-type="float" office:value="262.670639254728" calcext:value-type="float">
            <text:p>262.67</text:p>
          </table:table-cell>
          <table:table-cell table:number-columns-repeated="2"/>
          <table:table-cell table:formula="of:=[.H9]" office:value-type="float" office:value="29.5463026998915" calcext:value-type="float">
            <text:p>29.55</text:p>
          </table:table-cell>
          <table:table-cell table:number-columns-repeated="3"/>
          <table:table-cell table:formula="of:=[.L9]+1" office:value-type="float" office:value="183" calcext:value-type="float">
            <text:p>183</text:p>
          </table:table-cell>
          <table:table-cell table:formula="of:=COM.MICROSOFT.NORM.DIST([.L10];[.E8];[.H8];0)" office:value-type="float" office:value="0.000356076445261566" calcext:value-type="float">
            <text:p>0.000356076445262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9" table:formula="of:=[$'Hotel Loc.'.B11]" office:value-type="float" office:value="261.461988304094" calcext:value-type="float">
            <text:p>261.46</text:p>
          </table:table-cell>
          <table:table-cell table:style-name="ce9" table:formula="of:=[$'Bank Loc.'.B11]" office:value-type="float" office:value="234.6" calcext:value-type="float">
            <text:p>234.60</text:p>
          </table:table-cell>
          <table:table-cell table:style-name="ce9" table:formula="of:=[$'Home Loc.'.B11]" office:value-type="float" office:value="170" calcext:value-type="float">
            <text:p>170.00</text:p>
          </table:table-cell>
          <table:table-cell table:formula="of:=[.E10]" office:value-type="float" office:value="262.670639254728" calcext:value-type="float">
            <text:p>262.67</text:p>
          </table:table-cell>
          <table:table-cell table:number-columns-repeated="2"/>
          <table:table-cell table:formula="of:=[.H10]" office:value-type="float" office:value="29.5463026998915" calcext:value-type="float">
            <text:p>29.55</text:p>
          </table:table-cell>
          <table:table-cell table:number-columns-repeated="3"/>
          <table:table-cell table:formula="of:=[.L10]+1" office:value-type="float" office:value="184" calcext:value-type="float">
            <text:p>184</text:p>
          </table:table-cell>
          <table:table-cell table:formula="of:=COM.MICROSOFT.NORM.DIST([.L11];[.E11];[.H11];0)" office:value-type="float" office:value="0.000389878487843414" calcext:value-type="float">
            <text:p>0.000389878487843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9" table:formula="of:=[$'Hotel Loc.'.B12]" office:value-type="float" office:value="260.035743036548" calcext:value-type="float">
            <text:p>260.04</text:p>
          </table:table-cell>
          <table:table-cell table:style-name="ce9" table:formula="of:=[$'Bank Loc.'.B12]" office:value-type="float" office:value="261.148957298908" calcext:value-type="float">
            <text:p>261.15</text:p>
          </table:table-cell>
          <table:table-cell table:style-name="ce9" table:formula="of:=[$'Home Loc.'.B12]" office:value-type="float" office:value="201.510843373494" calcext:value-type="float">
            <text:p>201.51</text:p>
          </table:table-cell>
          <table:table-cell table:formula="of:=[.E11]" office:value-type="float" office:value="262.670639254728" calcext:value-type="float">
            <text:p>262.67</text:p>
          </table:table-cell>
          <table:table-cell table:number-columns-repeated="2"/>
          <table:table-cell table:formula="of:=[.H11]" office:value-type="float" office:value="29.5463026998915" calcext:value-type="float">
            <text:p>29.55</text:p>
          </table:table-cell>
          <table:table-cell table:number-columns-repeated="3"/>
          <table:table-cell table:formula="of:=[.L11]+1" office:value-type="float" office:value="185" calcext:value-type="float">
            <text:p>185</text:p>
          </table:table-cell>
          <table:table-cell table:formula="of:=COM.MICROSOFT.NORM.DIST([.L12];[.E11];[.H11];0)" office:value-type="float" office:value="0.000426400610175572" calcext:value-type="float">
            <text:p>0.000426400610176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9" table:formula="of:=[$'Hotel Loc.'.B13]" office:value-type="float" office:value="264.567783094099" calcext:value-type="float">
            <text:p>264.57</text:p>
          </table:table-cell>
          <table:table-cell table:style-name="ce9" table:formula="of:=[$'Bank Loc.'.B13]" office:value-type="float" office:value="255.5" calcext:value-type="float">
            <text:p>255.50</text:p>
          </table:table-cell>
          <table:table-cell table:style-name="ce21" table:formula="of:=AVERAGE([.D2:.D12];[.D14])" office:value-type="float" office:value="252.023503670567" calcext:value-type="float">
            <text:p>252.02</text:p>
          </table:table-cell>
          <table:table-cell table:formula="of:=[.E12]" office:value-type="float" office:value="262.670639254728" calcext:value-type="float">
            <text:p>262.67</text:p>
          </table:table-cell>
          <table:table-cell table:number-columns-repeated="2"/>
          <table:table-cell table:formula="of:=[.H12]" office:value-type="float" office:value="29.5463026998915" calcext:value-type="float">
            <text:p>29.55</text:p>
          </table:table-cell>
          <table:table-cell table:number-columns-repeated="3"/>
          <table:table-cell table:formula="of:=[.L12]+1" office:value-type="float" office:value="186" calcext:value-type="float">
            <text:p>186</text:p>
          </table:table-cell>
          <table:table-cell table:formula="of:=COM.MICROSOFT.NORM.DIST([.L13];[.E11];[.H11];0)" office:value-type="float" office:value="0.0004658100767287" calcext:value-type="float">
            <text:p>0.000465810076729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9" table:formula="of:=[$'Hotel Loc.'.B14]" office:value-type="float" office:value="264.349374969119" calcext:value-type="float">
            <text:p>264.35</text:p>
          </table:table-cell>
          <table:table-cell table:style-name="ce9" table:formula="of:=[$'Bank Loc.'.B14]" office:value-type="float" office:value="313" calcext:value-type="float">
            <text:p>313.00</text:p>
          </table:table-cell>
          <table:table-cell table:style-name="ce9" table:formula="of:=[$'Home Loc.'.B14]" office:value-type="float" office:value="275" calcext:value-type="float">
            <text:p>275.00</text:p>
          </table:table-cell>
          <table:table-cell table:formula="of:=[.E13]" office:value-type="float" office:value="262.670639254728" calcext:value-type="float">
            <text:p>262.67</text:p>
          </table:table-cell>
          <table:table-cell table:number-columns-repeated="2"/>
          <table:table-cell table:formula="of:=[.H13]" office:value-type="float" office:value="29.5463026998915" calcext:value-type="float">
            <text:p>29.55</text:p>
          </table:table-cell>
          <table:table-cell table:number-columns-repeated="3"/>
          <table:table-cell table:formula="of:=[.L13]+1" office:value-type="float" office:value="187" calcext:value-type="float">
            <text:p>187</text:p>
          </table:table-cell>
          <table:table-cell table:formula="of:=COM.MICROSOFT.NORM.DIST([.L14];[.E14];[.H14];0)" office:value-type="float" office:value="0.000508279341128164" calcext:value-type="float">
            <text:p>0.000508279341128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4]" office:value-type="float" office:value="262.670639254728" calcext:value-type="float">
            <text:p>262.67</text:p>
          </table:table-cell>
          <table:table-cell table:number-columns-repeated="2"/>
          <table:table-cell table:formula="of:=[.H14]" office:value-type="float" office:value="29.5463026998915" calcext:value-type="float">
            <text:p>29.55</text:p>
          </table:table-cell>
          <table:table-cell table:number-columns-repeated="3"/>
          <table:table-cell table:formula="of:=[.L14]+1" office:value-type="float" office:value="188" calcext:value-type="float">
            <text:p>188</text:p>
          </table:table-cell>
          <table:table-cell table:formula="of:=COM.MICROSOFT.NORM.DIST([.L15];[.E14];[.H14];0)" office:value-type="float" office:value="0.000553985700128599" calcext:value-type="float">
            <text:p>0.000553985700129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5]" office:value-type="float" office:value="262.670639254728" calcext:value-type="float">
            <text:p>262.67</text:p>
          </table:table-cell>
          <table:table-cell table:number-columns-repeated="2"/>
          <table:table-cell table:formula="of:=[.H15]" office:value-type="float" office:value="29.5463026998915" calcext:value-type="float">
            <text:p>29.55</text:p>
          </table:table-cell>
          <table:table-cell table:number-columns-repeated="3"/>
          <table:table-cell table:formula="of:=[.L15]+1" office:value-type="float" office:value="189" calcext:value-type="float">
            <text:p>189</text:p>
          </table:table-cell>
          <table:table-cell table:formula="of:=COM.MICROSOFT.NORM.DIST([.L16];[.E14];[.H14];0)" office:value-type="float" office:value="0.000603110886877372" calcext:value-type="float">
            <text:p>0.000603110886877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6]" office:value-type="float" office:value="262.670639254728" calcext:value-type="float">
            <text:p>262.67</text:p>
          </table:table-cell>
          <table:table-cell table:number-columns-repeated="2"/>
          <table:table-cell table:formula="of:=[.H16]" office:value-type="float" office:value="29.5463026998915" calcext:value-type="float">
            <text:p>29.55</text:p>
          </table:table-cell>
          <table:table-cell table:number-columns-repeated="3"/>
          <table:table-cell table:formula="of:=[.L16]+1" office:value-type="float" office:value="190" calcext:value-type="float">
            <text:p>190</text:p>
          </table:table-cell>
          <table:table-cell table:formula="of:=COM.MICROSOFT.NORM.DIST([.L17];[.E17];[.H17];0)" office:value-type="float" office:value="0.000655840600852433" calcext:value-type="float">
            <text:p>0.000655840600852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7]" office:value-type="float" office:value="262.670639254728" calcext:value-type="float">
            <text:p>262.67</text:p>
          </table:table-cell>
          <table:table-cell table:number-columns-repeated="2"/>
          <table:table-cell table:formula="of:=[.H17]" office:value-type="float" office:value="29.5463026998915" calcext:value-type="float">
            <text:p>29.55</text:p>
          </table:table-cell>
          <table:table-cell table:number-columns-repeated="3"/>
          <table:table-cell table:formula="of:=[.L17]+1" office:value-type="float" office:value="191" calcext:value-type="float">
            <text:p>191</text:p>
          </table:table-cell>
          <table:table-cell table:formula="of:=COM.MICROSOFT.NORM.DIST([.L18];[.E17];[.H17];0)" office:value-type="float" office:value="0.000712363972153123" calcext:value-type="float">
            <text:p>0.000712363972153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8]" office:value-type="float" office:value="262.670639254728" calcext:value-type="float">
            <text:p>262.67</text:p>
          </table:table-cell>
          <table:table-cell table:number-columns-repeated="2"/>
          <table:table-cell table:formula="of:=[.H18]" office:value-type="float" office:value="29.5463026998915" calcext:value-type="float">
            <text:p>29.55</text:p>
          </table:table-cell>
          <table:table-cell table:number-columns-repeated="3"/>
          <table:table-cell table:formula="of:=[.L18]+1" office:value-type="float" office:value="192" calcext:value-type="float">
            <text:p>192</text:p>
          </table:table-cell>
          <table:table-cell table:formula="of:=COM.MICROSOFT.NORM.DIST([.L19];[.E17];[.H17];0)" office:value-type="float" office:value="0.000772872958164087" calcext:value-type="float">
            <text:p>0.000772872958164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9]" office:value-type="float" office:value="262.670639254728" calcext:value-type="float">
            <text:p>262.67</text:p>
          </table:table-cell>
          <table:table-cell table:number-columns-repeated="2"/>
          <table:table-cell table:formula="of:=[.H19]" office:value-type="float" office:value="29.5463026998915" calcext:value-type="float">
            <text:p>29.55</text:p>
          </table:table-cell>
          <table:table-cell table:number-columns-repeated="3"/>
          <table:table-cell table:formula="of:=[.L19]+1" office:value-type="float" office:value="193" calcext:value-type="float">
            <text:p>193</text:p>
          </table:table-cell>
          <table:table-cell table:formula="of:=COM.MICROSOFT.NORM.DIST([.L20];[.E20];[.H20];0)" office:value-type="float" office:value="0.000837561671003238" calcext:value-type="float">
            <text:p>0.000837561671003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20]" office:value-type="float" office:value="262.670639254728" calcext:value-type="float">
            <text:p>262.67</text:p>
          </table:table-cell>
          <table:table-cell table:number-columns-repeated="2"/>
          <table:table-cell table:formula="of:=[.H20]" office:value-type="float" office:value="29.5463026998915" calcext:value-type="float">
            <text:p>29.55</text:p>
          </table:table-cell>
          <table:table-cell table:number-columns-repeated="3"/>
          <table:table-cell table:formula="of:=[.L20]+1" office:value-type="float" office:value="194" calcext:value-type="float">
            <text:p>194</text:p>
          </table:table-cell>
          <table:table-cell table:formula="of:=COM.MICROSOFT.NORM.DIST([.L21];[.E20];[.H20];0)" office:value-type="float" office:value="0.00090662563460476" calcext:value-type="float">
            <text:p>0.000906625634605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21]" office:value-type="float" office:value="262.670639254728" calcext:value-type="float">
            <text:p>262.67</text:p>
          </table:table-cell>
          <table:table-cell table:number-columns-repeated="2"/>
          <table:table-cell table:formula="of:=[.H21]" office:value-type="float" office:value="29.5463026998915" calcext:value-type="float">
            <text:p>29.55</text:p>
          </table:table-cell>
          <table:table-cell table:number-columns-repeated="3"/>
          <table:table-cell table:formula="of:=[.L21]+1" office:value-type="float" office:value="195" calcext:value-type="float">
            <text:p>195</text:p>
          </table:table-cell>
          <table:table-cell table:formula="of:=COM.MICROSOFT.NORM.DIST([.L22];[.E20];[.H20];0)" office:value-type="float" office:value="0.000980260970777089" calcext:value-type="float">
            <text:p>0.000980260970777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22]" office:value-type="float" office:value="262.670639254728" calcext:value-type="float">
            <text:p>262.67</text:p>
          </table:table-cell>
          <table:table-cell table:number-columns-repeated="2"/>
          <table:table-cell table:formula="of:=[.H22]" office:value-type="float" office:value="29.5463026998915" calcext:value-type="float">
            <text:p>29.55</text:p>
          </table:table-cell>
          <table:table-cell table:number-columns-repeated="3"/>
          <table:table-cell table:formula="of:=[.L22]+1" office:value-type="float" office:value="196" calcext:value-type="float">
            <text:p>196</text:p>
          </table:table-cell>
          <table:table-cell table:formula="of:=COM.MICROSOFT.NORM.DIST([.L23];[.E23];[.H23];0)" office:value-type="float" office:value="0.0010586635141125" calcext:value-type="float">
            <text:p>0.001058663514113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23]" office:value-type="float" office:value="262.670639254728" calcext:value-type="float">
            <text:p>262.67</text:p>
          </table:table-cell>
          <table:table-cell table:number-columns-repeated="2"/>
          <table:table-cell table:formula="of:=[.H23]" office:value-type="float" office:value="29.5463026998915" calcext:value-type="float">
            <text:p>29.55</text:p>
          </table:table-cell>
          <table:table-cell table:number-columns-repeated="3"/>
          <table:table-cell table:formula="of:=[.L23]+1" office:value-type="float" office:value="197" calcext:value-type="float">
            <text:p>197</text:p>
          </table:table-cell>
          <table:table-cell table:formula="of:=COM.MICROSOFT.NORM.DIST([.L24];[.E23];[.H23];0)" office:value-type="float" office:value="0.00114202785620775" calcext:value-type="float">
            <text:p>0.001142027856208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24]" office:value-type="float" office:value="262.670639254728" calcext:value-type="float">
            <text:p>262.67</text:p>
          </table:table-cell>
          <table:table-cell table:number-columns-repeated="2"/>
          <table:table-cell table:formula="of:=[.H24]" office:value-type="float" office:value="29.5463026998915" calcext:value-type="float">
            <text:p>29.55</text:p>
          </table:table-cell>
          <table:table-cell table:number-columns-repeated="3"/>
          <table:table-cell table:formula="of:=[.L24]+1" office:value-type="float" office:value="198" calcext:value-type="float">
            <text:p>198</text:p>
          </table:table-cell>
          <table:table-cell table:formula="of:=COM.MICROSOFT.NORM.DIST([.L25];[.E23];[.H23];0)" office:value-type="float" office:value="0.00123054632028159" calcext:value-type="float">
            <text:p>0.001230546320282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25]" office:value-type="float" office:value="262.670639254728" calcext:value-type="float">
            <text:p>262.67</text:p>
          </table:table-cell>
          <table:table-cell table:number-columns-repeated="2"/>
          <table:table-cell table:formula="of:=[.H25]" office:value-type="float" office:value="29.5463026998915" calcext:value-type="float">
            <text:p>29.55</text:p>
          </table:table-cell>
          <table:table-cell table:number-columns-repeated="3"/>
          <table:table-cell table:formula="of:=[.L25]+1" office:value-type="float" office:value="199" calcext:value-type="float">
            <text:p>199</text:p>
          </table:table-cell>
          <table:table-cell table:formula="of:=COM.MICROSOFT.NORM.DIST([.L26];[.E26];[.H26];0)" office:value-type="float" office:value="0.00132440786794192" calcext:value-type="float">
            <text:p>0.001324407867942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26]" office:value-type="float" office:value="262.670639254728" calcext:value-type="float">
            <text:p>262.67</text:p>
          </table:table-cell>
          <table:table-cell table:number-columns-repeated="2"/>
          <table:table-cell table:formula="of:=[.H26]" office:value-type="float" office:value="29.5463026998915" calcext:value-type="float">
            <text:p>29.55</text:p>
          </table:table-cell>
          <table:table-cell table:number-columns-repeated="3"/>
          <table:table-cell table:formula="of:=[.L26]+1" office:value-type="float" office:value="200" calcext:value-type="float">
            <text:p>200</text:p>
          </table:table-cell>
          <table:table-cell table:formula="of:=COM.MICROSOFT.NORM.DIST([.L27];[.E26];[.H26];0)" office:value-type="float" office:value="0.00142379694055897" calcext:value-type="float">
            <text:p>0.001423796940559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27]" office:value-type="float" office:value="262.670639254728" calcext:value-type="float">
            <text:p>262.67</text:p>
          </table:table-cell>
          <table:table-cell table:number-columns-repeated="2"/>
          <table:table-cell table:formula="of:=[.H27]" office:value-type="float" office:value="29.5463026998915" calcext:value-type="float">
            <text:p>29.55</text:p>
          </table:table-cell>
          <table:table-cell table:number-columns-repeated="3"/>
          <table:table-cell table:formula="of:=[.L27]+1" office:value-type="float" office:value="201" calcext:value-type="float">
            <text:p>201</text:p>
          </table:table-cell>
          <table:table-cell table:formula="of:=COM.MICROSOFT.NORM.DIST([.L28];[.E26];[.H26];0)" office:value-type="float" office:value="0.00152889223843626" calcext:value-type="float">
            <text:p>0.001528892238436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28]" office:value-type="float" office:value="262.670639254728" calcext:value-type="float">
            <text:p>262.67</text:p>
          </table:table-cell>
          <table:table-cell table:number-columns-repeated="2"/>
          <table:table-cell table:formula="of:=[.H28]" office:value-type="float" office:value="29.5463026998915" calcext:value-type="float">
            <text:p>29.55</text:p>
          </table:table-cell>
          <table:table-cell table:number-columns-repeated="3"/>
          <table:table-cell table:formula="of:=[.L28]+1" office:value-type="float" office:value="202" calcext:value-type="float">
            <text:p>202</text:p>
          </table:table-cell>
          <table:table-cell table:formula="of:=COM.MICROSOFT.NORM.DIST([.L29];[.E29];[.H29];0)" office:value-type="float" office:value="0.00163986544173359" calcext:value-type="float">
            <text:p>0.001639865441734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29]" office:value-type="float" office:value="262.670639254728" calcext:value-type="float">
            <text:p>262.67</text:p>
          </table:table-cell>
          <table:table-cell table:number-columns-repeated="2"/>
          <table:table-cell table:formula="of:=[.H29]" office:value-type="float" office:value="29.5463026998915" calcext:value-type="float">
            <text:p>29.55</text:p>
          </table:table-cell>
          <table:table-cell table:number-columns-repeated="3"/>
          <table:table-cell table:formula="of:=[.L29]+1" office:value-type="float" office:value="203" calcext:value-type="float">
            <text:p>203</text:p>
          </table:table-cell>
          <table:table-cell table:formula="of:=COM.MICROSOFT.NORM.DIST([.L30];[.E29];[.H29];0)" office:value-type="float" office:value="0.00175687987787889" calcext:value-type="float">
            <text:p>0.001756879877879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30]" office:value-type="float" office:value="262.670639254728" calcext:value-type="float">
            <text:p>262.67</text:p>
          </table:table-cell>
          <table:table-cell table:number-columns-repeated="2"/>
          <table:table-cell table:formula="of:=[.H30]" office:value-type="float" office:value="29.5463026998915" calcext:value-type="float">
            <text:p>29.55</text:p>
          </table:table-cell>
          <table:table-cell table:number-columns-repeated="3"/>
          <table:table-cell table:formula="of:=[.L30]+1" office:value-type="float" office:value="204" calcext:value-type="float">
            <text:p>204</text:p>
          </table:table-cell>
          <table:table-cell table:formula="of:=COM.MICROSOFT.NORM.DIST([.L31];[.E29];[.H29];0)" office:value-type="float" office:value="0.0018800891410023" calcext:value-type="float">
            <text:p>0.001880089141002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31]" office:value-type="float" office:value="262.670639254728" calcext:value-type="float">
            <text:p>262.67</text:p>
          </table:table-cell>
          <table:table-cell table:number-columns-repeated="2"/>
          <table:table-cell table:formula="of:=[.H31]" office:value-type="float" office:value="29.5463026998915" calcext:value-type="float">
            <text:p>29.55</text:p>
          </table:table-cell>
          <table:table-cell table:number-columns-repeated="3"/>
          <table:table-cell table:formula="of:=[.L31]+1" office:value-type="float" office:value="205" calcext:value-type="float">
            <text:p>205</text:p>
          </table:table-cell>
          <table:table-cell table:formula="of:=COM.MICROSOFT.NORM.DIST([.L32];[.E32];[.H32];0)" office:value-type="float" office:value="0.00200963566972865" calcext:value-type="float">
            <text:p>0.002009635669729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32]" office:value-type="float" office:value="262.670639254728" calcext:value-type="float">
            <text:p>262.67</text:p>
          </table:table-cell>
          <table:table-cell table:number-columns-repeated="2"/>
          <table:table-cell table:formula="of:=[.H32]" office:value-type="float" office:value="29.5463026998915" calcext:value-type="float">
            <text:p>29.55</text:p>
          </table:table-cell>
          <table:table-cell table:number-columns-repeated="3"/>
          <table:table-cell table:formula="of:=[.L32]+1" office:value-type="float" office:value="206" calcext:value-type="float">
            <text:p>206</text:p>
          </table:table-cell>
          <table:table-cell table:formula="of:=COM.MICROSOFT.NORM.DIST([.L33];[.E32];[.H32];0)" office:value-type="float" office:value="0.00214564929046566" calcext:value-type="float">
            <text:p>0.002145649290466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33]" office:value-type="float" office:value="262.670639254728" calcext:value-type="float">
            <text:p>262.67</text:p>
          </table:table-cell>
          <table:table-cell table:number-columns-repeated="2"/>
          <table:table-cell table:formula="of:=[.H33]" office:value-type="float" office:value="29.5463026998915" calcext:value-type="float">
            <text:p>29.55</text:p>
          </table:table-cell>
          <table:table-cell table:number-columns-repeated="3"/>
          <table:table-cell table:formula="of:=[.L33]+1" office:value-type="float" office:value="207" calcext:value-type="float">
            <text:p>207</text:p>
          </table:table-cell>
          <table:table-cell table:formula="of:=COM.MICROSOFT.NORM.DIST([.L34];[.E32];[.H32];0)" office:value-type="float" office:value="0.00228824573411536" calcext:value-type="float">
            <text:p>0.002288245734115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34]" office:value-type="float" office:value="262.670639254728" calcext:value-type="float">
            <text:p>262.67</text:p>
          </table:table-cell>
          <table:table-cell table:number-columns-repeated="2"/>
          <table:table-cell table:formula="of:=[.H34]" office:value-type="float" office:value="29.5463026998915" calcext:value-type="float">
            <text:p>29.55</text:p>
          </table:table-cell>
          <table:table-cell table:number-columns-repeated="3"/>
          <table:table-cell table:formula="of:=[.L34]+1" office:value-type="float" office:value="208" calcext:value-type="float">
            <text:p>208</text:p>
          </table:table-cell>
          <table:table-cell table:formula="of:=COM.MICROSOFT.NORM.DIST([.L35];[.E35];[.H35];0)" office:value-type="float" office:value="0.00243752513490727" calcext:value-type="float">
            <text:p>0.002437525134907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35]" office:value-type="float" office:value="262.670639254728" calcext:value-type="float">
            <text:p>262.67</text:p>
          </table:table-cell>
          <table:table-cell table:number-columns-repeated="2"/>
          <table:table-cell table:formula="of:=[.H35]" office:value-type="float" office:value="29.5463026998915" calcext:value-type="float">
            <text:p>29.55</text:p>
          </table:table-cell>
          <table:table-cell table:number-columns-repeated="3"/>
          <table:table-cell table:formula="of:=[.L35]+1" office:value-type="float" office:value="209" calcext:value-type="float">
            <text:p>209</text:p>
          </table:table-cell>
          <table:table-cell table:formula="of:=COM.MICROSOFT.NORM.DIST([.L36];[.E35];[.H35];0)" office:value-type="float" office:value="0.00259357052079353" calcext:value-type="float">
            <text:p>0.002593570520794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36]" office:value-type="float" office:value="262.670639254728" calcext:value-type="float">
            <text:p>262.67</text:p>
          </table:table-cell>
          <table:table-cell table:number-columns-repeated="2"/>
          <table:table-cell table:formula="of:=[.H36]" office:value-type="float" office:value="29.5463026998915" calcext:value-type="float">
            <text:p>29.55</text:p>
          </table:table-cell>
          <table:table-cell table:number-columns-repeated="3"/>
          <table:table-cell table:formula="of:=[.L36]+1" office:value-type="float" office:value="210" calcext:value-type="float">
            <text:p>210</text:p>
          </table:table-cell>
          <table:table-cell table:formula="of:=COM.MICROSOFT.NORM.DIST([.L37];[.E35];[.H35];0)" office:value-type="float" office:value="0.00275644630554851" calcext:value-type="float">
            <text:p>0.002756446305549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37]" office:value-type="float" office:value="262.670639254728" calcext:value-type="float">
            <text:p>262.67</text:p>
          </table:table-cell>
          <table:table-cell table:number-columns-repeated="2"/>
          <table:table-cell table:formula="of:=[.H37]" office:value-type="float" office:value="29.5463026998915" calcext:value-type="float">
            <text:p>29.55</text:p>
          </table:table-cell>
          <table:table-cell table:number-columns-repeated="3"/>
          <table:table-cell table:formula="of:=[.L37]+1" office:value-type="float" office:value="211" calcext:value-type="float">
            <text:p>211</text:p>
          </table:table-cell>
          <table:table-cell table:formula="of:=COM.MICROSOFT.NORM.DIST([.L38];[.E38];[.H38];0)" office:value-type="float" office:value="0.00292619679336879" calcext:value-type="float">
            <text:p>0.002926196793369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38]" office:value-type="float" office:value="262.670639254728" calcext:value-type="float">
            <text:p>262.67</text:p>
          </table:table-cell>
          <table:table-cell table:number-columns-repeated="2"/>
          <table:table-cell table:formula="of:=[.H38]" office:value-type="float" office:value="29.5463026998915" calcext:value-type="float">
            <text:p>29.55</text:p>
          </table:table-cell>
          <table:table-cell table:number-columns-repeated="3"/>
          <table:table-cell table:formula="of:=[.L38]+1" office:value-type="float" office:value="212" calcext:value-type="float">
            <text:p>212</text:p>
          </table:table-cell>
          <table:table-cell table:formula="of:=COM.MICROSOFT.NORM.DIST([.L39];[.E38];[.H38];0)" office:value-type="float" office:value="0.00310284470736358" calcext:value-type="float">
            <text:p>0.003102844707364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39]" office:value-type="float" office:value="262.670639254728" calcext:value-type="float">
            <text:p>262.67</text:p>
          </table:table-cell>
          <table:table-cell table:number-columns-repeated="2"/>
          <table:table-cell table:formula="of:=[.H39]" office:value-type="float" office:value="29.5463026998915" calcext:value-type="float">
            <text:p>29.55</text:p>
          </table:table-cell>
          <table:table-cell table:number-columns-repeated="3"/>
          <table:table-cell table:formula="of:=[.L39]+1" office:value-type="float" office:value="213" calcext:value-type="float">
            <text:p>213</text:p>
          </table:table-cell>
          <table:table-cell table:formula="of:=COM.MICROSOFT.NORM.DIST([.L40];[.E38];[.H38];0)" office:value-type="float" office:value="0.00328638975384963" calcext:value-type="float">
            <text:p>0.00328638975385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40]" office:value-type="float" office:value="262.670639254728" calcext:value-type="float">
            <text:p>262.67</text:p>
          </table:table-cell>
          <table:table-cell table:number-columns-repeated="2"/>
          <table:table-cell table:formula="of:=[.H40]" office:value-type="float" office:value="29.5463026998915" calcext:value-type="float">
            <text:p>29.55</text:p>
          </table:table-cell>
          <table:table-cell table:number-columns-repeated="3"/>
          <table:table-cell table:formula="of:=[.L40]+1" office:value-type="float" office:value="214" calcext:value-type="float">
            <text:p>214</text:p>
          </table:table-cell>
          <table:table-cell table:formula="of:=COM.MICROSOFT.NORM.DIST([.L41];[.E41];[.H41];0)" office:value-type="float" office:value="0.0034768072348101" calcext:value-type="float">
            <text:p>0.00347680723481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41]" office:value-type="float" office:value="262.670639254728" calcext:value-type="float">
            <text:p>262.67</text:p>
          </table:table-cell>
          <table:table-cell table:number-columns-repeated="2"/>
          <table:table-cell table:formula="of:=[.H41]" office:value-type="float" office:value="29.5463026998915" calcext:value-type="float">
            <text:p>29.55</text:p>
          </table:table-cell>
          <table:table-cell table:number-columns-repeated="3"/>
          <table:table-cell table:formula="of:=[.L41]+1" office:value-type="float" office:value="215" calcext:value-type="float">
            <text:p>215</text:p>
          </table:table-cell>
          <table:table-cell table:formula="of:=COM.MICROSOFT.NORM.DIST([.L42];[.E41];[.H41];0)" office:value-type="float" office:value="0.0036740467212324" calcext:value-type="float">
            <text:p>0.003674046721232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42]" office:value-type="float" office:value="262.670639254728" calcext:value-type="float">
            <text:p>262.67</text:p>
          </table:table-cell>
          <table:table-cell table:number-columns-repeated="2"/>
          <table:table-cell table:formula="of:=[.H42]" office:value-type="float" office:value="29.5463026998915" calcext:value-type="float">
            <text:p>29.55</text:p>
          </table:table-cell>
          <table:table-cell table:number-columns-repeated="3"/>
          <table:table-cell table:formula="of:=[.L42]+1" office:value-type="float" office:value="216" calcext:value-type="float">
            <text:p>216</text:p>
          </table:table-cell>
          <table:table-cell table:formula="of:=COM.MICROSOFT.NORM.DIST([.L43];[.E41];[.H41];0)" office:value-type="float" office:value="0.00387803080029737" calcext:value-type="float">
            <text:p>0.003878030800297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43]" office:value-type="float" office:value="262.670639254728" calcext:value-type="float">
            <text:p>262.67</text:p>
          </table:table-cell>
          <table:table-cell table:number-columns-repeated="2"/>
          <table:table-cell table:formula="of:=[.H43]" office:value-type="float" office:value="29.5463026998915" calcext:value-type="float">
            <text:p>29.55</text:p>
          </table:table-cell>
          <table:table-cell table:number-columns-repeated="3"/>
          <table:table-cell table:formula="of:=[.L43]+1" office:value-type="float" office:value="217" calcext:value-type="float">
            <text:p>217</text:p>
          </table:table-cell>
          <table:table-cell table:formula="of:=COM.MICROSOFT.NORM.DIST([.L44];[.E44];[.H44];0)" office:value-type="float" office:value="0.00408865390954321" calcext:value-type="float">
            <text:p>0.004088653909543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44]" office:value-type="float" office:value="262.670639254728" calcext:value-type="float">
            <text:p>262.67</text:p>
          </table:table-cell>
          <table:table-cell table:number-columns-repeated="2"/>
          <table:table-cell table:formula="of:=[.H44]" office:value-type="float" office:value="29.5463026998915" calcext:value-type="float">
            <text:p>29.55</text:p>
          </table:table-cell>
          <table:table-cell table:number-columns-repeated="3"/>
          <table:table-cell table:formula="of:=[.L44]+1" office:value-type="float" office:value="218" calcext:value-type="float">
            <text:p>218</text:p>
          </table:table-cell>
          <table:table-cell table:formula="of:=COM.MICROSOFT.NORM.DIST([.L45];[.E44];[.H44];0)" office:value-type="float" office:value="0.00430578127116249" calcext:value-type="float">
            <text:p>0.004305781271162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45]" office:value-type="float" office:value="262.670639254728" calcext:value-type="float">
            <text:p>262.67</text:p>
          </table:table-cell>
          <table:table-cell table:number-columns-repeated="2"/>
          <table:table-cell table:formula="of:=[.H45]" office:value-type="float" office:value="29.5463026998915" calcext:value-type="float">
            <text:p>29.55</text:p>
          </table:table-cell>
          <table:table-cell table:number-columns-repeated="3"/>
          <table:table-cell table:formula="of:=[.L45]+1" office:value-type="float" office:value="219" calcext:value-type="float">
            <text:p>219</text:p>
          </table:table-cell>
          <table:table-cell table:formula="of:=COM.MICROSOFT.NORM.DIST([.L46];[.E44];[.H44];0)" office:value-type="float" office:value="0.00452924793950543" calcext:value-type="float">
            <text:p>0.004529247939505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46]" office:value-type="float" office:value="262.670639254728" calcext:value-type="float">
            <text:p>262.67</text:p>
          </table:table-cell>
          <table:table-cell table:number-columns-repeated="2"/>
          <table:table-cell table:formula="of:=[.H46]" office:value-type="float" office:value="29.5463026998915" calcext:value-type="float">
            <text:p>29.55</text:p>
          </table:table-cell>
          <table:table-cell table:number-columns-repeated="3"/>
          <table:table-cell table:formula="of:=[.L46]+1" office:value-type="float" office:value="220" calcext:value-type="float">
            <text:p>220</text:p>
          </table:table-cell>
          <table:table-cell table:formula="of:=COM.MICROSOFT.NORM.DIST([.L47];[.E47];[.H47];0)" office:value-type="float" office:value="0.00475885797464822" calcext:value-type="float">
            <text:p>0.004758857974648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47]" office:value-type="float" office:value="262.670639254728" calcext:value-type="float">
            <text:p>262.67</text:p>
          </table:table-cell>
          <table:table-cell table:number-columns-repeated="2"/>
          <table:table-cell table:formula="of:=[.H47]" office:value-type="float" office:value="29.5463026998915" calcext:value-type="float">
            <text:p>29.55</text:p>
          </table:table-cell>
          <table:table-cell table:number-columns-repeated="3"/>
          <table:table-cell table:formula="of:=[.L47]+1" office:value-type="float" office:value="221" calcext:value-type="float">
            <text:p>221</text:p>
          </table:table-cell>
          <table:table-cell table:formula="of:=COM.MICROSOFT.NORM.DIST([.L48];[.E47];[.H47];0)" office:value-type="float" office:value="0.00499438375453954" calcext:value-type="float">
            <text:p>0.00499438375454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48]" office:value-type="float" office:value="262.670639254728" calcext:value-type="float">
            <text:p>262.67</text:p>
          </table:table-cell>
          <table:table-cell table:number-columns-repeated="2"/>
          <table:table-cell table:formula="of:=[.H48]" office:value-type="float" office:value="29.5463026998915" calcext:value-type="float">
            <text:p>29.55</text:p>
          </table:table-cell>
          <table:table-cell table:number-columns-repeated="3"/>
          <table:table-cell table:formula="of:=[.L48]+1" office:value-type="float" office:value="222" calcext:value-type="float">
            <text:p>222</text:p>
          </table:table-cell>
          <table:table-cell table:formula="of:=COM.MICROSOFT.NORM.DIST([.L49];[.E47];[.H47];0)" office:value-type="float" office:value="0.00523556543775625" calcext:value-type="float">
            <text:p>0.005235565437756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49]" office:value-type="float" office:value="262.670639254728" calcext:value-type="float">
            <text:p>262.67</text:p>
          </table:table-cell>
          <table:table-cell table:number-columns-repeated="2"/>
          <table:table-cell table:formula="of:=[.H49]" office:value-type="float" office:value="29.5463026998915" calcext:value-type="float">
            <text:p>29.55</text:p>
          </table:table-cell>
          <table:table-cell table:number-columns-repeated="3"/>
          <table:table-cell table:formula="of:=[.L49]+1" office:value-type="float" office:value="223" calcext:value-type="float">
            <text:p>223</text:p>
          </table:table-cell>
          <table:table-cell table:formula="of:=COM.MICROSOFT.NORM.DIST([.L50];[.E50];[.H50];0)" office:value-type="float" office:value="0.00548211058827946" calcext:value-type="float">
            <text:p>0.005482110588279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50]" office:value-type="float" office:value="262.670639254728" calcext:value-type="float">
            <text:p>262.67</text:p>
          </table:table-cell>
          <table:table-cell table:number-columns-repeated="2"/>
          <table:table-cell table:formula="of:=[.H50]" office:value-type="float" office:value="29.5463026998915" calcext:value-type="float">
            <text:p>29.55</text:p>
          </table:table-cell>
          <table:table-cell table:number-columns-repeated="3"/>
          <table:table-cell table:formula="of:=[.L50]+1" office:value-type="float" office:value="224" calcext:value-type="float">
            <text:p>224</text:p>
          </table:table-cell>
          <table:table-cell table:formula="of:=COM.MICROSOFT.NORM.DIST([.L51];[.E50];[.H50];0)" office:value-type="float" office:value="0.00573369397294391" calcext:value-type="float">
            <text:p>0.005733693972944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51]" office:value-type="float" office:value="262.670639254728" calcext:value-type="float">
            <text:p>262.67</text:p>
          </table:table-cell>
          <table:table-cell table:number-columns-repeated="2"/>
          <table:table-cell table:formula="of:=[.H51]" office:value-type="float" office:value="29.5463026998915" calcext:value-type="float">
            <text:p>29.55</text:p>
          </table:table-cell>
          <table:table-cell table:number-columns-repeated="3"/>
          <table:table-cell table:formula="of:=[.L51]+1" office:value-type="float" office:value="225" calcext:value-type="float">
            <text:p>225</text:p>
          </table:table-cell>
          <table:table-cell table:formula="of:=COM.MICROSOFT.NORM.DIST([.L52];[.E50];[.H50];0)" office:value-type="float" office:value="0.00598995754131791" calcext:value-type="float">
            <text:p>0.005989957541318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52]" office:value-type="float" office:value="262.670639254728" calcext:value-type="float">
            <text:p>262.67</text:p>
          </table:table-cell>
          <table:table-cell table:number-columns-repeated="2"/>
          <table:table-cell table:formula="of:=[.H52]" office:value-type="float" office:value="29.5463026998915" calcext:value-type="float">
            <text:p>29.55</text:p>
          </table:table-cell>
          <table:table-cell table:number-columns-repeated="3"/>
          <table:table-cell table:formula="of:=[.L52]+1" office:value-type="float" office:value="226" calcext:value-type="float">
            <text:p>226</text:p>
          </table:table-cell>
          <table:table-cell table:formula="of:=COM.MICROSOFT.NORM.DIST([.L53];[.E53];[.H53];0)" office:value-type="float" office:value="0.00625051059674098" calcext:value-type="float">
            <text:p>0.006250510596741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53]" office:value-type="float" office:value="262.670639254728" calcext:value-type="float">
            <text:p>262.67</text:p>
          </table:table-cell>
          <table:table-cell table:number-columns-repeated="2"/>
          <table:table-cell table:formula="of:=[.H53]" office:value-type="float" office:value="29.5463026998915" calcext:value-type="float">
            <text:p>29.55</text:p>
          </table:table-cell>
          <table:table-cell table:number-columns-repeated="3"/>
          <table:table-cell table:formula="of:=[.L53]+1" office:value-type="float" office:value="227" calcext:value-type="float">
            <text:p>227</text:p>
          </table:table-cell>
          <table:table-cell table:formula="of:=COM.MICROSOFT.NORM.DIST([.L54];[.E53];[.H53];0)" office:value-type="float" office:value="0.00651493016608563" calcext:value-type="float">
            <text:p>0.006514930166086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54]" office:value-type="float" office:value="262.670639254728" calcext:value-type="float">
            <text:p>262.67</text:p>
          </table:table-cell>
          <table:table-cell table:number-columns-repeated="2"/>
          <table:table-cell table:formula="of:=[.H54]" office:value-type="float" office:value="29.5463026998915" calcext:value-type="float">
            <text:p>29.55</text:p>
          </table:table-cell>
          <table:table-cell table:number-columns-repeated="3"/>
          <table:table-cell table:formula="of:=[.L54]+1" office:value-type="float" office:value="228" calcext:value-type="float">
            <text:p>228</text:p>
          </table:table-cell>
          <table:table-cell table:formula="of:=COM.MICROSOFT.NORM.DIST([.L55];[.E53];[.H53];0)" office:value-type="float" office:value="0.00678276157452568" calcext:value-type="float">
            <text:p>0.006782761574526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55]" office:value-type="float" office:value="262.670639254728" calcext:value-type="float">
            <text:p>262.67</text:p>
          </table:table-cell>
          <table:table-cell table:number-columns-repeated="2"/>
          <table:table-cell table:formula="of:=[.H55]" office:value-type="float" office:value="29.5463026998915" calcext:value-type="float">
            <text:p>29.55</text:p>
          </table:table-cell>
          <table:table-cell table:number-columns-repeated="3"/>
          <table:table-cell table:formula="of:=[.L55]+1" office:value-type="float" office:value="229" calcext:value-type="float">
            <text:p>229</text:p>
          </table:table-cell>
          <table:table-cell table:formula="of:=COM.MICROSOFT.NORM.DIST([.L56];[.E56];[.H56];0)" office:value-type="float" office:value="0.00705351923019244" calcext:value-type="float">
            <text:p>0.007053519230192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56]" office:value-type="float" office:value="262.670639254728" calcext:value-type="float">
            <text:p>262.67</text:p>
          </table:table-cell>
          <table:table-cell table:number-columns-repeated="2"/>
          <table:table-cell table:formula="of:=[.H56]" office:value-type="float" office:value="29.5463026998915" calcext:value-type="float">
            <text:p>29.55</text:p>
          </table:table-cell>
          <table:table-cell table:number-columns-repeated="3"/>
          <table:table-cell table:formula="of:=[.L56]+1" office:value-type="float" office:value="230" calcext:value-type="float">
            <text:p>230</text:p>
          </table:table-cell>
          <table:table-cell table:formula="of:=COM.MICROSOFT.NORM.DIST([.L57];[.E56];[.H56];0)" office:value-type="float" office:value="0.0073266876220935" calcext:value-type="float">
            <text:p>0.007326687622094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57]" office:value-type="float" office:value="262.670639254728" calcext:value-type="float">
            <text:p>262.67</text:p>
          </table:table-cell>
          <table:table-cell table:number-columns-repeated="2"/>
          <table:table-cell table:formula="of:=[.H57]" office:value-type="float" office:value="29.5463026998915" calcext:value-type="float">
            <text:p>29.55</text:p>
          </table:table-cell>
          <table:table-cell table:number-columns-repeated="3"/>
          <table:table-cell table:formula="of:=[.L57]+1" office:value-type="float" office:value="231" calcext:value-type="float">
            <text:p>231</text:p>
          </table:table-cell>
          <table:table-cell table:formula="of:=COM.MICROSOFT.NORM.DIST([.L58];[.E56];[.H56];0)" office:value-type="float" office:value="0.00760172253306629" calcext:value-type="float">
            <text:p>0.007601722533066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58]" office:value-type="float" office:value="262.670639254728" calcext:value-type="float">
            <text:p>262.67</text:p>
          </table:table-cell>
          <table:table-cell table:number-columns-repeated="2"/>
          <table:table-cell table:formula="of:=[.H58]" office:value-type="float" office:value="29.5463026998915" calcext:value-type="float">
            <text:p>29.55</text:p>
          </table:table-cell>
          <table:table-cell table:number-columns-repeated="3"/>
          <table:table-cell table:formula="of:=[.L58]+1" office:value-type="float" office:value="232" calcext:value-type="float">
            <text:p>232</text:p>
          </table:table-cell>
          <table:table-cell table:formula="of:=COM.MICROSOFT.NORM.DIST([.L59];[.E59];[.H59];0)" office:value-type="float" office:value="0.00787805246785388" calcext:value-type="float">
            <text:p>0.007878052467854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59]" office:value-type="float" office:value="262.670639254728" calcext:value-type="float">
            <text:p>262.67</text:p>
          </table:table-cell>
          <table:table-cell table:number-columns-repeated="2"/>
          <table:table-cell table:formula="of:=[.H59]" office:value-type="float" office:value="29.5463026998915" calcext:value-type="float">
            <text:p>29.55</text:p>
          </table:table-cell>
          <table:table-cell table:number-columns-repeated="3"/>
          <table:table-cell table:formula="of:=[.L59]+1" office:value-type="float" office:value="233" calcext:value-type="float">
            <text:p>233</text:p>
          </table:table-cell>
          <table:table-cell table:formula="of:=COM.MICROSOFT.NORM.DIST([.L60];[.E59];[.H59];0)" office:value-type="float" office:value="0.00815508029463815" calcext:value-type="float">
            <text:p>0.008155080294638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60]" office:value-type="float" office:value="262.670639254728" calcext:value-type="float">
            <text:p>262.67</text:p>
          </table:table-cell>
          <table:table-cell table:number-columns-repeated="2"/>
          <table:table-cell table:formula="of:=[.H60]" office:value-type="float" office:value="29.5463026998915" calcext:value-type="float">
            <text:p>29.55</text:p>
          </table:table-cell>
          <table:table-cell table:number-columns-repeated="3"/>
          <table:table-cell table:formula="of:=[.L60]+1" office:value-type="float" office:value="234" calcext:value-type="float">
            <text:p>234</text:p>
          </table:table-cell>
          <table:table-cell table:formula="of:=COM.MICROSOFT.NORM.DIST([.L61];[.E59];[.H59];0)" office:value-type="float" office:value="0.00843218509656006" calcext:value-type="float">
            <text:p>0.00843218509656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61]" office:value-type="float" office:value="262.670639254728" calcext:value-type="float">
            <text:p>262.67</text:p>
          </table:table-cell>
          <table:table-cell table:number-columns-repeated="2"/>
          <table:table-cell table:formula="of:=[.H61]" office:value-type="float" office:value="29.5463026998915" calcext:value-type="float">
            <text:p>29.55</text:p>
          </table:table-cell>
          <table:table-cell table:number-columns-repeated="3"/>
          <table:table-cell table:formula="of:=[.L61]+1" office:value-type="float" office:value="235" calcext:value-type="float">
            <text:p>235</text:p>
          </table:table-cell>
          <table:table-cell table:formula="of:=COM.MICROSOFT.NORM.DIST([.L62];[.E62];[.H62];0)" office:value-type="float" office:value="0.00870872422791675" calcext:value-type="float">
            <text:p>0.008708724227917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62]" office:value-type="float" office:value="262.670639254728" calcext:value-type="float">
            <text:p>262.67</text:p>
          </table:table-cell>
          <table:table-cell table:number-columns-repeated="2"/>
          <table:table-cell table:formula="of:=[.H62]" office:value-type="float" office:value="29.5463026998915" calcext:value-type="float">
            <text:p>29.55</text:p>
          </table:table-cell>
          <table:table-cell table:number-columns-repeated="3"/>
          <table:table-cell table:formula="of:=[.L62]+1" office:value-type="float" office:value="236" calcext:value-type="float">
            <text:p>236</text:p>
          </table:table-cell>
          <table:table-cell table:formula="of:=COM.MICROSOFT.NORM.DIST([.L63];[.E62];[.H62];0)" office:value-type="float" office:value="0.00898403556786731" calcext:value-type="float">
            <text:p>0.008984035567867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63]" office:value-type="float" office:value="262.670639254728" calcext:value-type="float">
            <text:p>262.67</text:p>
          </table:table-cell>
          <table:table-cell table:number-columns-repeated="2"/>
          <table:table-cell table:formula="of:=[.H63]" office:value-type="float" office:value="29.5463026998915" calcext:value-type="float">
            <text:p>29.55</text:p>
          </table:table-cell>
          <table:table-cell table:number-columns-repeated="3"/>
          <table:table-cell table:formula="of:=[.L63]+1" office:value-type="float" office:value="237" calcext:value-type="float">
            <text:p>237</text:p>
          </table:table-cell>
          <table:table-cell table:formula="of:=COM.MICROSOFT.NORM.DIST([.L64];[.E62];[.H62];0)" office:value-type="float" office:value="0.00925743996262294" calcext:value-type="float">
            <text:p>0.009257439962623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64]" office:value-type="float" office:value="262.670639254728" calcext:value-type="float">
            <text:p>262.67</text:p>
          </table:table-cell>
          <table:table-cell table:number-columns-repeated="2"/>
          <table:table-cell table:formula="of:=[.H64]" office:value-type="float" office:value="29.5463026998915" calcext:value-type="float">
            <text:p>29.55</text:p>
          </table:table-cell>
          <table:table-cell table:number-columns-repeated="3"/>
          <table:table-cell table:formula="of:=[.L64]+1" office:value-type="float" office:value="238" calcext:value-type="float">
            <text:p>238</text:p>
          </table:table-cell>
          <table:table-cell table:formula="of:=COM.MICROSOFT.NORM.DIST([.L65];[.E65];[.H65];0)" office:value-type="float" office:value="0.00952824384526159" calcext:value-type="float">
            <text:p>0.009528243845262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65]" office:value-type="float" office:value="262.670639254728" calcext:value-type="float">
            <text:p>262.67</text:p>
          </table:table-cell>
          <table:table-cell table:number-columns-repeated="2"/>
          <table:table-cell table:formula="of:=[.H65]" office:value-type="float" office:value="29.5463026998915" calcext:value-type="float">
            <text:p>29.55</text:p>
          </table:table-cell>
          <table:table-cell table:number-columns-repeated="3"/>
          <table:table-cell table:formula="of:=[.L65]+1" office:value-type="float" office:value="239" calcext:value-type="float">
            <text:p>239</text:p>
          </table:table-cell>
          <table:table-cell table:formula="of:=COM.MICROSOFT.NORM.DIST([.L66];[.E65];[.H65];0)" office:value-type="float" office:value="0.00979574202051314" calcext:value-type="float">
            <text:p>0.009795742020513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66]" office:value-type="float" office:value="262.670639254728" calcext:value-type="float">
            <text:p>262.67</text:p>
          </table:table-cell>
          <table:table-cell table:number-columns-repeated="2"/>
          <table:table-cell table:formula="of:=[.H66]" office:value-type="float" office:value="29.5463026998915" calcext:value-type="float">
            <text:p>29.55</text:p>
          </table:table-cell>
          <table:table-cell table:number-columns-repeated="3"/>
          <table:table-cell table:formula="of:=[.L66]+1" office:value-type="float" office:value="240" calcext:value-type="float">
            <text:p>240</text:p>
          </table:table-cell>
          <table:table-cell table:formula="of:=COM.MICROSOFT.NORM.DIST([.L67];[.E65];[.H65];0)" office:value-type="float" office:value="0.0100592206001272" calcext:value-type="float">
            <text:p>0.010059220600127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67]" office:value-type="float" office:value="262.670639254728" calcext:value-type="float">
            <text:p>262.67</text:p>
          </table:table-cell>
          <table:table-cell table:number-columns-repeated="2"/>
          <table:table-cell table:formula="of:=[.H67]" office:value-type="float" office:value="29.5463026998915" calcext:value-type="float">
            <text:p>29.55</text:p>
          </table:table-cell>
          <table:table-cell table:number-columns-repeated="3"/>
          <table:table-cell table:formula="of:=[.L67]+1" office:value-type="float" office:value="241" calcext:value-type="float">
            <text:p>241</text:p>
          </table:table-cell>
          <table:table-cell table:formula="of:=COM.MICROSOFT.NORM.DIST([.L68];[.E68];[.H68];0)" office:value-type="float" office:value="0.010317960072783" calcext:value-type="float">
            <text:p>0.010317960072783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68]" office:value-type="float" office:value="262.670639254728" calcext:value-type="float">
            <text:p>262.67</text:p>
          </table:table-cell>
          <table:table-cell table:number-columns-repeated="2"/>
          <table:table-cell table:formula="of:=[.H68]" office:value-type="float" office:value="29.5463026998915" calcext:value-type="float">
            <text:p>29.55</text:p>
          </table:table-cell>
          <table:table-cell table:number-columns-repeated="3"/>
          <table:table-cell table:formula="of:=[.L68]+1" office:value-type="float" office:value="242" calcext:value-type="float">
            <text:p>242</text:p>
          </table:table-cell>
          <table:table-cell table:formula="of:=COM.MICROSOFT.NORM.DIST([.L69];[.E68];[.H68];0)" office:value-type="float" office:value="0.010571238490949" calcext:value-type="float">
            <text:p>0.010571238490949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69]" office:value-type="float" office:value="262.670639254728" calcext:value-type="float">
            <text:p>262.67</text:p>
          </table:table-cell>
          <table:table-cell table:number-columns-repeated="2"/>
          <table:table-cell table:formula="of:=[.H69]" office:value-type="float" office:value="29.5463026998915" calcext:value-type="float">
            <text:p>29.55</text:p>
          </table:table-cell>
          <table:table-cell table:number-columns-repeated="3"/>
          <table:table-cell table:formula="of:=[.L69]+1" office:value-type="float" office:value="243" calcext:value-type="float">
            <text:p>243</text:p>
          </table:table-cell>
          <table:table-cell table:formula="of:=COM.MICROSOFT.NORM.DIST([.L70];[.E68];[.H68];0)" office:value-type="float" office:value="0.010818334755667" calcext:value-type="float">
            <text:p>0.010818334755667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70]" office:value-type="float" office:value="262.670639254728" calcext:value-type="float">
            <text:p>262.67</text:p>
          </table:table-cell>
          <table:table-cell table:number-columns-repeated="2"/>
          <table:table-cell table:formula="of:=[.H70]" office:value-type="float" office:value="29.5463026998915" calcext:value-type="float">
            <text:p>29.55</text:p>
          </table:table-cell>
          <table:table-cell table:number-columns-repeated="3"/>
          <table:table-cell table:formula="of:=[.L70]+1" office:value-type="float" office:value="244" calcext:value-type="float">
            <text:p>244</text:p>
          </table:table-cell>
          <table:table-cell table:formula="of:=COM.MICROSOFT.NORM.DIST([.L71];[.E71];[.H71];0)" office:value-type="float" office:value="0.0110585319789415" calcext:value-type="float">
            <text:p>0.011058531978942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71]" office:value-type="float" office:value="262.670639254728" calcext:value-type="float">
            <text:p>262.67</text:p>
          </table:table-cell>
          <table:table-cell table:number-columns-repeated="2"/>
          <table:table-cell table:formula="of:=[.H71]" office:value-type="float" office:value="29.5463026998915" calcext:value-type="float">
            <text:p>29.55</text:p>
          </table:table-cell>
          <table:table-cell table:number-columns-repeated="3"/>
          <table:table-cell table:formula="of:=[.L71]+1" office:value-type="float" office:value="245" calcext:value-type="float">
            <text:p>245</text:p>
          </table:table-cell>
          <table:table-cell table:formula="of:=COM.MICROSOFT.NORM.DIST([.L72];[.E71];[.H71];0)" office:value-type="float" office:value="0.0112911209022746" calcext:value-type="float">
            <text:p>0.011291120902275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72]" office:value-type="float" office:value="262.670639254728" calcext:value-type="float">
            <text:p>262.67</text:p>
          </table:table-cell>
          <table:table-cell table:number-columns-repeated="2"/>
          <table:table-cell table:formula="of:=[.H72]" office:value-type="float" office:value="29.5463026998915" calcext:value-type="float">
            <text:p>29.55</text:p>
          </table:table-cell>
          <table:table-cell table:number-columns-repeated="3"/>
          <table:table-cell table:formula="of:=[.L72]+1" office:value-type="float" office:value="246" calcext:value-type="float">
            <text:p>246</text:p>
          </table:table-cell>
          <table:table-cell table:formula="of:=COM.MICROSOFT.NORM.DIST([.L73];[.E71];[.H71];0)" office:value-type="float" office:value="0.0115154033489199" calcext:value-type="float">
            <text:p>0.01151540334892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73]" office:value-type="float" office:value="262.670639254728" calcext:value-type="float">
            <text:p>262.67</text:p>
          </table:table-cell>
          <table:table-cell table:number-columns-repeated="2"/>
          <table:table-cell table:formula="of:=[.H73]" office:value-type="float" office:value="29.5463026998915" calcext:value-type="float">
            <text:p>29.55</text:p>
          </table:table-cell>
          <table:table-cell table:number-columns-repeated="3"/>
          <table:table-cell table:formula="of:=[.L73]+1" office:value-type="float" office:value="247" calcext:value-type="float">
            <text:p>247</text:p>
          </table:table-cell>
          <table:table-cell table:formula="of:=COM.MICROSOFT.NORM.DIST([.L74];[.E74];[.H74];0)" office:value-type="float" office:value="0.0117306956866422" calcext:value-type="float">
            <text:p>0.011730695686642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74]" office:value-type="float" office:value="262.670639254728" calcext:value-type="float">
            <text:p>262.67</text:p>
          </table:table-cell>
          <table:table-cell table:number-columns-repeated="2"/>
          <table:table-cell table:formula="of:=[.H74]" office:value-type="float" office:value="29.5463026998915" calcext:value-type="float">
            <text:p>29.55</text:p>
          </table:table-cell>
          <table:table-cell table:number-columns-repeated="3"/>
          <table:table-cell table:formula="of:=[.L74]+1" office:value-type="float" office:value="248" calcext:value-type="float">
            <text:p>248</text:p>
          </table:table-cell>
          <table:table-cell table:formula="of:=COM.MICROSOFT.NORM.DIST([.L75];[.E74];[.H74];0)" office:value-type="float" office:value="0.0119363322771862" calcext:value-type="float">
            <text:p>0.011936332277186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75]" office:value-type="float" office:value="262.670639254728" calcext:value-type="float">
            <text:p>262.67</text:p>
          </table:table-cell>
          <table:table-cell table:number-columns-repeated="2"/>
          <table:table-cell table:formula="of:=[.H75]" office:value-type="float" office:value="29.5463026998915" calcext:value-type="float">
            <text:p>29.55</text:p>
          </table:table-cell>
          <table:table-cell table:number-columns-repeated="3"/>
          <table:table-cell table:formula="of:=[.L75]+1" office:value-type="float" office:value="249" calcext:value-type="float">
            <text:p>249</text:p>
          </table:table-cell>
          <table:table-cell table:formula="of:=COM.MICROSOFT.NORM.DIST([.L76];[.E74];[.H74];0)" office:value-type="float" office:value="0.0121316688882768" calcext:value-type="float">
            <text:p>0.012131668888277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76]" office:value-type="float" office:value="262.670639254728" calcext:value-type="float">
            <text:p>262.67</text:p>
          </table:table-cell>
          <table:table-cell table:number-columns-repeated="2"/>
          <table:table-cell table:formula="of:=[.H76]" office:value-type="float" office:value="29.5463026998915" calcext:value-type="float">
            <text:p>29.55</text:p>
          </table:table-cell>
          <table:table-cell table:number-columns-repeated="3"/>
          <table:table-cell table:formula="of:=[.L76]+1" office:value-type="float" office:value="250" calcext:value-type="float">
            <text:p>250</text:p>
          </table:table-cell>
          <table:table-cell table:formula="of:=COM.MICROSOFT.NORM.DIST([.L77];[.E77];[.H77];0)" office:value-type="float" office:value="0.0123160860438106" calcext:value-type="float">
            <text:p>0.012316086043811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77]" office:value-type="float" office:value="262.670639254728" calcext:value-type="float">
            <text:p>262.67</text:p>
          </table:table-cell>
          <table:table-cell table:number-columns-repeated="2"/>
          <table:table-cell table:formula="of:=[.H77]" office:value-type="float" office:value="29.5463026998915" calcext:value-type="float">
            <text:p>29.55</text:p>
          </table:table-cell>
          <table:table-cell table:number-columns-repeated="3"/>
          <table:table-cell table:formula="of:=[.L77]+1" office:value-type="float" office:value="251" calcext:value-type="float">
            <text:p>251</text:p>
          </table:table-cell>
          <table:table-cell table:formula="of:=COM.MICROSOFT.NORM.DIST([.L78];[.E77];[.H77];0)" office:value-type="float" office:value="0.0124889922879598" calcext:value-type="float">
            <text:p>0.01248899228796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78]" office:value-type="float" office:value="262.670639254728" calcext:value-type="float">
            <text:p>262.67</text:p>
          </table:table-cell>
          <table:table-cell table:number-columns-repeated="2"/>
          <table:table-cell table:formula="of:=[.H78]" office:value-type="float" office:value="29.5463026998915" calcext:value-type="float">
            <text:p>29.55</text:p>
          </table:table-cell>
          <table:table-cell table:number-columns-repeated="3"/>
          <table:table-cell table:formula="of:=[.L78]+1" office:value-type="float" office:value="252" calcext:value-type="float">
            <text:p>252</text:p>
          </table:table-cell>
          <table:table-cell table:formula="of:=COM.MICROSOFT.NORM.DIST([.L79];[.E77];[.H77];0)" office:value-type="float" office:value="0.0126498273391883" calcext:value-type="float">
            <text:p>0.012649827339188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79]" office:value-type="float" office:value="262.670639254728" calcext:value-type="float">
            <text:p>262.67</text:p>
          </table:table-cell>
          <table:table-cell table:number-columns-repeated="2"/>
          <table:table-cell table:formula="of:=[.H79]" office:value-type="float" office:value="29.5463026998915" calcext:value-type="float">
            <text:p>29.55</text:p>
          </table:table-cell>
          <table:table-cell table:number-columns-repeated="3"/>
          <table:table-cell table:formula="of:=[.L79]+1" office:value-type="float" office:value="253" calcext:value-type="float">
            <text:p>253</text:p>
          </table:table-cell>
          <table:table-cell table:formula="of:=COM.MICROSOFT.NORM.DIST([.L80];[.E80];[.H80];0)" office:value-type="float" office:value="0.0127980651106952" calcext:value-type="float">
            <text:p>0.012798065110695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80]" office:value-type="float" office:value="262.670639254728" calcext:value-type="float">
            <text:p>262.67</text:p>
          </table:table-cell>
          <table:table-cell table:number-columns-repeated="2"/>
          <table:table-cell table:formula="of:=[.H80]" office:value-type="float" office:value="29.5463026998915" calcext:value-type="float">
            <text:p>29.55</text:p>
          </table:table-cell>
          <table:table-cell table:number-columns-repeated="3"/>
          <table:table-cell table:formula="of:=[.L80]+1" office:value-type="float" office:value="254" calcext:value-type="float">
            <text:p>254</text:p>
          </table:table-cell>
          <table:table-cell table:formula="of:=COM.MICROSOFT.NORM.DIST([.L81];[.E80];[.H80];0)" office:value-type="float" office:value="0.0129332165745327" calcext:value-type="float">
            <text:p>0.012933216574533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81]" office:value-type="float" office:value="262.670639254728" calcext:value-type="float">
            <text:p>262.67</text:p>
          </table:table-cell>
          <table:table-cell table:number-columns-repeated="2"/>
          <table:table-cell table:formula="of:=[.H81]" office:value-type="float" office:value="29.5463026998915" calcext:value-type="float">
            <text:p>29.55</text:p>
          </table:table-cell>
          <table:table-cell table:number-columns-repeated="3"/>
          <table:table-cell table:formula="of:=[.L81]+1" office:value-type="float" office:value="255" calcext:value-type="float">
            <text:p>255</text:p>
          </table:table-cell>
          <table:table-cell table:formula="of:=COM.MICROSOFT.NORM.DIST([.L82];[.E80];[.H80];0)" office:value-type="float" office:value="0.0130548324475974" calcext:value-type="float">
            <text:p>0.013054832447598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82]" office:value-type="float" office:value="262.670639254728" calcext:value-type="float">
            <text:p>262.67</text:p>
          </table:table-cell>
          <table:table-cell table:number-columns-repeated="2"/>
          <table:table-cell table:formula="of:=[.H82]" office:value-type="float" office:value="29.5463026998915" calcext:value-type="float">
            <text:p>29.55</text:p>
          </table:table-cell>
          <table:table-cell table:number-columns-repeated="3"/>
          <table:table-cell table:formula="of:=[.L82]+1" office:value-type="float" office:value="256" calcext:value-type="float">
            <text:p>256</text:p>
          </table:table-cell>
          <table:table-cell table:formula="of:=COM.MICROSOFT.NORM.DIST([.L83];[.E83];[.H83];0)" office:value-type="float" office:value="0.0131625056788656" calcext:value-type="float">
            <text:p>0.013162505678866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83]" office:value-type="float" office:value="262.670639254728" calcext:value-type="float">
            <text:p>262.67</text:p>
          </table:table-cell>
          <table:table-cell table:number-columns-repeated="2"/>
          <table:table-cell table:formula="of:=[.H83]" office:value-type="float" office:value="29.5463026998915" calcext:value-type="float">
            <text:p>29.55</text:p>
          </table:table-cell>
          <table:table-cell table:number-columns-repeated="3"/>
          <table:table-cell table:formula="of:=[.L83]+1" office:value-type="float" office:value="257" calcext:value-type="float">
            <text:p>257</text:p>
          </table:table-cell>
          <table:table-cell table:formula="of:=COM.MICROSOFT.NORM.DIST([.L84];[.E83];[.H83];0)" office:value-type="float" office:value="0.0132558737186103" calcext:value-type="float">
            <text:p>0.01325587371861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84]" office:value-type="float" office:value="262.670639254728" calcext:value-type="float">
            <text:p>262.67</text:p>
          </table:table-cell>
          <table:table-cell table:number-columns-repeated="2"/>
          <table:table-cell table:formula="of:=[.H84]" office:value-type="float" office:value="29.5463026998915" calcext:value-type="float">
            <text:p>29.55</text:p>
          </table:table-cell>
          <table:table-cell table:number-columns-repeated="3"/>
          <table:table-cell table:formula="of:=[.L84]+1" office:value-type="float" office:value="258" calcext:value-type="float">
            <text:p>258</text:p>
          </table:table-cell>
          <table:table-cell table:formula="of:=COM.MICROSOFT.NORM.DIST([.L85];[.E83];[.H83];0)" office:value-type="float" office:value="0.0133346205519005" calcext:value-type="float">
            <text:p>0.013334620551901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85]" office:value-type="float" office:value="262.670639254728" calcext:value-type="float">
            <text:p>262.67</text:p>
          </table:table-cell>
          <table:table-cell table:number-columns-repeated="2"/>
          <table:table-cell table:formula="of:=[.H85]" office:value-type="float" office:value="29.5463026998915" calcext:value-type="float">
            <text:p>29.55</text:p>
          </table:table-cell>
          <table:table-cell table:number-columns-repeated="3"/>
          <table:table-cell table:formula="of:=[.L85]+1" office:value-type="float" office:value="259" calcext:value-type="float">
            <text:p>259</text:p>
          </table:table-cell>
          <table:table-cell table:formula="of:=COM.MICROSOFT.NORM.DIST([.L86];[.E86];[.H86];0)" office:value-type="float" office:value="0.013398478480425" calcext:value-type="float">
            <text:p>0.013398478480425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86]" office:value-type="float" office:value="262.670639254728" calcext:value-type="float">
            <text:p>262.67</text:p>
          </table:table-cell>
          <table:table-cell table:number-columns-repeated="2"/>
          <table:table-cell table:formula="of:=[.H86]" office:value-type="float" office:value="29.5463026998915" calcext:value-type="float">
            <text:p>29.55</text:p>
          </table:table-cell>
          <table:table-cell table:number-columns-repeated="3"/>
          <table:table-cell table:formula="of:=[.L86]+1" office:value-type="float" office:value="260" calcext:value-type="float">
            <text:p>260</text:p>
          </table:table-cell>
          <table:table-cell table:formula="of:=COM.MICROSOFT.NORM.DIST([.L87];[.E86];[.H86];0)" office:value-type="float" office:value="0.0134472296385798" calcext:value-type="float">
            <text:p>0.01344722963858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87]" office:value-type="float" office:value="262.670639254728" calcext:value-type="float">
            <text:p>262.67</text:p>
          </table:table-cell>
          <table:table-cell table:number-columns-repeated="2"/>
          <table:table-cell table:formula="of:=[.H87]" office:value-type="float" office:value="29.5463026998915" calcext:value-type="float">
            <text:p>29.55</text:p>
          </table:table-cell>
          <table:table-cell table:number-columns-repeated="3"/>
          <table:table-cell table:formula="of:=[.L87]+1" office:value-type="float" office:value="261" calcext:value-type="float">
            <text:p>261</text:p>
          </table:table-cell>
          <table:table-cell table:formula="of:=COM.MICROSOFT.NORM.DIST([.L88];[.E86];[.H86];0)" office:value-type="float" office:value="0.0134807072318054" calcext:value-type="float">
            <text:p>0.013480707231805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88]" office:value-type="float" office:value="262.670639254728" calcext:value-type="float">
            <text:p>262.67</text:p>
          </table:table-cell>
          <table:table-cell table:number-columns-repeated="2"/>
          <table:table-cell table:formula="of:=[.H88]" office:value-type="float" office:value="29.5463026998915" calcext:value-type="float">
            <text:p>29.55</text:p>
          </table:table-cell>
          <table:table-cell table:number-columns-repeated="3"/>
          <table:table-cell table:formula="of:=[.L88]+1" office:value-type="float" office:value="262" calcext:value-type="float">
            <text:p>262</text:p>
          </table:table-cell>
          <table:table-cell table:formula="of:=COM.MICROSOFT.NORM.DIST([.L89];[.E89];[.H89];0)" office:value-type="float" office:value="0.0134987964873226" calcext:value-type="float">
            <text:p>0.013498796487323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89]" office:value-type="float" office:value="262.670639254728" calcext:value-type="float">
            <text:p>262.67</text:p>
          </table:table-cell>
          <table:table-cell table:number-columns-repeated="2"/>
          <table:table-cell table:formula="of:=[.H89]" office:value-type="float" office:value="29.5463026998915" calcext:value-type="float">
            <text:p>29.55</text:p>
          </table:table-cell>
          <table:table-cell table:number-columns-repeated="3"/>
          <table:table-cell table:formula="of:=[.L89]+1" office:value-type="float" office:value="263" calcext:value-type="float">
            <text:p>263</text:p>
          </table:table-cell>
          <table:table-cell table:formula="of:=COM.MICROSOFT.NORM.DIST([.L90];[.E89];[.H89];0)" office:value-type="float" office:value="0.0135014353096834" calcext:value-type="float">
            <text:p>0.013501435309684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90]" office:value-type="float" office:value="262.670639254728" calcext:value-type="float">
            <text:p>262.67</text:p>
          </table:table-cell>
          <table:table-cell table:number-columns-repeated="2"/>
          <table:table-cell table:formula="of:=[.H90]" office:value-type="float" office:value="29.5463026998915" calcext:value-type="float">
            <text:p>29.55</text:p>
          </table:table-cell>
          <table:table-cell table:number-columns-repeated="3"/>
          <table:table-cell table:formula="of:=[.L90]+1" office:value-type="float" office:value="264" calcext:value-type="float">
            <text:p>264</text:p>
          </table:table-cell>
          <table:table-cell table:formula="of:=COM.MICROSOFT.NORM.DIST([.L91];[.E89];[.H89];0)" office:value-type="float" office:value="0.013488614635896" calcext:value-type="float">
            <text:p>0.013488614635896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91]" office:value-type="float" office:value="262.670639254728" calcext:value-type="float">
            <text:p>262.67</text:p>
          </table:table-cell>
          <table:table-cell table:number-columns-repeated="2"/>
          <table:table-cell table:formula="of:=[.H91]" office:value-type="float" office:value="29.5463026998915" calcext:value-type="float">
            <text:p>29.55</text:p>
          </table:table-cell>
          <table:table-cell table:number-columns-repeated="3"/>
          <table:table-cell table:formula="of:=[.L91]+1" office:value-type="float" office:value="265" calcext:value-type="float">
            <text:p>265</text:p>
          </table:table-cell>
          <table:table-cell table:formula="of:=COM.MICROSOFT.NORM.DIST([.L92];[.E92];[.H92];0)" office:value-type="float" office:value="0.0134603784872832" calcext:value-type="float">
            <text:p>0.013460378487283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92]" office:value-type="float" office:value="262.670639254728" calcext:value-type="float">
            <text:p>262.67</text:p>
          </table:table-cell>
          <table:table-cell table:number-columns-repeated="2"/>
          <table:table-cell table:formula="of:=[.H92]" office:value-type="float" office:value="29.5463026998915" calcext:value-type="float">
            <text:p>29.55</text:p>
          </table:table-cell>
          <table:table-cell table:number-columns-repeated="3"/>
          <table:table-cell table:formula="of:=[.L92]+1" office:value-type="float" office:value="266" calcext:value-type="float">
            <text:p>266</text:p>
          </table:table-cell>
          <table:table-cell table:formula="of:=COM.MICROSOFT.NORM.DIST([.L93];[.E92];[.H92];0)" office:value-type="float" office:value="0.0134168237176578" calcext:value-type="float">
            <text:p>0.013416823717658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93]" office:value-type="float" office:value="262.670639254728" calcext:value-type="float">
            <text:p>262.67</text:p>
          </table:table-cell>
          <table:table-cell table:number-columns-repeated="2"/>
          <table:table-cell table:formula="of:=[.H93]" office:value-type="float" office:value="29.5463026998915" calcext:value-type="float">
            <text:p>29.55</text:p>
          </table:table-cell>
          <table:table-cell table:number-columns-repeated="3"/>
          <table:table-cell table:formula="of:=[.L93]+1" office:value-type="float" office:value="267" calcext:value-type="float">
            <text:p>267</text:p>
          </table:table-cell>
          <table:table-cell table:formula="of:=COM.MICROSOFT.NORM.DIST([.L94];[.E92];[.H92];0)" office:value-type="float" office:value="0.0133580994598308" calcext:value-type="float">
            <text:p>0.013358099459831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94]" office:value-type="float" office:value="262.670639254728" calcext:value-type="float">
            <text:p>262.67</text:p>
          </table:table-cell>
          <table:table-cell table:number-columns-repeated="2"/>
          <table:table-cell table:formula="of:=[.H94]" office:value-type="float" office:value="29.5463026998915" calcext:value-type="float">
            <text:p>29.55</text:p>
          </table:table-cell>
          <table:table-cell table:number-columns-repeated="3"/>
          <table:table-cell table:formula="of:=[.L94]+1" office:value-type="float" office:value="268" calcext:value-type="float">
            <text:p>268</text:p>
          </table:table-cell>
          <table:table-cell table:formula="of:=COM.MICROSOFT.NORM.DIST([.L95];[.E95];[.H95];0)" office:value-type="float" office:value="0.01328440627488" calcext:value-type="float">
            <text:p>0.01328440627488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95]" office:value-type="float" office:value="262.670639254728" calcext:value-type="float">
            <text:p>262.67</text:p>
          </table:table-cell>
          <table:table-cell table:number-columns-repeated="2"/>
          <table:table-cell table:formula="of:=[.H95]" office:value-type="float" office:value="29.5463026998915" calcext:value-type="float">
            <text:p>29.55</text:p>
          </table:table-cell>
          <table:table-cell table:number-columns-repeated="3"/>
          <table:table-cell table:formula="of:=[.L95]+1" office:value-type="float" office:value="269" calcext:value-type="float">
            <text:p>269</text:p>
          </table:table-cell>
          <table:table-cell table:formula="of:=COM.MICROSOFT.NORM.DIST([.L96];[.E95];[.H95];0)" office:value-type="float" office:value="0.0131959950109702" calcext:value-type="float">
            <text:p>0.01319599501097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96]" office:value-type="float" office:value="262.670639254728" calcext:value-type="float">
            <text:p>262.67</text:p>
          </table:table-cell>
          <table:table-cell table:number-columns-repeated="2"/>
          <table:table-cell table:formula="of:=[.H96]" office:value-type="float" office:value="29.5463026998915" calcext:value-type="float">
            <text:p>29.55</text:p>
          </table:table-cell>
          <table:table-cell table:number-columns-repeated="3"/>
          <table:table-cell table:formula="of:=[.L96]+1" office:value-type="float" office:value="270" calcext:value-type="float">
            <text:p>270</text:p>
          </table:table-cell>
          <table:table-cell table:formula="of:=COM.MICROSOFT.NORM.DIST([.L97];[.E95];[.H95];0)" office:value-type="float" office:value="0.0130931653808109" calcext:value-type="float">
            <text:p>0.013093165380811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97]" office:value-type="float" office:value="262.670639254728" calcext:value-type="float">
            <text:p>262.67</text:p>
          </table:table-cell>
          <table:table-cell table:number-columns-repeated="2"/>
          <table:table-cell table:formula="of:=[.H97]" office:value-type="float" office:value="29.5463026998915" calcext:value-type="float">
            <text:p>29.55</text:p>
          </table:table-cell>
          <table:table-cell table:number-columns-repeated="3"/>
          <table:table-cell table:formula="of:=[.L97]+1" office:value-type="float" office:value="271" calcext:value-type="float">
            <text:p>271</text:p>
          </table:table-cell>
          <table:table-cell table:formula="of:=COM.MICROSOFT.NORM.DIST([.L98];[.E98];[.H98];0)" office:value-type="float" office:value="0.0129762642690431" calcext:value-type="float">
            <text:p>0.012976264269043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98]" office:value-type="float" office:value="262.670639254728" calcext:value-type="float">
            <text:p>262.67</text:p>
          </table:table-cell>
          <table:table-cell table:number-columns-repeated="2"/>
          <table:table-cell table:formula="of:=[.H98]" office:value-type="float" office:value="29.5463026998915" calcext:value-type="float">
            <text:p>29.55</text:p>
          </table:table-cell>
          <table:table-cell table:number-columns-repeated="3"/>
          <table:table-cell table:formula="of:=[.L98]+1" office:value-type="float" office:value="272" calcext:value-type="float">
            <text:p>272</text:p>
          </table:table-cell>
          <table:table-cell table:formula="of:=COM.MICROSOFT.NORM.DIST([.L99];[.E98];[.H98];0)" office:value-type="float" office:value="0.0128456837829294" calcext:value-type="float">
            <text:p>0.012845683782929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99]" office:value-type="float" office:value="262.670639254728" calcext:value-type="float">
            <text:p>262.67</text:p>
          </table:table-cell>
          <table:table-cell table:number-columns-repeated="2"/>
          <table:table-cell table:formula="of:=[.H99]" office:value-type="float" office:value="29.5463026998915" calcext:value-type="float">
            <text:p>29.55</text:p>
          </table:table-cell>
          <table:table-cell table:number-columns-repeated="3"/>
          <table:table-cell table:formula="of:=[.L99]+1" office:value-type="float" office:value="273" calcext:value-type="float">
            <text:p>273</text:p>
          </table:table-cell>
          <table:table-cell table:formula="of:=COM.MICROSOFT.NORM.DIST([.L100];[.E98];[.H98];0)" office:value-type="float" office:value="0.0127018590616769" calcext:value-type="float">
            <text:p>0.012701859061677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00]" office:value-type="float" office:value="262.670639254728" calcext:value-type="float">
            <text:p>262.67</text:p>
          </table:table-cell>
          <table:table-cell table:number-columns-repeated="2"/>
          <table:table-cell table:formula="of:=[.H100]" office:value-type="float" office:value="29.5463026998915" calcext:value-type="float">
            <text:p>29.55</text:p>
          </table:table-cell>
          <table:table-cell table:number-columns-repeated="3"/>
          <table:table-cell table:formula="of:=[.L100]+1" office:value-type="float" office:value="274" calcext:value-type="float">
            <text:p>274</text:p>
          </table:table-cell>
          <table:table-cell table:formula="of:=COM.MICROSOFT.NORM.DIST([.L101];[.E101];[.H101];0)" office:value-type="float" office:value="0.0125452658615168" calcext:value-type="float">
            <text:p>0.012545265861517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01]" office:value-type="float" office:value="262.670639254728" calcext:value-type="float">
            <text:p>262.67</text:p>
          </table:table-cell>
          <table:table-cell table:number-columns-repeated="2"/>
          <table:table-cell table:formula="of:=[.H101]" office:value-type="float" office:value="29.5463026998915" calcext:value-type="float">
            <text:p>29.55</text:p>
          </table:table-cell>
          <table:table-cell table:number-columns-repeated="3"/>
          <table:table-cell table:formula="of:=[.L101]+1" office:value-type="float" office:value="275" calcext:value-type="float">
            <text:p>275</text:p>
          </table:table-cell>
          <table:table-cell table:formula="of:=COM.MICROSOFT.NORM.DIST([.L102];[.E101];[.H101];0)" office:value-type="float" office:value="0.0123764179352895" calcext:value-type="float">
            <text:p>0.01237641793529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02]" office:value-type="float" office:value="262.670639254728" calcext:value-type="float">
            <text:p>262.67</text:p>
          </table:table-cell>
          <table:table-cell table:number-columns-repeated="2"/>
          <table:table-cell table:formula="of:=[.H102]" office:value-type="float" office:value="29.5463026998915" calcext:value-type="float">
            <text:p>29.55</text:p>
          </table:table-cell>
          <table:table-cell table:number-columns-repeated="3"/>
          <table:table-cell table:formula="of:=[.L102]+1" office:value-type="float" office:value="276" calcext:value-type="float">
            <text:p>276</text:p>
          </table:table-cell>
          <table:table-cell table:formula="of:=COM.MICROSOFT.NORM.DIST([.L103];[.E101];[.H101];0)" office:value-type="float" office:value="0.0121958642267214" calcext:value-type="float">
            <text:p>0.012195864226721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03]" office:value-type="float" office:value="262.670639254728" calcext:value-type="float">
            <text:p>262.67</text:p>
          </table:table-cell>
          <table:table-cell table:number-columns-repeated="2"/>
          <table:table-cell table:formula="of:=[.H103]" office:value-type="float" office:value="29.5463026998915" calcext:value-type="float">
            <text:p>29.55</text:p>
          </table:table-cell>
          <table:table-cell table:number-columns-repeated="3"/>
          <table:table-cell table:formula="of:=[.L103]+1" office:value-type="float" office:value="277" calcext:value-type="float">
            <text:p>277</text:p>
          </table:table-cell>
          <table:table-cell table:formula="of:=COM.MICROSOFT.NORM.DIST([.L104];[.E104];[.H104];0)" office:value-type="float" office:value="0.0120041859008186" calcext:value-type="float">
            <text:p>0.012004185900819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04]" office:value-type="float" office:value="262.670639254728" calcext:value-type="float">
            <text:p>262.67</text:p>
          </table:table-cell>
          <table:table-cell table:number-columns-repeated="2"/>
          <table:table-cell table:formula="of:=[.H104]" office:value-type="float" office:value="29.5463026998915" calcext:value-type="float">
            <text:p>29.55</text:p>
          </table:table-cell>
          <table:table-cell table:number-columns-repeated="3"/>
          <table:table-cell table:formula="of:=[.L104]+1" office:value-type="float" office:value="278" calcext:value-type="float">
            <text:p>278</text:p>
          </table:table-cell>
          <table:table-cell table:formula="of:=COM.MICROSOFT.NORM.DIST([.L105];[.E104];[.H104];0)" office:value-type="float" office:value="0.0118019932328275" calcext:value-type="float">
            <text:p>0.011801993232828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05]" office:value-type="float" office:value="262.670639254728" calcext:value-type="float">
            <text:p>262.67</text:p>
          </table:table-cell>
          <table:table-cell table:number-columns-repeated="2"/>
          <table:table-cell table:formula="of:=[.H105]" office:value-type="float" office:value="29.5463026998915" calcext:value-type="float">
            <text:p>29.55</text:p>
          </table:table-cell>
          <table:table-cell table:number-columns-repeated="3"/>
          <table:table-cell table:formula="of:=[.L105]+1" office:value-type="float" office:value="279" calcext:value-type="float">
            <text:p>279</text:p>
          </table:table-cell>
          <table:table-cell table:formula="of:=COM.MICROSOFT.NORM.DIST([.L106];[.E104];[.H104];0)" office:value-type="float" office:value="0.0115899223790259" calcext:value-type="float">
            <text:p>0.011589922379026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06]" office:value-type="float" office:value="262.670639254728" calcext:value-type="float">
            <text:p>262.67</text:p>
          </table:table-cell>
          <table:table-cell table:number-columns-repeated="2"/>
          <table:table-cell table:formula="of:=[.H106]" office:value-type="float" office:value="29.5463026998915" calcext:value-type="float">
            <text:p>29.55</text:p>
          </table:table-cell>
          <table:table-cell table:number-columns-repeated="3"/>
          <table:table-cell table:formula="of:=[.L106]+1" office:value-type="float" office:value="280" calcext:value-type="float">
            <text:p>280</text:p>
          </table:table-cell>
          <table:table-cell table:formula="of:=COM.MICROSOFT.NORM.DIST([.L107];[.E107];[.H107];0)" office:value-type="float" office:value="0.0113686320531912" calcext:value-type="float">
            <text:p>0.011368632053191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07]" office:value-type="float" office:value="262.670639254728" calcext:value-type="float">
            <text:p>262.67</text:p>
          </table:table-cell>
          <table:table-cell table:number-columns-repeated="2"/>
          <table:table-cell table:formula="of:=[.H107]" office:value-type="float" office:value="29.5463026998915" calcext:value-type="float">
            <text:p>29.55</text:p>
          </table:table-cell>
          <table:table-cell table:number-columns-repeated="3"/>
          <table:table-cell table:formula="of:=[.L107]+1" office:value-type="float" office:value="281" calcext:value-type="float">
            <text:p>281</text:p>
          </table:table-cell>
          <table:table-cell table:formula="of:=COM.MICROSOFT.NORM.DIST([.L108];[.E107];[.H107];0)" office:value-type="float" office:value="0.0111388001329564" calcext:value-type="float">
            <text:p>0.011138800132957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08]" office:value-type="float" office:value="262.670639254728" calcext:value-type="float">
            <text:p>262.67</text:p>
          </table:table-cell>
          <table:table-cell table:number-columns-repeated="2"/>
          <table:table-cell table:formula="of:=[.H108]" office:value-type="float" office:value="29.5463026998915" calcext:value-type="float">
            <text:p>29.55</text:p>
          </table:table-cell>
          <table:table-cell table:number-columns-repeated="3"/>
          <table:table-cell table:formula="of:=[.L108]+1" office:value-type="float" office:value="282" calcext:value-type="float">
            <text:p>282</text:p>
          </table:table-cell>
          <table:table-cell table:formula="of:=COM.MICROSOFT.NORM.DIST([.L109];[.E107];[.H107];0)" office:value-type="float" office:value="0.0109011202203988" calcext:value-type="float">
            <text:p>0.010901120220399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09]" office:value-type="float" office:value="262.670639254728" calcext:value-type="float">
            <text:p>262.67</text:p>
          </table:table-cell>
          <table:table-cell table:number-columns-repeated="2"/>
          <table:table-cell table:formula="of:=[.H109]" office:value-type="float" office:value="29.5463026998915" calcext:value-type="float">
            <text:p>29.55</text:p>
          </table:table-cell>
          <table:table-cell table:number-columns-repeated="3"/>
          <table:table-cell table:formula="of:=[.L109]+1" office:value-type="float" office:value="283" calcext:value-type="float">
            <text:p>283</text:p>
          </table:table-cell>
          <table:table-cell table:formula="of:=COM.MICROSOFT.NORM.DIST([.L110];[.E110];[.H110];0)" office:value-type="float" office:value="0.010656298181117" calcext:value-type="float">
            <text:p>0.010656298181117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10]" office:value-type="float" office:value="262.670639254728" calcext:value-type="float">
            <text:p>262.67</text:p>
          </table:table-cell>
          <table:table-cell table:number-columns-repeated="2"/>
          <table:table-cell table:formula="of:=[.H110]" office:value-type="float" office:value="29.5463026998915" calcext:value-type="float">
            <text:p>29.55</text:p>
          </table:table-cell>
          <table:table-cell table:number-columns-repeated="3"/>
          <table:table-cell table:formula="of:=[.L110]+1" office:value-type="float" office:value="284" calcext:value-type="float">
            <text:p>284</text:p>
          </table:table-cell>
          <table:table-cell table:formula="of:=COM.MICROSOFT.NORM.DIST([.L111];[.E110];[.H110];0)" office:value-type="float" office:value="0.0104050486857495" calcext:value-type="float">
            <text:p>0.01040504868575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11]" office:value-type="float" office:value="262.670639254728" calcext:value-type="float">
            <text:p>262.67</text:p>
          </table:table-cell>
          <table:table-cell table:number-columns-repeated="2"/>
          <table:table-cell table:formula="of:=[.H111]" office:value-type="float" office:value="29.5463026998915" calcext:value-type="float">
            <text:p>29.55</text:p>
          </table:table-cell>
          <table:table-cell table:number-columns-repeated="3"/>
          <table:table-cell table:formula="of:=[.L111]+1" office:value-type="float" office:value="285" calcext:value-type="float">
            <text:p>285</text:p>
          </table:table-cell>
          <table:table-cell table:formula="of:=COM.MICROSOFT.NORM.DIST([.L112];[.E110];[.H110];0)" office:value-type="float" office:value="0.0101480917773677" calcext:value-type="float">
            <text:p>0.010148091777368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12]" office:value-type="float" office:value="262.670639254728" calcext:value-type="float">
            <text:p>262.67</text:p>
          </table:table-cell>
          <table:table-cell table:number-columns-repeated="2"/>
          <table:table-cell table:formula="of:=[.H112]" office:value-type="float" office:value="29.5463026998915" calcext:value-type="float">
            <text:p>29.55</text:p>
          </table:table-cell>
          <table:table-cell table:number-columns-repeated="3"/>
          <table:table-cell table:formula="of:=[.L112]+1" office:value-type="float" office:value="286" calcext:value-type="float">
            <text:p>286</text:p>
          </table:table-cell>
          <table:table-cell table:formula="of:=COM.MICROSOFT.NORM.DIST([.L113];[.E113];[.H113];0)" office:value-type="float" office:value="0.00988614948746056" calcext:value-type="float">
            <text:p>0.009886149487461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13]" office:value-type="float" office:value="262.670639254728" calcext:value-type="float">
            <text:p>262.67</text:p>
          </table:table-cell>
          <table:table-cell table:number-columns-repeated="2"/>
          <table:table-cell table:formula="of:=[.H113]" office:value-type="float" office:value="29.5463026998915" calcext:value-type="float">
            <text:p>29.55</text:p>
          </table:table-cell>
          <table:table-cell table:number-columns-repeated="3"/>
          <table:table-cell table:formula="of:=[.L113]+1" office:value-type="float" office:value="287" calcext:value-type="float">
            <text:p>287</text:p>
          </table:table-cell>
          <table:table-cell table:formula="of:=COM.MICROSOFT.NORM.DIST([.L114];[.E113];[.H113];0)" office:value-type="float" office:value="0.00961994252232114" calcext:value-type="float">
            <text:p>0.009619942522321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14]" office:value-type="float" office:value="262.670639254728" calcext:value-type="float">
            <text:p>262.67</text:p>
          </table:table-cell>
          <table:table-cell table:number-columns-repeated="2"/>
          <table:table-cell table:formula="of:=[.H114]" office:value-type="float" office:value="29.5463026998915" calcext:value-type="float">
            <text:p>29.55</text:p>
          </table:table-cell>
          <table:table-cell table:number-columns-repeated="3"/>
          <table:table-cell table:formula="of:=[.L114]+1" office:value-type="float" office:value="288" calcext:value-type="float">
            <text:p>288</text:p>
          </table:table-cell>
          <table:table-cell table:formula="of:=COM.MICROSOFT.NORM.DIST([.L115];[.E113];[.H113];0)" office:value-type="float" office:value="0.00935018704056073" calcext:value-type="float">
            <text:p>0.009350187040561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15]" office:value-type="float" office:value="262.670639254728" calcext:value-type="float">
            <text:p>262.67</text:p>
          </table:table-cell>
          <table:table-cell table:number-columns-repeated="2"/>
          <table:table-cell table:formula="of:=[.H115]" office:value-type="float" office:value="29.5463026998915" calcext:value-type="float">
            <text:p>29.55</text:p>
          </table:table-cell>
          <table:table-cell table:number-columns-repeated="3"/>
          <table:table-cell table:formula="of:=[.L115]+1" office:value-type="float" office:value="289" calcext:value-type="float">
            <text:p>289</text:p>
          </table:table-cell>
          <table:table-cell table:formula="of:=COM.MICROSOFT.NORM.DIST([.L116];[.E116];[.H116];0)" office:value-type="float" office:value="0.00907759154123444" calcext:value-type="float">
            <text:p>0.009077591541234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16]" office:value-type="float" office:value="262.670639254728" calcext:value-type="float">
            <text:p>262.67</text:p>
          </table:table-cell>
          <table:table-cell table:number-columns-repeated="2"/>
          <table:table-cell table:formula="of:=[.H116]" office:value-type="float" office:value="29.5463026998915" calcext:value-type="float">
            <text:p>29.55</text:p>
          </table:table-cell>
          <table:table-cell table:number-columns-repeated="3"/>
          <table:table-cell table:formula="of:=[.L116]+1" office:value-type="float" office:value="290" calcext:value-type="float">
            <text:p>290</text:p>
          </table:table-cell>
          <table:table-cell table:formula="of:=COM.MICROSOFT.NORM.DIST([.L117];[.E116];[.H116];0)" office:value-type="float" office:value="0.00880285388067373" calcext:value-type="float">
            <text:p>0.008802853880674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17]" office:value-type="float" office:value="262.670639254728" calcext:value-type="float">
            <text:p>262.67</text:p>
          </table:table-cell>
          <table:table-cell table:number-columns-repeated="2"/>
          <table:table-cell table:formula="of:=[.H117]" office:value-type="float" office:value="29.5463026998915" calcext:value-type="float">
            <text:p>29.55</text:p>
          </table:table-cell>
          <table:table-cell table:number-columns-repeated="3"/>
          <table:table-cell table:formula="of:=[.L117]+1" office:value-type="float" office:value="291" calcext:value-type="float">
            <text:p>291</text:p>
          </table:table-cell>
          <table:table-cell table:formula="of:=COM.MICROSOFT.NORM.DIST([.L118];[.E116];[.H116];0)" office:value-type="float" office:value="0.00852665843460857" calcext:value-type="float">
            <text:p>0.008526658434609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18]" office:value-type="float" office:value="262.670639254728" calcext:value-type="float">
            <text:p>262.67</text:p>
          </table:table-cell>
          <table:table-cell table:number-columns-repeated="2"/>
          <table:table-cell table:formula="of:=[.H118]" office:value-type="float" office:value="29.5463026998915" calcext:value-type="float">
            <text:p>29.55</text:p>
          </table:table-cell>
          <table:table-cell table:number-columns-repeated="3"/>
          <table:table-cell table:formula="of:=[.L118]+1" office:value-type="float" office:value="292" calcext:value-type="float">
            <text:p>292</text:p>
          </table:table-cell>
          <table:table-cell table:formula="of:=COM.MICROSOFT.NORM.DIST([.L119];[.E117];[.H117];0)" office:value-type="float" office:value="0.00824967342054077" calcext:value-type="float">
            <text:p>0.008249673420541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19]" office:value-type="float" office:value="262.670639254728" calcext:value-type="float">
            <text:p>262.67</text:p>
          </table:table-cell>
          <table:table-cell table:number-columns-repeated="2"/>
          <table:table-cell table:formula="of:=[.H119]" office:value-type="float" office:value="29.5463026998915" calcext:value-type="float">
            <text:p>29.55</text:p>
          </table:table-cell>
          <table:table-cell table:number-columns-repeated="3"/>
          <table:table-cell table:formula="of:=[.L119]+1" office:value-type="float" office:value="293" calcext:value-type="float">
            <text:p>293</text:p>
          </table:table-cell>
          <table:table-cell table:formula="of:=COM.MICROSOFT.NORM.DIST([.L120];[.E118];[.H118];0)" office:value-type="float" office:value="0.00797254839362262" calcext:value-type="float">
            <text:p>0.007972548393623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20]" office:value-type="float" office:value="262.670639254728" calcext:value-type="float">
            <text:p>262.67</text:p>
          </table:table-cell>
          <table:table-cell table:number-columns-repeated="2"/>
          <table:table-cell table:formula="of:=[.H120]" office:value-type="float" office:value="29.5463026998915" calcext:value-type="float">
            <text:p>29.55</text:p>
          </table:table-cell>
          <table:table-cell table:number-columns-repeated="3"/>
          <table:table-cell table:formula="of:=[.L120]+1" office:value-type="float" office:value="294" calcext:value-type="float">
            <text:p>294</text:p>
          </table:table-cell>
          <table:table-cell table:formula="of:=COM.MICROSOFT.NORM.DIST([.L121];[.E119];[.H119];0)" office:value-type="float" office:value="0.00769591192751816" calcext:value-type="float">
            <text:p>0.007695911927518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21]" office:value-type="float" office:value="262.670639254728" calcext:value-type="float">
            <text:p>262.67</text:p>
          </table:table-cell>
          <table:table-cell table:number-columns-repeated="2"/>
          <table:table-cell table:formula="of:=[.H121]" office:value-type="float" office:value="29.5463026998915" calcext:value-type="float">
            <text:p>29.55</text:p>
          </table:table-cell>
          <table:table-cell table:number-columns-repeated="3"/>
          <table:table-cell table:formula="of:=[.L121]+1" office:value-type="float" office:value="295" calcext:value-type="float">
            <text:p>295</text:p>
          </table:table-cell>
          <table:table-cell table:formula="of:=COM.MICROSOFT.NORM.DIST([.L122];[.E120];[.H120];0)" office:value-type="float" office:value="0.00742036948990143" calcext:value-type="float">
            <text:p>0.007420369489901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22]" office:value-type="float" office:value="262.670639254728" calcext:value-type="float">
            <text:p>262.67</text:p>
          </table:table-cell>
          <table:table-cell table:number-columns-repeated="2"/>
          <table:table-cell table:formula="of:=[.H122]" office:value-type="float" office:value="29.5463026998915" calcext:value-type="float">
            <text:p>29.55</text:p>
          </table:table-cell>
          <table:table-cell table:number-columns-repeated="3"/>
          <table:table-cell table:formula="of:=[.L122]+1" office:value-type="float" office:value="296" calcext:value-type="float">
            <text:p>296</text:p>
          </table:table-cell>
          <table:table-cell table:formula="of:=COM.MICROSOFT.NORM.DIST([.L123];[.E121];[.H121];0)" office:value-type="float" office:value="0.00714650152039423" calcext:value-type="float">
            <text:p>0.007146501520394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23]" office:value-type="float" office:value="262.670639254728" calcext:value-type="float">
            <text:p>262.67</text:p>
          </table:table-cell>
          <table:table-cell table:number-columns-repeated="2"/>
          <table:table-cell table:formula="of:=[.H123]" office:value-type="float" office:value="29.5463026998915" calcext:value-type="float">
            <text:p>29.55</text:p>
          </table:table-cell>
          <table:table-cell table:number-columns-repeated="3"/>
          <table:table-cell table:formula="of:=[.L123]+1" office:value-type="float" office:value="297" calcext:value-type="float">
            <text:p>297</text:p>
          </table:table-cell>
          <table:table-cell table:formula="of:=COM.MICROSOFT.NORM.DIST([.L124];[.E122];[.H122];0)" office:value-type="float" office:value="0.00687486171688701" calcext:value-type="float">
            <text:p>0.006874861716887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24]" office:value-type="float" office:value="262.670639254728" calcext:value-type="float">
            <text:p>262.67</text:p>
          </table:table-cell>
          <table:table-cell table:number-columns-repeated="2"/>
          <table:table-cell table:formula="of:=[.H124]" office:value-type="float" office:value="29.5463026998915" calcext:value-type="float">
            <text:p>29.55</text:p>
          </table:table-cell>
          <table:table-cell table:number-columns-repeated="3"/>
          <table:table-cell table:formula="of:=[.L124]+1" office:value-type="float" office:value="298" calcext:value-type="float">
            <text:p>298</text:p>
          </table:table-cell>
          <table:table-cell table:formula="of:=COM.MICROSOFT.NORM.DIST([.L125];[.E123];[.H123];0)" office:value-type="float" office:value="0.00660597553433762" calcext:value-type="float">
            <text:p>0.006605975534338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25]" office:value-type="float" office:value="262.670639254728" calcext:value-type="float">
            <text:p>262.67</text:p>
          </table:table-cell>
          <table:table-cell table:number-columns-repeated="2"/>
          <table:table-cell table:formula="of:=[.H125]" office:value-type="float" office:value="29.5463026998915" calcext:value-type="float">
            <text:p>29.55</text:p>
          </table:table-cell>
          <table:table-cell table:number-columns-repeated="3"/>
          <table:table-cell table:formula="of:=[.L125]+1" office:value-type="float" office:value="299" calcext:value-type="float">
            <text:p>299</text:p>
          </table:table-cell>
          <table:table-cell table:formula="of:=COM.MICROSOFT.NORM.DIST([.L126];[.E124];[.H124];0)" office:value-type="float" office:value="0.00634033889832423" calcext:value-type="float">
            <text:p>0.006340338898324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26]" office:value-type="float" office:value="262.670639254728" calcext:value-type="float">
            <text:p>262.67</text:p>
          </table:table-cell>
          <table:table-cell table:number-columns-repeated="2"/>
          <table:table-cell table:formula="of:=[.H126]" office:value-type="float" office:value="29.5463026998915" calcext:value-type="float">
            <text:p>29.55</text:p>
          </table:table-cell>
          <table:table-cell table:number-columns-repeated="3"/>
          <table:table-cell table:formula="of:=[.L126]+1" office:value-type="float" office:value="300" calcext:value-type="float">
            <text:p>300</text:p>
          </table:table-cell>
          <table:table-cell table:formula="of:=COM.MICROSOFT.NORM.DIST([.L127];[.E125];[.H125];0)" office:value-type="float" office:value="0.00607841713385593" calcext:value-type="float">
            <text:p>0.006078417133856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27]" office:value-type="float" office:value="262.670639254728" calcext:value-type="float">
            <text:p>262.67</text:p>
          </table:table-cell>
          <table:table-cell table:number-columns-repeated="2"/>
          <table:table-cell table:formula="of:=[.H127]" office:value-type="float" office:value="29.5463026998915" calcext:value-type="float">
            <text:p>29.55</text:p>
          </table:table-cell>
          <table:table-cell table:number-columns-repeated="3"/>
          <table:table-cell table:formula="of:=[.L127]+1" office:value-type="float" office:value="301" calcext:value-type="float">
            <text:p>301</text:p>
          </table:table-cell>
          <table:table-cell table:formula="of:=COM.MICROSOFT.NORM.DIST([.L128];[.E126];[.H126];0)" office:value-type="float" office:value="0.00582064410823522" calcext:value-type="float">
            <text:p>0.005820644108235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28]" office:value-type="float" office:value="262.670639254728" calcext:value-type="float">
            <text:p>262.67</text:p>
          </table:table-cell>
          <table:table-cell table:number-columns-repeated="2"/>
          <table:table-cell table:formula="of:=[.H128]" office:value-type="float" office:value="29.5463026998915" calcext:value-type="float">
            <text:p>29.55</text:p>
          </table:table-cell>
          <table:table-cell table:number-columns-repeated="3"/>
          <table:table-cell table:formula="of:=[.L128]+1" office:value-type="float" office:value="302" calcext:value-type="float">
            <text:p>302</text:p>
          </table:table-cell>
          <table:table-cell table:formula="of:=COM.MICROSOFT.NORM.DIST([.L129];[.E127];[.H127];0)" office:value-type="float" office:value="0.00556742158513459" calcext:value-type="float">
            <text:p>0.005567421585135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29]" office:value-type="float" office:value="262.670639254728" calcext:value-type="float">
            <text:p>262.67</text:p>
          </table:table-cell>
          <table:table-cell table:number-columns-repeated="2"/>
          <table:table-cell table:formula="of:=[.H129]" office:value-type="float" office:value="29.5463026998915" calcext:value-type="float">
            <text:p>29.55</text:p>
          </table:table-cell>
          <table:table-cell table:number-columns-repeated="3"/>
          <table:table-cell table:formula="of:=[.L129]+1" office:value-type="float" office:value="303" calcext:value-type="float">
            <text:p>303</text:p>
          </table:table-cell>
          <table:table-cell table:formula="of:=COM.MICROSOFT.NORM.DIST([.L130];[.E128];[.H128];0)" office:value-type="float" office:value="0.0053191187855085" calcext:value-type="float">
            <text:p>0.005319118785509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30]" office:value-type="float" office:value="262.670639254728" calcext:value-type="float">
            <text:p>262.67</text:p>
          </table:table-cell>
          <table:table-cell table:number-columns-repeated="2"/>
          <table:table-cell table:formula="of:=[.H130]" office:value-type="float" office:value="29.5463026998915" calcext:value-type="float">
            <text:p>29.55</text:p>
          </table:table-cell>
          <table:table-cell table:number-columns-repeated="3"/>
          <table:table-cell table:formula="of:=[.L130]+1" office:value-type="float" office:value="304" calcext:value-type="float">
            <text:p>304</text:p>
          </table:table-cell>
          <table:table-cell table:formula="of:=COM.MICROSOFT.NORM.DIST([.L131];[.E129];[.H129];0)" office:value-type="float" office:value="0.00507607214952392" calcext:value-type="float">
            <text:p>0.005076072149524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31]" office:value-type="float" office:value="262.670639254728" calcext:value-type="float">
            <text:p>262.67</text:p>
          </table:table-cell>
          <table:table-cell table:number-columns-repeated="2"/>
          <table:table-cell table:formula="of:=[.H131]" office:value-type="float" office:value="29.5463026998915" calcext:value-type="float">
            <text:p>29.55</text:p>
          </table:table-cell>
          <table:table-cell table:number-columns-repeated="3"/>
          <table:table-cell table:formula="of:=[.L131]+1" office:value-type="float" office:value="305" calcext:value-type="float">
            <text:p>305</text:p>
          </table:table-cell>
          <table:table-cell table:formula="of:=COM.MICROSOFT.NORM.DIST([.L132];[.E130];[.H130];0)" office:value-type="float" office:value="0.00483858529236769" calcext:value-type="float">
            <text:p>0.004838585292368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32]" office:value-type="float" office:value="262.670639254728" calcext:value-type="float">
            <text:p>262.67</text:p>
          </table:table-cell>
          <table:table-cell table:number-columns-repeated="2"/>
          <table:table-cell table:formula="of:=[.H132]" office:value-type="float" office:value="29.5463026998915" calcext:value-type="float">
            <text:p>29.55</text:p>
          </table:table-cell>
          <table:table-cell table:number-columns-repeated="3"/>
          <table:table-cell table:formula="of:=[.L132]+1" office:value-type="float" office:value="306" calcext:value-type="float">
            <text:p>306</text:p>
          </table:table-cell>
          <table:table-cell table:formula="of:=COM.MICROSOFT.NORM.DIST([.L133];[.E131];[.H131];0)" office:value-type="float" office:value="0.00460692914558525" calcext:value-type="float">
            <text:p>0.004606929145585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33]" office:value-type="float" office:value="262.670639254728" calcext:value-type="float">
            <text:p>262.67</text:p>
          </table:table-cell>
          <table:table-cell table:number-columns-repeated="2"/>
          <table:table-cell table:formula="of:=[.H133]" office:value-type="float" office:value="29.5463026998915" calcext:value-type="float">
            <text:p>29.55</text:p>
          </table:table-cell>
          <table:table-cell table:number-columns-repeated="3"/>
          <table:table-cell table:formula="of:=[.L133]+1" office:value-type="float" office:value="307" calcext:value-type="float">
            <text:p>307</text:p>
          </table:table-cell>
          <table:table-cell table:formula="of:=COM.MICROSOFT.NORM.DIST([.L134];[.E132];[.H132];0)" office:value-type="float" office:value="0.00438134227453017" calcext:value-type="float">
            <text:p>0.00438134227453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34]" office:value-type="float" office:value="262.670639254728" calcext:value-type="float">
            <text:p>262.67</text:p>
          </table:table-cell>
          <table:table-cell table:number-columns-repeated="2"/>
          <table:table-cell table:formula="of:=[.H134]" office:value-type="float" office:value="29.5463026998915" calcext:value-type="float">
            <text:p>29.55</text:p>
          </table:table-cell>
          <table:table-cell table:number-columns-repeated="3"/>
          <table:table-cell table:formula="of:=[.L134]+1" office:value-type="float" office:value="308" calcext:value-type="float">
            <text:p>308</text:p>
          </table:table-cell>
          <table:table-cell table:formula="of:=COM.MICROSOFT.NORM.DIST([.L135];[.E133];[.H133];0)" office:value-type="float" office:value="0.00416203136156177" calcext:value-type="float">
            <text:p>0.004162031361562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35]" office:value-type="float" office:value="262.670639254728" calcext:value-type="float">
            <text:p>262.67</text:p>
          </table:table-cell>
          <table:table-cell table:number-columns-repeated="2"/>
          <table:table-cell table:formula="of:=[.H135]" office:value-type="float" office:value="29.5463026998915" calcext:value-type="float">
            <text:p>29.55</text:p>
          </table:table-cell>
          <table:table-cell table:number-columns-repeated="3"/>
          <table:table-cell table:formula="of:=[.L135]+1" office:value-type="float" office:value="309" calcext:value-type="float">
            <text:p>309</text:p>
          </table:table-cell>
          <table:table-cell table:formula="of:=COM.MICROSOFT.NORM.DIST([.L136];[.E134];[.H134];0)" office:value-type="float" office:value="0.00394917184382304" calcext:value-type="float">
            <text:p>0.003949171843823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36]" office:value-type="float" office:value="262.670639254728" calcext:value-type="float">
            <text:p>262.67</text:p>
          </table:table-cell>
          <table:table-cell table:number-columns-repeated="2"/>
          <table:table-cell table:formula="of:=[.H136]" office:value-type="float" office:value="29.5463026998915" calcext:value-type="float">
            <text:p>29.55</text:p>
          </table:table-cell>
          <table:table-cell table:number-columns-repeated="3"/>
          <table:table-cell table:formula="of:=[.L136]+1" office:value-type="float" office:value="310" calcext:value-type="float">
            <text:p>310</text:p>
          </table:table-cell>
          <table:table-cell table:formula="of:=COM.MICROSOFT.NORM.DIST([.L137];[.E135];[.H135];0)" office:value-type="float" office:value="0.00374290869376369" calcext:value-type="float">
            <text:p>0.003742908693764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37]" office:value-type="float" office:value="262.670639254728" calcext:value-type="float">
            <text:p>262.67</text:p>
          </table:table-cell>
          <table:table-cell table:number-columns-repeated="2"/>
          <table:table-cell table:formula="of:=[.H137]" office:value-type="float" office:value="29.5463026998915" calcext:value-type="float">
            <text:p>29.55</text:p>
          </table:table-cell>
          <table:table-cell table:number-columns-repeated="3"/>
          <table:table-cell table:formula="of:=[.L137]+1" office:value-type="float" office:value="311" calcext:value-type="float">
            <text:p>311</text:p>
          </table:table-cell>
          <table:table-cell table:formula="of:=COM.MICROSOFT.NORM.DIST([.L138];[.E136];[.H136];0)" office:value-type="float" office:value="0.00354335733004438" calcext:value-type="float">
            <text:p>0.003543357330044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38]" office:value-type="float" office:value="262.670639254728" calcext:value-type="float">
            <text:p>262.67</text:p>
          </table:table-cell>
          <table:table-cell table:number-columns-repeated="2"/>
          <table:table-cell table:formula="of:=[.H138]" office:value-type="float" office:value="29.5463026998915" calcext:value-type="float">
            <text:p>29.55</text:p>
          </table:table-cell>
          <table:table-cell table:number-columns-repeated="3"/>
          <table:table-cell table:formula="of:=[.L138]+1" office:value-type="float" office:value="312" calcext:value-type="float">
            <text:p>312</text:p>
          </table:table-cell>
          <table:table-cell table:formula="of:=COM.MICROSOFT.NORM.DIST([.L139];[.E137];[.H137];0)" office:value-type="float" office:value="0.00335060464606625" calcext:value-type="float">
            <text:p>0.003350604646066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39]" office:value-type="float" office:value="262.670639254728" calcext:value-type="float">
            <text:p>262.67</text:p>
          </table:table-cell>
          <table:table-cell table:number-columns-repeated="2"/>
          <table:table-cell table:formula="of:=[.H139]" office:value-type="float" office:value="29.5463026998915" calcext:value-type="float">
            <text:p>29.55</text:p>
          </table:table-cell>
          <table:table-cell table:number-columns-repeated="3"/>
          <table:table-cell table:formula="of:=[.L139]+1" office:value-type="float" office:value="313" calcext:value-type="float">
            <text:p>313</text:p>
          </table:table-cell>
          <table:table-cell table:formula="of:=COM.MICROSOFT.NORM.DIST([.L140];[.E138];[.H138];0)" office:value-type="float" office:value="0.00316471014311114" calcext:value-type="float">
            <text:p>0.003164710143111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40]" office:value-type="float" office:value="262.670639254728" calcext:value-type="float">
            <text:p>262.67</text:p>
          </table:table-cell>
          <table:table-cell table:number-columns-repeated="2"/>
          <table:table-cell table:formula="of:=[.H140]" office:value-type="float" office:value="29.5463026998915" calcext:value-type="float">
            <text:p>29.55</text:p>
          </table:table-cell>
          <table:table-cell table:number-columns-repeated="3"/>
          <table:table-cell table:formula="of:=[.L140]+1" office:value-type="float" office:value="314" calcext:value-type="float">
            <text:p>314</text:p>
          </table:table-cell>
          <table:table-cell table:formula="of:=COM.MICROSOFT.NORM.DIST([.L141];[.E139];[.H139];0)" office:value-type="float" office:value="0.00298570715494907" calcext:value-type="float">
            <text:p>0.002985707154949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41]" office:value-type="float" office:value="262.670639254728" calcext:value-type="float">
            <text:p>262.67</text:p>
          </table:table-cell>
          <table:table-cell table:number-columns-repeated="2"/>
          <table:table-cell table:formula="of:=[.H141]" office:value-type="float" office:value="29.5463026998915" calcext:value-type="float">
            <text:p>29.55</text:p>
          </table:table-cell>
          <table:table-cell table:number-columns-repeated="3"/>
          <table:table-cell table:formula="of:=[.L141]+1" office:value-type="float" office:value="315" calcext:value-type="float">
            <text:p>315</text:p>
          </table:table-cell>
          <table:table-cell table:formula="of:=COM.MICROSOFT.NORM.DIST([.L142];[.E140];[.H140];0)" office:value-type="float" office:value="0.00281360415076458" calcext:value-type="float">
            <text:p>0.002813604150765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42]" office:value-type="float" office:value="262.670639254728" calcext:value-type="float">
            <text:p>262.67</text:p>
          </table:table-cell>
          <table:table-cell table:number-columns-repeated="2"/>
          <table:table-cell table:formula="of:=[.H142]" office:value-type="float" office:value="29.5463026998915" calcext:value-type="float">
            <text:p>29.55</text:p>
          </table:table-cell>
          <table:table-cell table:number-columns-repeated="3"/>
          <table:table-cell table:formula="of:=[.L142]+1" office:value-type="float" office:value="316" calcext:value-type="float">
            <text:p>316</text:p>
          </table:table-cell>
          <table:table-cell table:formula="of:=COM.MICROSOFT.NORM.DIST([.L143];[.E141];[.H141];0)" office:value-type="float" office:value="0.00264838610336551" calcext:value-type="float">
            <text:p>0.002648386103366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43]" office:value-type="float" office:value="262.670639254728" calcext:value-type="float">
            <text:p>262.67</text:p>
          </table:table-cell>
          <table:table-cell table:number-columns-repeated="2"/>
          <table:table-cell table:formula="of:=[.H143]" office:value-type="float" office:value="29.5463026998915" calcext:value-type="float">
            <text:p>29.55</text:p>
          </table:table-cell>
          <table:table-cell table:number-columns-repeated="3"/>
          <table:table-cell table:formula="of:=[.L143]+1" office:value-type="float" office:value="317" calcext:value-type="float">
            <text:p>317</text:p>
          </table:table-cell>
          <table:table-cell table:formula="of:=COM.MICROSOFT.NORM.DIST([.L144];[.E142];[.H142];0)" office:value-type="float" office:value="0.00249001590985976" calcext:value-type="float">
            <text:p>0.00249001590986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44]" office:value-type="float" office:value="262.670639254728" calcext:value-type="float">
            <text:p>262.67</text:p>
          </table:table-cell>
          <table:table-cell table:number-columns-repeated="2"/>
          <table:table-cell table:formula="of:=[.H144]" office:value-type="float" office:value="29.5463026998915" calcext:value-type="float">
            <text:p>29.55</text:p>
          </table:table-cell>
          <table:table-cell table:number-columns-repeated="3"/>
          <table:table-cell table:formula="of:=[.L144]+1" office:value-type="float" office:value="318" calcext:value-type="float">
            <text:p>318</text:p>
          </table:table-cell>
          <table:table-cell table:formula="of:=COM.MICROSOFT.NORM.DIST([.L145];[.E143];[.H143];0)" office:value-type="float" office:value="0.00233843585230895" calcext:value-type="float">
            <text:p>0.002338435852309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45]" office:value-type="float" office:value="262.670639254728" calcext:value-type="float">
            <text:p>262.67</text:p>
          </table:table-cell>
          <table:table-cell table:number-columns-repeated="2"/>
          <table:table-cell table:formula="of:=[.H145]" office:value-type="float" office:value="29.5463026998915" calcext:value-type="float">
            <text:p>29.55</text:p>
          </table:table-cell>
          <table:table-cell table:number-columns-repeated="3"/>
          <table:table-cell table:formula="of:=[.L145]+1" office:value-type="float" office:value="319" calcext:value-type="float">
            <text:p>319</text:p>
          </table:table-cell>
          <table:table-cell table:formula="of:=COM.MICROSOFT.NORM.DIST([.L146];[.E144];[.H144];0)" office:value-type="float" office:value="0.00219356908628329" calcext:value-type="float">
            <text:p>0.002193569086283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46]" office:value-type="float" office:value="262.670639254728" calcext:value-type="float">
            <text:p>262.67</text:p>
          </table:table-cell>
          <table:table-cell table:number-columns-repeated="2"/>
          <table:table-cell table:formula="of:=[.H146]" office:value-type="float" office:value="29.5463026998915" calcext:value-type="float">
            <text:p>29.55</text:p>
          </table:table-cell>
          <table:table-cell table:number-columns-repeated="3"/>
          <table:table-cell table:formula="of:=[.L146]+1" office:value-type="float" office:value="320" calcext:value-type="float">
            <text:p>320</text:p>
          </table:table-cell>
          <table:table-cell table:formula="of:=COM.MICROSOFT.NORM.DIST([.L147];[.E145];[.H145];0)" office:value-type="float" office:value="0.00205532114574053" calcext:value-type="float">
            <text:p>0.002055321145741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47]" office:value-type="float" office:value="262.670639254728" calcext:value-type="float">
            <text:p>262.67</text:p>
          </table:table-cell>
          <table:table-cell table:number-columns-repeated="2"/>
          <table:table-cell table:formula="of:=[.H147]" office:value-type="float" office:value="29.5463026998915" calcext:value-type="float">
            <text:p>29.55</text:p>
          </table:table-cell>
          <table:table-cell table:number-columns-repeated="3"/>
          <table:table-cell table:formula="of:=[.L147]+1" office:value-type="float" office:value="321" calcext:value-type="float">
            <text:p>321</text:p>
          </table:table-cell>
          <table:table-cell table:formula="of:=COM.MICROSOFT.NORM.DIST([.L148];[.E146];[.H146];0)" office:value-type="float" office:value="0.0019235814532232" calcext:value-type="float">
            <text:p>0.001923581453223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48]" office:value-type="float" office:value="262.670639254728" calcext:value-type="float">
            <text:p>262.67</text:p>
          </table:table-cell>
          <table:table-cell table:number-columns-repeated="2"/>
          <table:table-cell table:formula="of:=[.H148]" office:value-type="float" office:value="29.5463026998915" calcext:value-type="float">
            <text:p>29.55</text:p>
          </table:table-cell>
          <table:table-cell table:number-columns-repeated="3"/>
          <table:table-cell table:formula="of:=[.L148]+1" office:value-type="float" office:value="322" calcext:value-type="float">
            <text:p>322</text:p>
          </table:table-cell>
          <table:table-cell table:formula="of:=COM.MICROSOFT.NORM.DIST([.L149];[.E147];[.H147];0)" office:value-type="float" office:value="0.00179822482500244" calcext:value-type="float">
            <text:p>0.001798224825002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49]" office:value-type="float" office:value="262.670639254728" calcext:value-type="float">
            <text:p>262.67</text:p>
          </table:table-cell>
          <table:table-cell table:number-columns-repeated="2"/>
          <table:table-cell table:formula="of:=[.H149]" office:value-type="float" office:value="29.5463026998915" calcext:value-type="float">
            <text:p>29.55</text:p>
          </table:table-cell>
          <table:table-cell table:number-columns-repeated="3"/>
          <table:table-cell table:formula="of:=[.L149]+1" office:value-type="float" office:value="323" calcext:value-type="float">
            <text:p>323</text:p>
          </table:table-cell>
          <table:table-cell table:formula="of:=COM.MICROSOFT.NORM.DIST([.L150];[.E148];[.H148];0)" office:value-type="float" office:value="0.00167911296148375" calcext:value-type="float">
            <text:p>0.001679112961484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50]" office:value-type="float" office:value="262.670639254728" calcext:value-type="float">
            <text:p>262.67</text:p>
          </table:table-cell>
          <table:table-cell table:number-columns-repeated="2"/>
          <table:table-cell table:formula="of:=[.H150]" office:value-type="float" office:value="29.5463026998915" calcext:value-type="float">
            <text:p>29.55</text:p>
          </table:table-cell>
          <table:table-cell table:number-columns-repeated="3"/>
          <table:table-cell table:formula="of:=[.L150]+1" office:value-type="float" office:value="324" calcext:value-type="float">
            <text:p>324</text:p>
          </table:table-cell>
          <table:table-cell table:formula="of:=COM.MICROSOFT.NORM.DIST([.L151];[.E149];[.H149];0)" office:value-type="float" office:value="0.00156609591391925" calcext:value-type="float">
            <text:p>0.001566095913919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51]" office:value-type="float" office:value="262.670639254728" calcext:value-type="float">
            <text:p>262.67</text:p>
          </table:table-cell>
          <table:table-cell table:number-columns-repeated="2"/>
          <table:table-cell table:formula="of:=[.H151]" office:value-type="float" office:value="29.5463026998915" calcext:value-type="float">
            <text:p>29.55</text:p>
          </table:table-cell>
          <table:table-cell table:number-columns-repeated="3"/>
          <table:table-cell table:formula="of:=[.L151]+1" office:value-type="float" office:value="325" calcext:value-type="float">
            <text:p>325</text:p>
          </table:table-cell>
          <table:table-cell table:formula="of:=COM.MICROSOFT.NORM.DIST([.L152];[.E150];[.H150];0)" office:value-type="float" office:value="0.00145901351923301" calcext:value-type="float">
            <text:p>0.001459013519233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52]" office:value-type="float" office:value="262.670639254728" calcext:value-type="float">
            <text:p>262.67</text:p>
          </table:table-cell>
          <table:table-cell table:number-columns-repeated="2"/>
          <table:table-cell table:formula="of:=[.H152]" office:value-type="float" office:value="29.5463026998915" calcext:value-type="float">
            <text:p>29.55</text:p>
          </table:table-cell>
          <table:table-cell table:number-columns-repeated="3"/>
          <table:table-cell table:formula="of:=[.L152]+1" office:value-type="float" office:value="326" calcext:value-type="float">
            <text:p>326</text:p>
          </table:table-cell>
          <table:table-cell table:formula="of:=COM.MICROSOFT.NORM.DIST([.L153];[.E151];[.H151];0)" office:value-type="float" office:value="0.00135769679555097" calcext:value-type="float">
            <text:p>0.001357696795551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53]" office:value-type="float" office:value="262.670639254728" calcext:value-type="float">
            <text:p>262.67</text:p>
          </table:table-cell>
          <table:table-cell table:number-columns-repeated="2"/>
          <table:table-cell table:formula="of:=[.H153]" office:value-type="float" office:value="29.5463026998915" calcext:value-type="float">
            <text:p>29.55</text:p>
          </table:table-cell>
          <table:table-cell table:number-columns-repeated="3"/>
          <table:table-cell table:formula="of:=[.L153]+1" office:value-type="float" office:value="327" calcext:value-type="float">
            <text:p>327</text:p>
          </table:table-cell>
          <table:table-cell table:formula="of:=COM.MICROSOFT.NORM.DIST([.L154];[.E152];[.H152];0)" office:value-type="float" office:value="0.00126196929182508" calcext:value-type="float">
            <text:p>0.001261969291825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54]" office:value-type="float" office:value="262.670639254728" calcext:value-type="float">
            <text:p>262.67</text:p>
          </table:table-cell>
          <table:table-cell table:number-columns-repeated="2"/>
          <table:table-cell table:formula="of:=[.H154]" office:value-type="float" office:value="29.5463026998915" calcext:value-type="float">
            <text:p>29.55</text:p>
          </table:table-cell>
          <table:table-cell table:number-columns-repeated="3"/>
          <table:table-cell table:formula="of:=[.L154]+1" office:value-type="float" office:value="328" calcext:value-type="float">
            <text:p>328</text:p>
          </table:table-cell>
          <table:table-cell table:formula="of:=COM.MICROSOFT.NORM.DIST([.L155];[.E153];[.H153];0)" office:value-type="float" office:value="0.00117164838574486" calcext:value-type="float">
            <text:p>0.001171648385745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55]" office:value-type="float" office:value="262.670639254728" calcext:value-type="float">
            <text:p>262.67</text:p>
          </table:table-cell>
          <table:table-cell table:number-columns-repeated="2"/>
          <table:table-cell table:formula="of:=[.H155]" office:value-type="float" office:value="29.5463026998915" calcext:value-type="float">
            <text:p>29.55</text:p>
          </table:table-cell>
          <table:table-cell table:number-columns-repeated="3"/>
          <table:table-cell table:formula="of:=[.L155]+1" office:value-type="float" office:value="329" calcext:value-type="float">
            <text:p>329</text:p>
          </table:table-cell>
          <table:table-cell table:formula="of:=COM.MICROSOFT.NORM.DIST([.L156];[.E154];[.H154];0)" office:value-type="float" office:value="0.00108654652492856" calcext:value-type="float">
            <text:p>0.001086546524929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56]" office:value-type="float" office:value="262.670639254728" calcext:value-type="float">
            <text:p>262.67</text:p>
          </table:table-cell>
          <table:table-cell table:number-columns-repeated="2"/>
          <table:table-cell table:formula="of:=[.H156]" office:value-type="float" office:value="29.5463026998915" calcext:value-type="float">
            <text:p>29.55</text:p>
          </table:table-cell>
          <table:table-cell table:number-columns-repeated="3"/>
          <table:table-cell table:formula="of:=[.L156]+1" office:value-type="float" office:value="330" calcext:value-type="float">
            <text:p>330</text:p>
          </table:table-cell>
          <table:table-cell table:formula="of:=COM.MICROSOFT.NORM.DIST([.L157];[.E155];[.H155];0)" office:value-type="float" office:value="0.0010064724071749" calcext:value-type="float">
            <text:p>0.001006472407175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57]" office:value-type="float" office:value="262.670639254728" calcext:value-type="float">
            <text:p>262.67</text:p>
          </table:table-cell>
          <table:table-cell table:number-columns-repeated="2"/>
          <table:table-cell table:formula="of:=[.H157]" office:value-type="float" office:value="29.5463026998915" calcext:value-type="float">
            <text:p>29.55</text:p>
          </table:table-cell>
          <table:table-cell table:number-columns-repeated="3"/>
          <table:table-cell table:formula="of:=[.L157]+1" office:value-type="float" office:value="331" calcext:value-type="float">
            <text:p>331</text:p>
          </table:table-cell>
          <table:table-cell table:formula="of:=COM.MICROSOFT.NORM.DIST([.L158];[.E156];[.H156];0)" office:value-type="float" office:value="0.000931232096325906" calcext:value-type="float">
            <text:p>0.000931232096326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58]" office:value-type="float" office:value="262.670639254728" calcext:value-type="float">
            <text:p>262.67</text:p>
          </table:table-cell>
          <table:table-cell table:number-columns-repeated="2"/>
          <table:table-cell table:formula="of:=[.H158]" office:value-type="float" office:value="29.5463026998915" calcext:value-type="float">
            <text:p>29.55</text:p>
          </table:table-cell>
          <table:table-cell table:number-columns-repeated="3"/>
          <table:table-cell table:formula="of:=[.L158]+1" office:value-type="float" office:value="332" calcext:value-type="float">
            <text:p>332</text:p>
          </table:table-cell>
          <table:table-cell table:formula="of:=COM.MICROSOFT.NORM.DIST([.L159];[.E157];[.H157];0)" office:value-type="float" office:value="0.000860630071036906" calcext:value-type="float">
            <text:p>0.000860630071037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59]" office:value-type="float" office:value="262.670639254728" calcext:value-type="float">
            <text:p>262.67</text:p>
          </table:table-cell>
          <table:table-cell table:number-columns-repeated="2"/>
          <table:table-cell table:formula="of:=[.H159]" office:value-type="float" office:value="29.5463026998915" calcext:value-type="float">
            <text:p>29.55</text:p>
          </table:table-cell>
          <table:table-cell table:number-columns-repeated="3"/>
          <table:table-cell table:formula="of:=[.L159]+1" office:value-type="float" office:value="333" calcext:value-type="float">
            <text:p>333</text:p>
          </table:table-cell>
          <table:table-cell table:formula="of:=COM.MICROSOFT.NORM.DIST([.L160];[.E158];[.H158];0)" office:value-type="float" office:value="0.000794470204464723" calcext:value-type="float">
            <text:p>0.000794470204465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60]" office:value-type="float" office:value="262.670639254728" calcext:value-type="float">
            <text:p>262.67</text:p>
          </table:table-cell>
          <table:table-cell table:number-columns-repeated="2"/>
          <table:table-cell table:formula="of:=[.H160]" office:value-type="float" office:value="29.5463026998915" calcext:value-type="float">
            <text:p>29.55</text:p>
          </table:table-cell>
          <table:table-cell table:number-columns-repeated="3"/>
          <table:table-cell table:formula="of:=[.L160]+1" office:value-type="float" office:value="334" calcext:value-type="float">
            <text:p>334</text:p>
          </table:table-cell>
          <table:table-cell table:formula="of:=COM.MICROSOFT.NORM.DIST([.L161];[.E159];[.H159];0)" office:value-type="float" office:value="0.000732556673564931" calcext:value-type="float">
            <text:p>0.000732556673565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61]" office:value-type="float" office:value="262.670639254728" calcext:value-type="float">
            <text:p>262.67</text:p>
          </table:table-cell>
          <table:table-cell table:number-columns-repeated="2"/>
          <table:table-cell table:formula="of:=[.H161]" office:value-type="float" office:value="29.5463026998915" calcext:value-type="float">
            <text:p>29.55</text:p>
          </table:table-cell>
          <table:table-cell table:number-columns-repeated="3"/>
          <table:table-cell table:formula="of:=[.L161]+1" office:value-type="float" office:value="335" calcext:value-type="float">
            <text:p>335</text:p>
          </table:table-cell>
          <table:table-cell table:formula="of:=COM.MICROSOFT.NORM.DIST([.L162];[.E160];[.H160];0)" office:value-type="float" office:value="0.00067469479732978" calcext:value-type="float">
            <text:p>0.00067469479733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62]" office:value-type="float" office:value="262.670639254728" calcext:value-type="float">
            <text:p>262.67</text:p>
          </table:table-cell>
          <table:table-cell table:number-columns-repeated="2"/>
          <table:table-cell table:formula="of:=[.H162]" office:value-type="float" office:value="29.5463026998915" calcext:value-type="float">
            <text:p>29.55</text:p>
          </table:table-cell>
          <table:table-cell table:number-columns-repeated="3"/>
          <table:table-cell table:formula="of:=[.L162]+1" office:value-type="float" office:value="336" calcext:value-type="float">
            <text:p>336</text:p>
          </table:table-cell>
          <table:table-cell table:formula="of:=COM.MICROSOFT.NORM.DIST([.L163];[.E161];[.H161];0)" office:value-type="float" office:value="0.000620691803896297" calcext:value-type="float">
            <text:p>0.000620691803896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63]" office:value-type="float" office:value="262.670639254728" calcext:value-type="float">
            <text:p>262.67</text:p>
          </table:table-cell>
          <table:table-cell table:number-columns-repeated="2"/>
          <table:table-cell table:formula="of:=[.H163]" office:value-type="float" office:value="29.5463026998915" calcext:value-type="float">
            <text:p>29.55</text:p>
          </table:table-cell>
          <table:table-cell table:number-columns-repeated="3"/>
          <table:table-cell table:formula="of:=[.L163]+1" office:value-type="float" office:value="337" calcext:value-type="float">
            <text:p>337</text:p>
          </table:table-cell>
          <table:table-cell table:formula="of:=COM.MICROSOFT.NORM.DIST([.L164];[.E162];[.H162];0)" office:value-type="float" office:value="0.000570357527006786" calcext:value-type="float">
            <text:p>0.000570357527007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64]" office:value-type="float" office:value="262.670639254728" calcext:value-type="float">
            <text:p>262.67</text:p>
          </table:table-cell>
          <table:table-cell table:number-columns-repeated="2"/>
          <table:table-cell table:formula="of:=[.H164]" office:value-type="float" office:value="29.5463026998915" calcext:value-type="float">
            <text:p>29.55</text:p>
          </table:table-cell>
          <table:table-cell table:number-columns-repeated="3"/>
          <table:table-cell table:formula="of:=[.L164]+1" office:value-type="float" office:value="338" calcext:value-type="float">
            <text:p>338</text:p>
          </table:table-cell>
          <table:table-cell table:formula="of:=COM.MICROSOFT.NORM.DIST([.L165];[.E163];[.H163];0)" office:value-type="float" office:value="0.000523505032809297" calcext:value-type="float">
            <text:p>0.000523505032809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65]" office:value-type="float" office:value="262.670639254728" calcext:value-type="float">
            <text:p>262.67</text:p>
          </table:table-cell>
          <table:table-cell table:number-columns-repeated="2"/>
          <table:table-cell table:formula="of:=[.H165]" office:value-type="float" office:value="29.5463026998915" calcext:value-type="float">
            <text:p>29.55</text:p>
          </table:table-cell>
          <table:table-cell table:number-columns-repeated="3"/>
          <table:table-cell table:formula="of:=[.L165]+1" office:value-type="float" office:value="339" calcext:value-type="float">
            <text:p>339</text:p>
          </table:table-cell>
          <table:table-cell table:formula="of:=COM.MICROSOFT.NORM.DIST([.L166];[.E164];[.H164];0)" office:value-type="float" office:value="0.000479951178442499" calcext:value-type="float">
            <text:p>0.000479951178443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66]" office:value-type="float" office:value="262.670639254728" calcext:value-type="float">
            <text:p>262.67</text:p>
          </table:table-cell>
          <table:table-cell table:number-columns-repeated="2"/>
          <table:table-cell table:formula="of:=[.H166]" office:value-type="float" office:value="29.5463026998915" calcext:value-type="float">
            <text:p>29.55</text:p>
          </table:table-cell>
          <table:table-cell table:number-columns-repeated="3"/>
          <table:table-cell table:formula="of:=[.L166]+1" office:value-type="float" office:value="340" calcext:value-type="float">
            <text:p>340</text:p>
          </table:table-cell>
          <table:table-cell table:formula="of:=COM.MICROSOFT.NORM.DIST([.L167];[.E165];[.H165];0)" office:value-type="float" office:value="0.000439517104256961" calcext:value-type="float">
            <text:p>0.000439517104257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67]" office:value-type="float" office:value="262.670639254728" calcext:value-type="float">
            <text:p>262.67</text:p>
          </table:table-cell>
          <table:table-cell table:number-columns-repeated="2"/>
          <table:table-cell table:formula="of:=[.H167]" office:value-type="float" office:value="29.5463026998915" calcext:value-type="float">
            <text:p>29.55</text:p>
          </table:table-cell>
          <table:table-cell table:number-columns-repeated="3"/>
          <table:table-cell table:formula="of:=[.L167]+1" office:value-type="float" office:value="341" calcext:value-type="float">
            <text:p>341</text:p>
          </table:table-cell>
          <table:table-cell table:formula="of:=COM.MICROSOFT.NORM.DIST([.L168];[.E166];[.H166];0)" office:value-type="float" office:value="0.000402028661883202" calcext:value-type="float">
            <text:p>0.000402028661883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68]" office:value-type="float" office:value="262.670639254728" calcext:value-type="float">
            <text:p>262.67</text:p>
          </table:table-cell>
          <table:table-cell table:number-columns-repeated="2"/>
          <table:table-cell table:formula="of:=[.H168]" office:value-type="float" office:value="29.5463026998915" calcext:value-type="float">
            <text:p>29.55</text:p>
          </table:table-cell>
          <table:table-cell table:number-columns-repeated="3"/>
          <table:table-cell table:formula="of:=[.L168]+1" office:value-type="float" office:value="342" calcext:value-type="float">
            <text:p>342</text:p>
          </table:table-cell>
          <table:table-cell table:formula="of:=COM.MICROSOFT.NORM.DIST([.L169];[.E167];[.H167];0)" office:value-type="float" office:value="0.000367316780666402" calcext:value-type="float">
            <text:p>0.000367316780666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69]" office:value-type="float" office:value="262.670639254728" calcext:value-type="float">
            <text:p>262.67</text:p>
          </table:table-cell>
          <table:table-cell table:number-columns-repeated="2"/>
          <table:table-cell table:formula="of:=[.H169]" office:value-type="float" office:value="29.5463026998915" calcext:value-type="float">
            <text:p>29.55</text:p>
          </table:table-cell>
          <table:table-cell table:number-columns-repeated="3"/>
          <table:table-cell table:formula="of:=[.L169]+1" office:value-type="float" office:value="343" calcext:value-type="float">
            <text:p>343</text:p>
          </table:table-cell>
          <table:table-cell table:formula="of:=COM.MICROSOFT.NORM.DIST([.L170];[.E168];[.H168];0)" office:value-type="float" office:value="0.000335217775249378" calcext:value-type="float">
            <text:p>0.000335217775249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70]" office:value-type="float" office:value="262.670639254728" calcext:value-type="float">
            <text:p>262.67</text:p>
          </table:table-cell>
          <table:table-cell table:number-columns-repeated="2"/>
          <table:table-cell table:formula="of:=[.H170]" office:value-type="float" office:value="29.5463026998915" calcext:value-type="float">
            <text:p>29.55</text:p>
          </table:table-cell>
          <table:table-cell table:number-columns-repeated="3"/>
          <table:table-cell table:formula="of:=[.L170]+1" office:value-type="float" office:value="344" calcext:value-type="float">
            <text:p>344</text:p>
          </table:table-cell>
          <table:table-cell table:formula="of:=COM.MICROSOFT.NORM.DIST([.L171];[.E169];[.H169];0)" office:value-type="float" office:value="0.000305573597300741" calcext:value-type="float">
            <text:p>0.000305573597301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71]" office:value-type="float" office:value="262.670639254728" calcext:value-type="float">
            <text:p>262.67</text:p>
          </table:table-cell>
          <table:table-cell table:number-columns-repeated="2"/>
          <table:table-cell table:formula="of:=[.H171]" office:value-type="float" office:value="29.5463026998915" calcext:value-type="float">
            <text:p>29.55</text:p>
          </table:table-cell>
          <table:table-cell table:number-columns-repeated="3"/>
          <table:table-cell table:formula="of:=[.L171]+1" office:value-type="float" office:value="345" calcext:value-type="float">
            <text:p>345</text:p>
          </table:table-cell>
          <table:table-cell table:formula="of:=COM.MICROSOFT.NORM.DIST([.L172];[.E170];[.H170];0)" office:value-type="float" office:value="0.000278232034555926" calcext:value-type="float">
            <text:p>0.000278232034556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72]" office:value-type="float" office:value="262.670639254728" calcext:value-type="float">
            <text:p>262.67</text:p>
          </table:table-cell>
          <table:table-cell table:number-columns-repeated="2"/>
          <table:table-cell table:formula="of:=[.H172]" office:value-type="float" office:value="29.5463026998915" calcext:value-type="float">
            <text:p>29.55</text:p>
          </table:table-cell>
          <table:table-cell table:number-columns-repeated="3"/>
          <table:table-cell table:formula="of:=[.L172]+1" office:value-type="float" office:value="346" calcext:value-type="float">
            <text:p>346</text:p>
          </table:table-cell>
          <table:table-cell table:formula="of:=COM.MICROSOFT.NORM.DIST([.L173];[.E171];[.H171];0)" office:value-type="float" office:value="0.000253046860467039" calcext:value-type="float">
            <text:p>0.000253046860467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73]" office:value-type="float" office:value="262.670639254728" calcext:value-type="float">
            <text:p>262.67</text:p>
          </table:table-cell>
          <table:table-cell table:number-columns-repeated="2"/>
          <table:table-cell table:formula="of:=[.H173]" office:value-type="float" office:value="29.5463026998915" calcext:value-type="float">
            <text:p>29.55</text:p>
          </table:table-cell>
          <table:table-cell table:number-columns-repeated="3"/>
          <table:table-cell table:formula="of:=[.L173]+1" office:value-type="float" office:value="347" calcext:value-type="float">
            <text:p>347</text:p>
          </table:table-cell>
          <table:table-cell table:formula="of:=COM.MICROSOFT.NORM.DIST([.L174];[.E172];[.H172];0)" office:value-type="float" office:value="0.000229877937845768" calcext:value-type="float">
            <text:p>0.000229877937846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74]" office:value-type="float" office:value="262.670639254728" calcext:value-type="float">
            <text:p>262.67</text:p>
          </table:table-cell>
          <table:table-cell table:number-columns-repeated="2"/>
          <table:table-cell table:formula="of:=[.H174]" office:value-type="float" office:value="29.5463026998915" calcext:value-type="float">
            <text:p>29.55</text:p>
          </table:table-cell>
          <table:table-cell table:number-columns-repeated="3"/>
          <table:table-cell table:formula="of:=[.L174]+1" office:value-type="float" office:value="348" calcext:value-type="float">
            <text:p>348</text:p>
          </table:table-cell>
          <table:table-cell table:formula="of:=COM.MICROSOFT.NORM.DIST([.L175];[.E173];[.H173];0)" office:value-type="float" office:value="0.000208591279934474" calcext:value-type="float">
            <text:p>0.000208591279934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75]" office:value-type="float" office:value="262.670639254728" calcext:value-type="float">
            <text:p>262.67</text:p>
          </table:table-cell>
          <table:table-cell table:number-columns-repeated="2"/>
          <table:table-cell table:formula="of:=[.H175]" office:value-type="float" office:value="29.5463026998915" calcext:value-type="float">
            <text:p>29.55</text:p>
          </table:table-cell>
          <table:table-cell table:number-columns-repeated="3"/>
          <table:table-cell table:formula="of:=[.L175]+1" office:value-type="float" office:value="349" calcext:value-type="float">
            <text:p>349</text:p>
          </table:table-cell>
          <table:table-cell table:formula="of:=COM.MICROSOFT.NORM.DIST([.L176];[.E174];[.H174];0)" office:value-type="float" office:value="0.000189059072356969" calcext:value-type="float">
            <text:p>0.000189059072357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76]" office:value-type="float" office:value="262.670639254728" calcext:value-type="float">
            <text:p>262.67</text:p>
          </table:table-cell>
          <table:table-cell table:number-columns-repeated="2"/>
          <table:table-cell table:formula="of:=[.H176]" office:value-type="float" office:value="29.5463026998915" calcext:value-type="float">
            <text:p>29.55</text:p>
          </table:table-cell>
          <table:table-cell table:number-columns-repeated="3"/>
          <table:table-cell table:formula="of:=[.L176]+1" office:value-type="float" office:value="350" calcext:value-type="float">
            <text:p>350</text:p>
          </table:table-cell>
          <table:table-cell table:formula="of:=COM.MICROSOFT.NORM.DIST([.L177];[.E175];[.H175];0)" office:value-type="float" office:value="0.000171159659385178" calcext:value-type="float">
            <text:p>0.000171159659385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77]" office:value-type="float" office:value="262.670639254728" calcext:value-type="float">
            <text:p>262.67</text:p>
          </table:table-cell>
          <table:table-cell table:number-columns-repeated="2"/>
          <table:table-cell table:formula="of:=[.H177]" office:value-type="float" office:value="29.5463026998915" calcext:value-type="float">
            <text:p>29.55</text:p>
          </table:table-cell>
          <table:table-cell table:number-columns-repeated="3"/>
          <table:table-cell table:formula="of:=[.L177]+1" office:value-type="float" office:value="351" calcext:value-type="float">
            <text:p>351</text:p>
          </table:table-cell>
          <table:table-cell table:formula="of:=COM.MICROSOFT.NORM.DIST([.L178];[.E176];[.H176];0)" office:value-type="float" office:value="0.000154777497914075" calcext:value-type="float">
            <text:p>0.000154777497914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178]" office:value-type="float" office:value="262.670639254728" calcext:value-type="float">
            <text:p>262.67</text:p>
          </table:table-cell>
          <table:table-cell table:number-columns-repeated="2"/>
          <table:table-cell table:formula="of:=[.H178]" office:value-type="float" office:value="29.5463026998915" calcext:value-type="float">
            <text:p>29.55</text:p>
          </table:table-cell>
          <table:table-cell table:number-columns-repeated="3"/>
          <table:table-cell table:formula="of:=[.L178]+1" office:value-type="float" office:value="352" calcext:value-type="float">
            <text:p>352</text:p>
          </table:table-cell>
          <table:table-cell table:formula="of:=COM.MICROSOFT.NORM.DIST([.L179];[.E177];[.H177];0)" office:value-type="float" office:value="0.000139803082467907" calcext:value-type="float">
            <text:p>0.000139803082468</text:p>
          </table:table-cell>
          <table:table-cell table:number-columns-repeated="5"/>
        </table:table-row>
        <table:table-row table:style-name="ro2" table:number-rows-repeated="153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Nastaliq Urdu" svg:font-family="'Noto Nastaliq Urdu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" fo:language="en" fo:country="US" style:font-name-asian="Nimbus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2pt" style:language-asian="zh" style:country-asian="CN" style:font-name-complex="Nimbus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" loext:min-decimal-places="1" number:min-integer-digits="1" number:grouping="true"/>
    </number:number-style>
    <number:number-style style:name="N125">
      <number:number number:decimal-places="3" loext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3">00/00/0000</text:date>, <text:time style:data-style-name="N2" text:time-value="15:07:35.0861646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02:50:11.162427950</meta:creation-date>
    <dc:date>2019-04-13T15:42:54.211667685</dc:date>
    <meta:editing-duration>PT23H58M18S</meta:editing-duration>
    <meta:editing-cycles>18</meta:editing-cycles>
    <meta:generator>LibreOffice/6.2.2.2$Linux_X86_64 LibreOffice_project/20$Build-2</meta:generator>
    <meta:document-statistic meta:table-count="4" meta:cell-count="966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10002" number:language="et" number:country="EE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2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 chart:label-position="outside" style:rotation-angle="45"/>
      <style:graphic-properties draw:stroke="none" draw:fill-color="#333333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diamond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9.003cm" xlink:href=".." xlink:type="simple" chart:class="chart:bar" chart:style-name="ch1">
        <chart:title svg:x="4.53cm" svg:y="0.315cm" chart:style-name="ch2">
          <text:p>Beacon Size Average per Channel</text:p>
        </chart:title>
        <chart:subtitle svg:x="6.699cm" svg:y="1.223cm" chart:style-name="ch3">
          <text:p>Hotel Location</text:p>
        </chart:subtitle>
        <chart:legend chart:legend-position="end" svg:x="13.182cm" svg:y="4.228cm" style:legend-expansion="high" chart:style-name="ch4"/>
        <chart:plot-area chart:style-name="ch5" table:cell-range-address="'Hotel Loc.'.A1:'Hotel Loc.'.B14" chart:data-source-has-labels="both" svg:x="1.279cm" svg:y="2.032cm" svg:width="11.583cm" svg:height="5.862cm">
          <chartooo:coordinate-region svg:x="2.562cm" svg:y="2.205cm" svg:width="10.3cm" svg:height="5.095cm"/>
          <chart:axis chart:dimension="x" chart:name="primary-x" chart:style-name="ch6" chartooo:axis-type="auto">
            <chartooo:date-scale/>
            <chart:title svg:x="5.835cm" svg:y="8.074cm" chart:style-name="ch7">
              <text:p>2.4Ghz Channel</text:p>
            </chart:title>
            <chart:categories table:cell-range-address="'Hotel Loc.'.A2:'Hotel Loc.'.A14"/>
          </chart:axis>
          <chart:axis chart:dimension="y" chart:name="primary-y" chart:style-name="ch8">
            <chart:title svg:x="0.451cm" svg:y="5.946cm" chart:style-name="ch9">
              <text:p>Size in Bytes</text:p>
            </chart:title>
            <chart:grid chart:style-name="ch10" chart:class="major"/>
          </chart:axis>
          <chart:series chart:style-name="ch11" chart:values-cell-range-address="'Hotel Loc.'.B2:'Hotel Loc.'.B14" chart:label-cell-address="'Hotel Loc.'.B1:'Hotel Loc.'.B1" chart:class="chart:bar">
            <chart:data-point chart:repeated="4"/>
            <chart:data-point chart:style-name="ch12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Size</text:p>
                <draw:g>
                  <svg:desc>'Hotel Loc.'.B1:'Hotel Loc.'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Hotel Loc.'.A2:'Hotel Loc.'.A14</svg:desc>
                </draw:g>
              </table:table-cell>
              <table:table-cell office:value-type="float" office:value="264.309806835067">
                <text:p>264.309806835067</text:p>
                <draw:g>
                  <svg:desc>'Hotel Loc.'.B2:'Hotel Loc.'.B1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64.299088875552">
                <text:p>264.29908887555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63.117859725235">
                <text:p>263.11785972523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64.394843118981">
                <text:p>264.39484311898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77.550935550936">
                <text:p>277.55093555093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65.467296511628">
                <text:p>265.46729651162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64.440777843253">
                <text:p>264.44077784325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64.384562685545">
                <text:p>264.38456268554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65.783512064343">
                <text:p>265.78351206434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61.461988304094">
                <text:p>261.46198830409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60.035743036548">
                <text:p>260.03574303654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64.567783094099">
                <text:p>264.56778309409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64.349374969119">
                <text:p>264.3493749691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2cm" svg:height="8.976cm" xlink:href=".." xlink:type="simple" chart:class="chart:line" chart:style-name="ch1">
        <chart:title svg:x="5.047cm" svg:y="0.314cm" chart:style-name="ch2">
          <text:p>Unique Beacons per Channel</text:p>
        </chart:title>
        <chart:subtitle svg:x="6.198cm" svg:y="1.221cm" chart:style-name="ch3">
          <text:p>Residential Location</text:p>
        </chart:subtitle>
        <chart:legend chart:legend-position="end" svg:x="12.144cm" svg:y="4.215cm" style:legend-expansion="high" chart:style-name="ch4"/>
        <chart:plot-area chart:style-name="ch5" table:cell-range-address="'Home Loc.'.A2:'Home Loc.'.A14 'Home Loc.'.C1:'Home Loc.'.C14" chart:data-source-has-labels="both" svg:x="1.279cm" svg:y="2.029cm" svg:width="10.545cm" svg:height="5.839cm">
          <chartooo:coordinate-region svg:x="1.715cm" svg:y="2.202cm" svg:width="9.737cm" svg:height="5.072cm"/>
          <chart:axis chart:dimension="x" chart:name="primary-x" chart:style-name="ch6" chartooo:axis-type="auto">
            <chartooo:date-scale/>
            <chart:title svg:x="5.793cm" svg:y="8.047cm" chart:style-name="ch7">
              <text:p>Channels</text:p>
            </chart:title>
            <chart:categories table:cell-range-address="'Home Loc.'.A2:'Home Loc.'.A14"/>
          </chart:axis>
          <chart:axis chart:dimension="y" chart:name="primary-y" chart:style-name="ch6">
            <chart:title svg:x="0.451cm" svg:y="6.209cm" chart:style-name="ch8">
              <text:p>Unique Beacons</text:p>
            </chart:title>
            <chart:grid chart:style-name="ch9" chart:class="major"/>
          </chart:axis>
          <chart:series chart:style-name="ch10" chart:values-cell-range-address="'Home Loc.'.C2:'Home Loc.'.C14" chart:label-cell-address="'Home Loc.'.C1:'Home Loc.'.C1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ique Beacons</text:p>
                <draw:g>
                  <svg:desc>'Home Loc.'.C1:'Home Loc.'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Home Loc.'.A2:'Home Loc.'.A14</svg:desc>
                </draw:g>
              </table:table-cell>
              <table:table-cell office:value-type="float" office:value="9">
                <text:p>9</text:p>
                <draw:g>
                  <svg:desc>'Home Loc.'.C2:'Home Loc.'.C1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2cm" svg:height="8.976cm" xlink:href=".." xlink:type="simple" chart:class="chart:line" chart:style-name="ch1">
        <chart:title svg:x="5.047cm" svg:y="0.314cm" chart:style-name="ch2">
          <text:p>Unique Beacons per Channel</text:p>
        </chart:title>
        <chart:subtitle svg:x="6.7cm" svg:y="1.221cm" chart:style-name="ch3">
          <text:p>Hotel Location</text:p>
        </chart:subtitle>
        <chart:legend chart:legend-position="end" svg:x="12.144cm" svg:y="4.215cm" style:legend-expansion="high" chart:style-name="ch4"/>
        <chart:plot-area chart:style-name="ch5" table:cell-range-address="'Hotel Loc.'.A2:'Hotel Loc.'.A14 'Hotel Loc.'.C1:'Hotel Loc.'.C14" chart:data-source-has-labels="both" svg:x="1.279cm" svg:y="2.029cm" svg:width="10.545cm" svg:height="5.839cm">
          <chartooo:coordinate-region svg:x="1.9cm" svg:y="2.202cm" svg:width="9.737cm" svg:height="5.072cm"/>
          <chart:axis chart:dimension="x" chart:name="primary-x" chart:style-name="ch6" chartooo:axis-type="auto">
            <chartooo:date-scale/>
            <chart:title svg:x="5.793cm" svg:y="8.047cm" chart:style-name="ch7">
              <text:p>Channels</text:p>
            </chart:title>
            <chart:categories table:cell-range-address="'Hotel Loc.'.A2:'Hotel Loc.'.A14"/>
          </chart:axis>
          <chart:axis chart:dimension="y" chart:name="primary-y" chart:style-name="ch6">
            <chart:title svg:x="0.451cm" svg:y="6.209cm" chart:style-name="ch8">
              <text:p>Unique Beacons</text:p>
            </chart:title>
            <chart:grid chart:style-name="ch9" chart:class="major"/>
          </chart:axis>
          <chart:series chart:style-name="ch10" chart:values-cell-range-address="'Hotel Loc.'.C2:'Hotel Loc.'.C14" chart:label-cell-address="'Hotel Loc.'.C1:'Hotel Loc.'.C1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ique Beacons</text:p>
                <draw:g>
                  <svg:desc>'Hotel Loc.'.C1:'Hotel Loc.'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Hotel Loc.'.A2:'Hotel Loc.'.A14</svg:desc>
                </draw:g>
              </table:table-cell>
              <table:table-cell office:value-type="float" office:value="14">
                <text:p>14</text:p>
                <draw:g>
                  <svg:desc>'Hotel Loc.'.C2:'Hotel Loc.'.C1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33333" draw:fill-color="#33333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2cm" svg:height="9.003cm" xlink:href=".." xlink:type="simple" chart:class="chart:line" chart:style-name="ch1">
        <chart:title svg:x="4.28cm" svg:y="0.315cm" chart:style-name="ch2">
          <text:p>Total Captured Beacons per Channel</text:p>
        </chart:title>
        <chart:subtitle svg:x="6.7cm" svg:y="1.223cm" chart:style-name="ch3">
          <text:p>Hotel Location</text:p>
        </chart:subtitle>
        <chart:legend chart:legend-position="end" svg:x="13.309cm" svg:y="4.228cm" style:legend-expansion="high" chart:style-name="ch4"/>
        <chart:plot-area chart:style-name="ch5" table:cell-range-address="'Hotel Loc.'.D1:'Hotel Loc.'.D14" chart:data-source-has-labels="row" svg:x="1.279cm" svg:y="2.032cm" svg:width="11.71cm" svg:height="5.862cm">
          <chartooo:coordinate-region svg:x="2.456cm" svg:y="2.205cm" svg:width="10.346cm" svg:height="5.095cm"/>
          <chart:axis chart:dimension="x" chart:name="primary-x" chart:style-name="ch6">
            <chart:title svg:x="6.455cm" svg:y="8.074cm" chart:style-name="ch7">
              <text:p>Channel</text:p>
            </chart:title>
          </chart:axis>
          <chart:axis chart:dimension="y" chart:name="primary-y" chart:style-name="ch6">
            <chart:title svg:x="0.451cm" svg:y="6.158cm" chart:style-name="ch8">
              <text:p>Beacon Frames</text:p>
            </chart:title>
            <chart:grid chart:style-name="ch9" chart:class="major"/>
          </chart:axis>
          <chart:series chart:style-name="ch10" chart:values-cell-range-address="'Hotel Loc.'.D2:'Hotel Loc.'.D14" chart:label-cell-address="'Hotel Loc.'.D1:'Hotel Loc.'.D1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acons</text:p>
                <draw:g>
                  <svg:desc>'Hotel Loc.'.D1:'Hotel Loc.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730">
                <text:p>6730</text:p>
                <draw:g>
                  <svg:desc>'Hotel Loc.'.D2:'Hotel Loc.'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329">
                <text:p>183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19">
                <text:p>32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52">
                <text:p>27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94">
                <text:p>33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79">
                <text:p>43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84">
                <text:p>29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211">
                <text:p>62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97">
                <text:p>68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39">
                <text:p>202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33333" draw:fill-color="#33333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2cm" svg:height="9.003cm" xlink:href=".." xlink:type="simple" chart:class="chart:line" chart:style-name="ch1">
        <chart:title svg:x="4.28cm" svg:y="0.315cm" chart:style-name="ch2">
          <text:p>Total Captured Beacons per Channel</text:p>
        </chart:title>
        <chart:subtitle svg:x="6.7cm" svg:y="1.223cm" chart:style-name="ch3">
          <text:p>Bank Location</text:p>
        </chart:subtitle>
        <chart:legend chart:legend-position="end" svg:x="12.435cm" svg:y="4.228cm" style:legend-expansion="high" chart:style-name="ch4"/>
        <chart:plot-area chart:style-name="ch5" table:cell-range-address="'Bank Loc.'.D1:'Bank Loc.'.D14" chart:data-source-has-labels="row" svg:x="1.279cm" svg:y="2.032cm" svg:width="10.836cm" svg:height="5.862cm">
          <chartooo:coordinate-region svg:x="2.377cm" svg:y="2.205cm" svg:width="9.551cm" svg:height="5.095cm"/>
          <chart:axis chart:dimension="x" chart:name="primary-x" chart:style-name="ch6">
            <chart:title svg:x="6.018cm" svg:y="8.074cm" chart:style-name="ch7">
              <text:p>Channel</text:p>
            </chart:title>
          </chart:axis>
          <chart:axis chart:dimension="y" chart:name="primary-y" chart:style-name="ch6">
            <chart:title svg:x="0.451cm" svg:y="6.158cm" chart:style-name="ch8">
              <text:p>Beacon Frames</text:p>
            </chart:title>
            <chart:grid chart:style-name="ch9" chart:class="major"/>
          </chart:axis>
          <chart:series chart:style-name="ch10" chart:values-cell-range-address="'Bank Loc.'.D2:'Bank Loc.'.D14" chart:label-cell-address="'Bank Loc.'.D1:'Bank Loc.'.D1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Beacons</text:p>
                <draw:g>
                  <svg:desc>'Bank Loc.'.D1:'Bank Loc.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65">
                <text:p>3365</text:p>
                <draw:g>
                  <svg:desc>'Bank Loc.'.D2:'Bank Loc.'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98">
                <text:p>30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7">
                <text:p>2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2" number:language="et" number:country="EE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2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 chart:label-position="outside" style:rotation-angle="45"/>
      <style:graphic-properties draw:stroke="none" draw:fill-color="#333333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diamond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9.003cm" xlink:href=".." xlink:type="simple" chart:class="chart:bar" chart:style-name="ch1">
        <chart:title svg:x="4.53cm" svg:y="0.315cm" chart:style-name="ch2">
          <text:p>Beacon Size Average per Channel</text:p>
        </chart:title>
        <chart:subtitle svg:x="6.699cm" svg:y="1.223cm" chart:style-name="ch3">
          <text:p>Bank Location</text:p>
        </chart:subtitle>
        <chart:legend chart:legend-position="end" svg:x="13.182cm" svg:y="4.228cm" style:legend-expansion="high" chart:style-name="ch4"/>
        <chart:plot-area chart:style-name="ch5" table:cell-range-address="'Bank Loc.'.A1:'Bank Loc.'.B14" chart:data-source-has-labels="both" svg:x="1.279cm" svg:y="2.032cm" svg:width="11.583cm" svg:height="5.862cm">
          <chartooo:coordinate-region svg:x="2.562cm" svg:y="2.206cm" svg:width="10.3cm" svg:height="5.094cm"/>
          <chart:axis chart:dimension="x" chart:name="primary-x" chart:style-name="ch6" chartooo:axis-type="auto">
            <chartooo:date-scale/>
            <chart:title svg:x="5.835cm" svg:y="8.074cm" chart:style-name="ch7">
              <text:p>2.4Ghz Channel</text:p>
            </chart:title>
            <chart:categories table:cell-range-address="'Bank Loc.'.A2:'Bank Loc.'.A14"/>
          </chart:axis>
          <chart:axis chart:dimension="y" chart:name="primary-y" chart:style-name="ch8">
            <chart:title svg:x="0.451cm" svg:y="5.946cm" chart:style-name="ch9">
              <text:p>Size in Bytes</text:p>
            </chart:title>
            <chart:grid chart:style-name="ch10" chart:class="major"/>
          </chart:axis>
          <chart:series chart:style-name="ch11" chart:values-cell-range-address="'Bank Loc.'.B2:'Bank Loc.'.B14" chart:label-cell-address="'Bank Loc.'.B1:'Bank Loc.'.B1" chart:class="chart:bar">
            <chart:data-point chart:repeated="4"/>
            <chart:data-point chart:style-name="ch12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Size</text:p>
                <draw:g>
                  <svg:desc>'Bank Loc.'.B1:'Bank Loc.'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Bank Loc.'.A2:'Bank Loc.'.A14</svg:desc>
                </draw:g>
              </table:table-cell>
              <table:table-cell office:value-type="float" office:value="273.517087667162">
                <text:p>273.517087667162</text:p>
                <draw:g>
                  <svg:desc>'Bank Loc.'.B2:'Bank Loc.'.B1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70.867010974822">
                <text:p>270.86701097482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4.6">
                <text:p>234.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61.148957298908">
                <text:p>261.14895729890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55.5">
                <text:p>255.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13">
                <text:p>31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2cm" svg:height="8.976cm" xlink:href=".." xlink:type="simple" chart:class="chart:line" chart:style-name="ch1">
        <chart:title svg:x="5.047cm" svg:y="0.314cm" chart:style-name="ch2">
          <text:p>Unique Beacons per Channel</text:p>
        </chart:title>
        <chart:subtitle svg:x="6.7cm" svg:y="1.221cm" chart:style-name="ch3">
          <text:p>Bank Location</text:p>
        </chart:subtitle>
        <chart:legend chart:legend-position="end" svg:x="12.144cm" svg:y="4.215cm" style:legend-expansion="high" chart:style-name="ch4"/>
        <chart:plot-area chart:style-name="ch5" table:cell-range-address="'Bank Loc.'.A2:'Bank Loc.'.A14 'Bank Loc.'.C1:'Bank Loc.'.C14" chart:data-source-has-labels="both" svg:x="1.279cm" svg:y="2.029cm" svg:width="10.545cm" svg:height="5.839cm">
          <chartooo:coordinate-region svg:x="1.715cm" svg:y="2.202cm" svg:width="9.737cm" svg:height="5.072cm"/>
          <chart:axis chart:dimension="x" chart:name="primary-x" chart:style-name="ch6" chartooo:axis-type="auto">
            <chartooo:date-scale/>
            <chart:title svg:x="5.793cm" svg:y="8.047cm" chart:style-name="ch7">
              <text:p>Channels</text:p>
            </chart:title>
            <chart:categories table:cell-range-address="'Bank Loc.'.A2:'Bank Loc.'.A14"/>
          </chart:axis>
          <chart:axis chart:dimension="y" chart:name="primary-y" chart:style-name="ch6">
            <chart:title svg:x="0.451cm" svg:y="6.209cm" chart:style-name="ch8">
              <text:p>Unique Beacons</text:p>
            </chart:title>
            <chart:grid chart:style-name="ch9" chart:class="major"/>
          </chart:axis>
          <chart:series chart:style-name="ch10" chart:values-cell-range-address="'Bank Loc.'.C2:'Bank Loc.'.C14" chart:label-cell-address="'Bank Loc.'.C1:'Bank Loc.'.C1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ique Beacons</text:p>
                <draw:g>
                  <svg:desc>'Bank Loc.'.C1:'Bank Loc.'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Bank Loc.'.A2:'Bank Loc.'.A14</svg:desc>
                </draw:g>
              </table:table-cell>
              <table:table-cell office:value-type="float" office:value="11">
                <text:p>11</text:p>
                <draw:g>
                  <svg:desc>'Bank Loc.'.C2:'Bank Loc.'.C1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symbol-type="none" chart:link-data-style-to-source="true"/>
      <style:graphic-properties draw:stroke="dash" draw:stroke-dash="Fine_20_Dotted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style-name="ch1">
        <chart:title svg:x="4cm" svg:y="0.315cm" chart:style-name="ch2">
          <text:p>Beacon Frame Size Normal Distribution</text:p>
        </chart:title>
        <chart:subtitle svg:x="6.897cm" svg:y="1.223cm" chart:style-name="ch3">
          <text:p>All locations</text:p>
        </chart:subtitle>
        <chart:legend chart:legend-position="end" svg:x="12.215cm" svg:y="4.007cm" style:legend-expansion="high" chart:style-name="ch4"/>
        <chart:plot-area chart:style-name="ch5" table:cell-range-address="Normal.L2:Normal.M179 Normal.M1:Normal.M1 Normal.E1:Normal.E1" chart:data-source-has-labels="row" svg:x="0.319cm" svg:y="2.032cm" svg:width="11.577cm" svg:height="5.864cm">
          <chartooo:coordinate-region svg:x="1.418cm" svg:y="2.205cm" svg:width="9.38cm" svg:height="5.097cm"/>
          <chart:axis chart:dimension="x" chart:name="primary-x" chart:style-name="ch6">
            <chart:title svg:x="4.634cm" svg:y="8.076cm" chart:style-name="ch7">
              <text:p>Beacon Frame Size</text:p>
            </chart:title>
          </chart:axis>
          <chart:axis chart:dimension="x" chart:name="secondary-x" chart:style-name="ch8"/>
          <chart:axis chart:dimension="y" chart:name="primary-y" chart:style-name="ch6">
            <chart:grid chart:style-name="ch9" chart:class="major"/>
          </chart:axis>
          <chart:axis chart:dimension="y" chart:name="secondary-y" chart:style-name="ch10"/>
          <chart:series chart:attached-axis="secondary-y" chart:style-name="ch11" chart:values-cell-range-address="Normal.M2:Normal.M179" chart:label-cell-address="Normal.M1:Normal.M1" chart:class="chart:scatter">
            <chart:domain table:cell-range-address="Normal.L2:Normal.L179"/>
            <chart:data-point chart:repeated="55"/>
            <chart:data-point chart:style-name="ch12"/>
            <chart:data-point chart:repeated="122"/>
          </chart:series>
          <chart:series chart:attached-axis="primary-y" chart:style-name="ch13" chart:values-cell-range-address="Normal.M2:Normal.M179" chart:label-cell-address="Normal.E1:Normal.E1" chart:class="chart:scatter">
            <chart:domain table:cell-range-address="Normal.E2:Normal.E179"/>
            <chart:data-point chart:repeated="17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Norm Dist.</text:p>
                <draw:g>
                  <svg:desc>Normal.M1:Normal.M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Mean</text:p>
                <draw:g>
                  <svg:desc>Normal.E1:Normal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5">
                <text:p>175</text:p>
                <draw:g>
                  <svg:desc>Normal.L2:Normal.L179</svg:desc>
                </draw:g>
              </table:table-cell>
              <table:table-cell office:value-type="float" office:value="0.000165403863119055">
                <text:p>0.000165403863119055</text:p>
                <draw:g>
                  <svg:desc>Normal.M2:Normal.M179</svg:desc>
                </draw:g>
              </table:table-cell>
              <table:table-cell office:value-type="float" office:value="262.670639254728">
                <text:p>262.670639254728</text:p>
                <draw:g>
                  <svg:desc>Normal.E2:Normal.E179</svg:desc>
                </draw:g>
              </table:table-cell>
              <table:table-cell office:value-type="float" office:value="0.000165403863119055">
                <text:p>0.000165403863119055</text:p>
                <draw:g>
                  <svg:desc>Normal.M2:Normal.M1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6">
                <text:p>176</text:p>
              </table:table-cell>
              <table:table-cell office:value-type="float" office:value="0.00018277278853087">
                <text:p>0.00018277278853087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18277278853087">
                <text:p>0.000182772788530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7">
                <text:p>177</text:p>
              </table:table-cell>
              <table:table-cell office:value-type="float" office:value="0.000201734392285096">
                <text:p>0.000201734392285096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201734392285096">
                <text:p>0.0002017343922850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8">
                <text:p>178</text:p>
              </table:table-cell>
              <table:table-cell office:value-type="float" office:value="0.000222408237305272">
                <text:p>0.000222408237305272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222408237305272">
                <text:p>0.000222408237305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9">
                <text:p>179</text:p>
              </table:table-cell>
              <table:table-cell office:value-type="float" office:value="0.000244920032916716">
                <text:p>0.000244920032916716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244920032916716">
                <text:p>0.0002449200329167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">
                <text:p>180</text:p>
              </table:table-cell>
              <table:table-cell office:value-type="float" office:value="0.000269401659978673">
                <text:p>0.000269401659978673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269401659978673">
                <text:p>0.0002694016599786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1">
                <text:p>181</text:p>
              </table:table-cell>
              <table:table-cell office:value-type="float" office:value="0.000295991161496367">
                <text:p>0.000295991161496367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295991161496367">
                <text:p>0.0002959911614963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2">
                <text:p>182</text:p>
              </table:table-cell>
              <table:table-cell office:value-type="float" office:value="0.000324832695288648">
                <text:p>0.000324832695288648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324832695288648">
                <text:p>0.0003248326952886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3">
                <text:p>183</text:p>
              </table:table-cell>
              <table:table-cell office:value-type="float" office:value="0.000356076445261566">
                <text:p>0.000356076445261566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356076445261566">
                <text:p>0.0003560764452615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4">
                <text:p>184</text:p>
              </table:table-cell>
              <table:table-cell office:value-type="float" office:value="0.000389878487843414">
                <text:p>0.000389878487843414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389878487843414">
                <text:p>0.0003898784878434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5">
                <text:p>185</text:p>
              </table:table-cell>
              <table:table-cell office:value-type="float" office:value="0.000426400610175572">
                <text:p>0.000426400610175572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426400610175572">
                <text:p>0.0004264006101755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6">
                <text:p>186</text:p>
              </table:table-cell>
              <table:table-cell office:value-type="float" office:value="0.0004658100767287">
                <text:p>0.0004658100767287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4658100767287">
                <text:p>0.00046581007672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7">
                <text:p>187</text:p>
              </table:table-cell>
              <table:table-cell office:value-type="float" office:value="0.000508279341128164">
                <text:p>0.000508279341128164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508279341128164">
                <text:p>0.0005082793411281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8">
                <text:p>188</text:p>
              </table:table-cell>
              <table:table-cell office:value-type="float" office:value="0.000553985700128599">
                <text:p>0.000553985700128599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553985700128599">
                <text:p>0.0005539857001285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9">
                <text:p>189</text:p>
              </table:table-cell>
              <table:table-cell office:value-type="float" office:value="0.000603110886877372">
                <text:p>0.000603110886877372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603110886877372">
                <text:p>0.0006031108868773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0">
                <text:p>190</text:p>
              </table:table-cell>
              <table:table-cell office:value-type="float" office:value="0.000655840600852433">
                <text:p>0.000655840600852433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655840600852433">
                <text:p>0.0006558406008524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1">
                <text:p>191</text:p>
              </table:table-cell>
              <table:table-cell office:value-type="float" office:value="0.000712363972153123">
                <text:p>0.000712363972153123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712363972153123">
                <text:p>0.0007123639721531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2">
                <text:p>192</text:p>
              </table:table-cell>
              <table:table-cell office:value-type="float" office:value="0.000772872958164087">
                <text:p>0.000772872958164087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772872958164087">
                <text:p>0.0007728729581640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3">
                <text:p>193</text:p>
              </table:table-cell>
              <table:table-cell office:value-type="float" office:value="0.000837561671003238">
                <text:p>0.000837561671003238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837561671003238">
                <text:p>0.0008375616710032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4">
                <text:p>194</text:p>
              </table:table-cell>
              <table:table-cell office:value-type="float" office:value="0.00090662563460476">
                <text:p>0.00090662563460476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90662563460476">
                <text:p>0.000906625634604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5">
                <text:p>195</text:p>
              </table:table-cell>
              <table:table-cell office:value-type="float" office:value="0.000980260970777089">
                <text:p>0.000980260970777089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980260970777089">
                <text:p>0.0009802609707770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6">
                <text:p>196</text:p>
              </table:table-cell>
              <table:table-cell office:value-type="float" office:value="0.0010586635141125">
                <text:p>0.0010586635141125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10586635141125">
                <text:p>0.0010586635141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7">
                <text:p>197</text:p>
              </table:table-cell>
              <table:table-cell office:value-type="float" office:value="0.00114202785620775">
                <text:p>0.00114202785620775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114202785620775">
                <text:p>0.001142027856207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">
                <text:p>198</text:p>
              </table:table-cell>
              <table:table-cell office:value-type="float" office:value="0.00123054632028159">
                <text:p>0.00123054632028159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123054632028159">
                <text:p>0.001230546320281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9">
                <text:p>199</text:p>
              </table:table-cell>
              <table:table-cell office:value-type="float" office:value="0.00132440786794192">
                <text:p>0.00132440786794192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132440786794192">
                <text:p>0.001324407867941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">
                <text:p>200</text:p>
              </table:table-cell>
              <table:table-cell office:value-type="float" office:value="0.00142379694055897">
                <text:p>0.00142379694055897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142379694055897">
                <text:p>0.001423796940558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1">
                <text:p>201</text:p>
              </table:table-cell>
              <table:table-cell office:value-type="float" office:value="0.00152889223843626">
                <text:p>0.00152889223843626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152889223843626">
                <text:p>0.001528892238436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2">
                <text:p>202</text:p>
              </table:table-cell>
              <table:table-cell office:value-type="float" office:value="0.00163986544173359">
                <text:p>0.00163986544173359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163986544173359">
                <text:p>0.001639865441733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3">
                <text:p>203</text:p>
              </table:table-cell>
              <table:table-cell office:value-type="float" office:value="0.00175687987787889">
                <text:p>0.00175687987787889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175687987787889">
                <text:p>0.001756879877878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4">
                <text:p>204</text:p>
              </table:table-cell>
              <table:table-cell office:value-type="float" office:value="0.0018800891410023">
                <text:p>0.0018800891410023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18800891410023">
                <text:p>0.00188008914100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5">
                <text:p>205</text:p>
              </table:table-cell>
              <table:table-cell office:value-type="float" office:value="0.00200963566972865">
                <text:p>0.00200963566972865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200963566972865">
                <text:p>0.002009635669728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6">
                <text:p>206</text:p>
              </table:table-cell>
              <table:table-cell office:value-type="float" office:value="0.00214564929046566">
                <text:p>0.00214564929046566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214564929046566">
                <text:p>0.002145649290465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7">
                <text:p>207</text:p>
              </table:table-cell>
              <table:table-cell office:value-type="float" office:value="0.00228824573411536">
                <text:p>0.00228824573411536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228824573411536">
                <text:p>0.002288245734115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8">
                <text:p>208</text:p>
              </table:table-cell>
              <table:table-cell office:value-type="float" office:value="0.00243752513490727">
                <text:p>0.00243752513490727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243752513490727">
                <text:p>0.002437525134907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9">
                <text:p>209</text:p>
              </table:table-cell>
              <table:table-cell office:value-type="float" office:value="0.00259357052079353">
                <text:p>0.00259357052079353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259357052079353">
                <text:p>0.002593570520793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0">
                <text:p>210</text:p>
              </table:table-cell>
              <table:table-cell office:value-type="float" office:value="0.00275644630554851">
                <text:p>0.00275644630554851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275644630554851">
                <text:p>0.002756446305548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1">
                <text:p>211</text:p>
              </table:table-cell>
              <table:table-cell office:value-type="float" office:value="0.00292619679336879">
                <text:p>0.00292619679336879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292619679336879">
                <text:p>0.002926196793368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2">
                <text:p>212</text:p>
              </table:table-cell>
              <table:table-cell office:value-type="float" office:value="0.00310284470736358">
                <text:p>0.00310284470736358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310284470736358">
                <text:p>0.003102844707363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3">
                <text:p>213</text:p>
              </table:table-cell>
              <table:table-cell office:value-type="float" office:value="0.00328638975384963">
                <text:p>0.00328638975384963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328638975384963">
                <text:p>0.003286389753849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4">
                <text:p>214</text:p>
              </table:table-cell>
              <table:table-cell office:value-type="float" office:value="0.0034768072348101">
                <text:p>0.0034768072348101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34768072348101">
                <text:p>0.00347680723481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5">
                <text:p>215</text:p>
              </table:table-cell>
              <table:table-cell office:value-type="float" office:value="0.0036740467212324">
                <text:p>0.0036740467212324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36740467212324">
                <text:p>0.00367404672123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6">
                <text:p>216</text:p>
              </table:table-cell>
              <table:table-cell office:value-type="float" office:value="0.00387803080029737">
                <text:p>0.00387803080029737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387803080029737">
                <text:p>0.003878030800297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7">
                <text:p>217</text:p>
              </table:table-cell>
              <table:table-cell office:value-type="float" office:value="0.00408865390954321">
                <text:p>0.00408865390954321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408865390954321">
                <text:p>0.004088653909543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8">
                <text:p>218</text:p>
              </table:table-cell>
              <table:table-cell office:value-type="float" office:value="0.00430578127116249">
                <text:p>0.00430578127116249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430578127116249">
                <text:p>0.004305781271162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9">
                <text:p>219</text:p>
              </table:table-cell>
              <table:table-cell office:value-type="float" office:value="0.00452924793950543">
                <text:p>0.00452924793950543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452924793950543">
                <text:p>0.004529247939505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0">
                <text:p>220</text:p>
              </table:table-cell>
              <table:table-cell office:value-type="float" office:value="0.00475885797464822">
                <text:p>0.00475885797464822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475885797464822">
                <text:p>0.004758857974648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1">
                <text:p>221</text:p>
              </table:table-cell>
              <table:table-cell office:value-type="float" office:value="0.00499438375453954">
                <text:p>0.00499438375453954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499438375453954">
                <text:p>0.004994383754539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2">
                <text:p>222</text:p>
              </table:table-cell>
              <table:table-cell office:value-type="float" office:value="0.00523556543775625">
                <text:p>0.00523556543775625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523556543775625">
                <text:p>0.005235565437756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3">
                <text:p>223</text:p>
              </table:table-cell>
              <table:table-cell office:value-type="float" office:value="0.00548211058827946">
                <text:p>0.00548211058827946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548211058827946">
                <text:p>0.005482110588279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4">
                <text:p>224</text:p>
              </table:table-cell>
              <table:table-cell office:value-type="float" office:value="0.00573369397294391">
                <text:p>0.00573369397294391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573369397294391">
                <text:p>0.005733693972943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25">
                <text:p>225</text:p>
              </table:table-cell>
              <table:table-cell office:value-type="float" office:value="0.00598995754131791">
                <text:p>0.00598995754131791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598995754131791">
                <text:p>0.005989957541317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6">
                <text:p>226</text:p>
              </table:table-cell>
              <table:table-cell office:value-type="float" office:value="0.00625051059674098">
                <text:p>0.00625051059674098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625051059674098">
                <text:p>0.006250510596740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7">
                <text:p>227</text:p>
              </table:table-cell>
              <table:table-cell office:value-type="float" office:value="0.00651493016608563">
                <text:p>0.00651493016608563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651493016608563">
                <text:p>0.006514930166085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8">
                <text:p>228</text:p>
              </table:table-cell>
              <table:table-cell office:value-type="float" office:value="0.00678276157452568">
                <text:p>0.00678276157452568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678276157452568">
                <text:p>0.006782761574525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9">
                <text:p>229</text:p>
              </table:table-cell>
              <table:table-cell office:value-type="float" office:value="0.00705351923019244">
                <text:p>0.00705351923019244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705351923019244">
                <text:p>0.007053519230192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0">
                <text:p>230</text:p>
              </table:table-cell>
              <table:table-cell office:value-type="float" office:value="0.0073266876220935">
                <text:p>0.0073266876220935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73266876220935">
                <text:p>0.00732668762209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1">
                <text:p>231</text:p>
              </table:table-cell>
              <table:table-cell office:value-type="float" office:value="0.00760172253306629">
                <text:p>0.00760172253306629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760172253306629">
                <text:p>0.007601722533066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2">
                <text:p>232</text:p>
              </table:table-cell>
              <table:table-cell office:value-type="float" office:value="0.00787805246785388">
                <text:p>0.00787805246785388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787805246785388">
                <text:p>0.007878052467853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3">
                <text:p>233</text:p>
              </table:table-cell>
              <table:table-cell office:value-type="float" office:value="0.00815508029463815">
                <text:p>0.00815508029463815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815508029463815">
                <text:p>0.008155080294638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4">
                <text:p>234</text:p>
              </table:table-cell>
              <table:table-cell office:value-type="float" office:value="0.00843218509656006">
                <text:p>0.00843218509656006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843218509656006">
                <text:p>0.008432185096560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5">
                <text:p>235</text:p>
              </table:table-cell>
              <table:table-cell office:value-type="float" office:value="0.00870872422791675">
                <text:p>0.00870872422791675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870872422791675">
                <text:p>0.008708724227916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6">
                <text:p>236</text:p>
              </table:table-cell>
              <table:table-cell office:value-type="float" office:value="0.00898403556786731">
                <text:p>0.00898403556786731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898403556786731">
                <text:p>0.008984035567867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7">
                <text:p>237</text:p>
              </table:table-cell>
              <table:table-cell office:value-type="float" office:value="0.00925743996262294">
                <text:p>0.00925743996262294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925743996262294">
                <text:p>0.009257439962622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8">
                <text:p>238</text:p>
              </table:table-cell>
              <table:table-cell office:value-type="float" office:value="0.00952824384526159">
                <text:p>0.00952824384526159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952824384526159">
                <text:p>0.009528243845261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39">
                <text:p>239</text:p>
              </table:table-cell>
              <table:table-cell office:value-type="float" office:value="0.00979574202051314">
                <text:p>0.00979574202051314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979574202051314">
                <text:p>0.009795742020513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0">
                <text:p>240</text:p>
              </table:table-cell>
              <table:table-cell office:value-type="float" office:value="0.0100592206001272">
                <text:p>0.0100592206001272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00592206001272">
                <text:p>0.01005922060012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41">
                <text:p>241</text:p>
              </table:table-cell>
              <table:table-cell office:value-type="float" office:value="0.010317960072783">
                <text:p>0.010317960072783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0317960072783">
                <text:p>0.0103179600727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42">
                <text:p>242</text:p>
              </table:table-cell>
              <table:table-cell office:value-type="float" office:value="0.010571238490949">
                <text:p>0.010571238490949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0571238490949">
                <text:p>0.0105712384909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3">
                <text:p>243</text:p>
              </table:table-cell>
              <table:table-cell office:value-type="float" office:value="0.010818334755667">
                <text:p>0.010818334755667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0818334755667">
                <text:p>0.010818334755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4">
                <text:p>244</text:p>
              </table:table-cell>
              <table:table-cell office:value-type="float" office:value="0.0110585319789415">
                <text:p>0.0110585319789415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10585319789415">
                <text:p>0.01105853197894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5">
                <text:p>245</text:p>
              </table:table-cell>
              <table:table-cell office:value-type="float" office:value="0.0112911209022746">
                <text:p>0.0112911209022746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12911209022746">
                <text:p>0.01129112090227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6">
                <text:p>246</text:p>
              </table:table-cell>
              <table:table-cell office:value-type="float" office:value="0.0115154033489199">
                <text:p>0.0115154033489199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15154033489199">
                <text:p>0.01151540334891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7">
                <text:p>247</text:p>
              </table:table-cell>
              <table:table-cell office:value-type="float" office:value="0.0117306956866422">
                <text:p>0.0117306956866422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17306956866422">
                <text:p>0.01173069568664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8">
                <text:p>248</text:p>
              </table:table-cell>
              <table:table-cell office:value-type="float" office:value="0.0119363322771862">
                <text:p>0.0119363322771862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19363322771862">
                <text:p>0.01193633227718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9">
                <text:p>249</text:p>
              </table:table-cell>
              <table:table-cell office:value-type="float" office:value="0.0121316688882768">
                <text:p>0.0121316688882768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21316688882768">
                <text:p>0.01213166888827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0">
                <text:p>250</text:p>
              </table:table-cell>
              <table:table-cell office:value-type="float" office:value="0.0123160860438106">
                <text:p>0.0123160860438106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23160860438106">
                <text:p>0.01231608604381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1">
                <text:p>251</text:p>
              </table:table-cell>
              <table:table-cell office:value-type="float" office:value="0.0124889922879598">
                <text:p>0.0124889922879598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24889922879598">
                <text:p>0.01248899228795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2">
                <text:p>252</text:p>
              </table:table-cell>
              <table:table-cell office:value-type="float" office:value="0.0126498273391883">
                <text:p>0.0126498273391883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26498273391883">
                <text:p>0.01264982733918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3">
                <text:p>253</text:p>
              </table:table-cell>
              <table:table-cell office:value-type="float" office:value="0.0127980651106952">
                <text:p>0.0127980651106952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27980651106952">
                <text:p>0.01279806511069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4">
                <text:p>254</text:p>
              </table:table-cell>
              <table:table-cell office:value-type="float" office:value="0.0129332165745327">
                <text:p>0.0129332165745327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29332165745327">
                <text:p>0.01293321657453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5">
                <text:p>255</text:p>
              </table:table-cell>
              <table:table-cell office:value-type="float" office:value="0.0130548324475974">
                <text:p>0.0130548324475974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30548324475974">
                <text:p>0.01305483244759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6">
                <text:p>256</text:p>
              </table:table-cell>
              <table:table-cell office:value-type="float" office:value="0.0131625056788656">
                <text:p>0.0131625056788656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31625056788656">
                <text:p>0.01316250567886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7">
                <text:p>257</text:p>
              </table:table-cell>
              <table:table-cell office:value-type="float" office:value="0.0132558737186103">
                <text:p>0.0132558737186103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32558737186103">
                <text:p>0.01325587371861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8">
                <text:p>258</text:p>
              </table:table-cell>
              <table:table-cell office:value-type="float" office:value="0.0133346205519005">
                <text:p>0.0133346205519005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33346205519005">
                <text:p>0.01333462055190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9">
                <text:p>259</text:p>
              </table:table-cell>
              <table:table-cell office:value-type="float" office:value="0.013398478480425">
                <text:p>0.013398478480425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3398478480425">
                <text:p>0.0133984784804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0">
                <text:p>260</text:p>
              </table:table-cell>
              <table:table-cell office:value-type="float" office:value="0.0134472296385798">
                <text:p>0.0134472296385798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34472296385798">
                <text:p>0.01344722963857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1">
                <text:p>261</text:p>
              </table:table-cell>
              <table:table-cell office:value-type="float" office:value="0.0134807072318054">
                <text:p>0.0134807072318054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34807072318054">
                <text:p>0.01348070723180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2">
                <text:p>262</text:p>
              </table:table-cell>
              <table:table-cell office:value-type="float" office:value="0.0134987964873226">
                <text:p>0.0134987964873226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34987964873226">
                <text:p>0.01349879648732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3">
                <text:p>263</text:p>
              </table:table-cell>
              <table:table-cell office:value-type="float" office:value="0.0135014353096834">
                <text:p>0.0135014353096834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35014353096834">
                <text:p>0.01350143530968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64">
                <text:p>264</text:p>
              </table:table-cell>
              <table:table-cell office:value-type="float" office:value="0.013488614635896">
                <text:p>0.013488614635896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3488614635896">
                <text:p>0.0134886146358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65">
                <text:p>265</text:p>
              </table:table-cell>
              <table:table-cell office:value-type="float" office:value="0.0134603784872832">
                <text:p>0.0134603784872832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34603784872832">
                <text:p>0.01346037848728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66">
                <text:p>266</text:p>
              </table:table-cell>
              <table:table-cell office:value-type="float" office:value="0.0134168237176578">
                <text:p>0.0134168237176578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34168237176578">
                <text:p>0.01341682371765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7">
                <text:p>267</text:p>
              </table:table-cell>
              <table:table-cell office:value-type="float" office:value="0.0133580994598308">
                <text:p>0.0133580994598308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33580994598308">
                <text:p>0.01335809945983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8">
                <text:p>268</text:p>
              </table:table-cell>
              <table:table-cell office:value-type="float" office:value="0.01328440627488">
                <text:p>0.01328440627488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328440627488">
                <text:p>0.013284406274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69">
                <text:p>269</text:p>
              </table:table-cell>
              <table:table-cell office:value-type="float" office:value="0.0131959950109702">
                <text:p>0.0131959950109702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31959950109702">
                <text:p>0.01319599501097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0">
                <text:p>270</text:p>
              </table:table-cell>
              <table:table-cell office:value-type="float" office:value="0.0130931653808109">
                <text:p>0.0130931653808109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30931653808109">
                <text:p>0.01309316538081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1">
                <text:p>271</text:p>
              </table:table-cell>
              <table:table-cell office:value-type="float" office:value="0.0129762642690431">
                <text:p>0.0129762642690431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29762642690431">
                <text:p>0.01297626426904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72">
                <text:p>272</text:p>
              </table:table-cell>
              <table:table-cell office:value-type="float" office:value="0.0128456837829294">
                <text:p>0.0128456837829294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28456837829294">
                <text:p>0.01284568378292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3">
                <text:p>273</text:p>
              </table:table-cell>
              <table:table-cell office:value-type="float" office:value="0.0127018590616769">
                <text:p>0.0127018590616769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27018590616769">
                <text:p>0.01270185906167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74">
                <text:p>274</text:p>
              </table:table-cell>
              <table:table-cell office:value-type="float" office:value="0.0125452658615168">
                <text:p>0.0125452658615168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25452658615168">
                <text:p>0.01254526586151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75">
                <text:p>275</text:p>
              </table:table-cell>
              <table:table-cell office:value-type="float" office:value="0.0123764179352895">
                <text:p>0.0123764179352895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23764179352895">
                <text:p>0.01237641793528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76">
                <text:p>276</text:p>
              </table:table-cell>
              <table:table-cell office:value-type="float" office:value="0.0121958642267214">
                <text:p>0.0121958642267214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21958642267214">
                <text:p>0.01219586422672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77">
                <text:p>277</text:p>
              </table:table-cell>
              <table:table-cell office:value-type="float" office:value="0.0120041859008186">
                <text:p>0.0120041859008186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20041859008186">
                <text:p>0.01200418590081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78">
                <text:p>278</text:p>
              </table:table-cell>
              <table:table-cell office:value-type="float" office:value="0.0118019932328275">
                <text:p>0.0118019932328275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18019932328275">
                <text:p>0.01180199323282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9">
                <text:p>279</text:p>
              </table:table-cell>
              <table:table-cell office:value-type="float" office:value="0.0115899223790259">
                <text:p>0.0115899223790259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15899223790259">
                <text:p>0.01158992237902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80">
                <text:p>280</text:p>
              </table:table-cell>
              <table:table-cell office:value-type="float" office:value="0.0113686320531912">
                <text:p>0.0113686320531912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13686320531912">
                <text:p>0.01136863205319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1">
                <text:p>281</text:p>
              </table:table-cell>
              <table:table-cell office:value-type="float" office:value="0.0111388001329564">
                <text:p>0.0111388001329564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11388001329564">
                <text:p>0.01113880013295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2">
                <text:p>282</text:p>
              </table:table-cell>
              <table:table-cell office:value-type="float" office:value="0.0109011202203988">
                <text:p>0.0109011202203988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09011202203988">
                <text:p>0.01090112022039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3">
                <text:p>283</text:p>
              </table:table-cell>
              <table:table-cell office:value-type="float" office:value="0.010656298181117">
                <text:p>0.010656298181117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0656298181117">
                <text:p>0.0106562981811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4">
                <text:p>284</text:p>
              </table:table-cell>
              <table:table-cell office:value-type="float" office:value="0.0104050486857495">
                <text:p>0.0104050486857495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04050486857495">
                <text:p>0.01040504868574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5">
                <text:p>285</text:p>
              </table:table-cell>
              <table:table-cell office:value-type="float" office:value="0.0101480917773677">
                <text:p>0.0101480917773677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101480917773677">
                <text:p>0.01014809177736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86">
                <text:p>286</text:p>
              </table:table-cell>
              <table:table-cell office:value-type="float" office:value="0.00988614948746056">
                <text:p>0.00988614948746056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988614948746056">
                <text:p>0.009886149487460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87">
                <text:p>287</text:p>
              </table:table-cell>
              <table:table-cell office:value-type="float" office:value="0.00961994252232114">
                <text:p>0.00961994252232114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961994252232114">
                <text:p>0.009619942522321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88">
                <text:p>288</text:p>
              </table:table-cell>
              <table:table-cell office:value-type="float" office:value="0.00935018704056073">
                <text:p>0.00935018704056073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935018704056073">
                <text:p>0.0093501870405607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89">
                <text:p>289</text:p>
              </table:table-cell>
              <table:table-cell office:value-type="float" office:value="0.00907759154123444">
                <text:p>0.00907759154123444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907759154123444">
                <text:p>0.009077591541234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90">
                <text:p>290</text:p>
              </table:table-cell>
              <table:table-cell office:value-type="float" office:value="0.00880285388067373">
                <text:p>0.00880285388067373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880285388067373">
                <text:p>0.0088028538806737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91">
                <text:p>291</text:p>
              </table:table-cell>
              <table:table-cell office:value-type="float" office:value="0.00852665843460857">
                <text:p>0.00852665843460857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852665843460857">
                <text:p>0.0085266584346085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92">
                <text:p>292</text:p>
              </table:table-cell>
              <table:table-cell office:value-type="float" office:value="0.00824967342054077">
                <text:p>0.00824967342054077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824967342054077">
                <text:p>0.0082496734205407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93">
                <text:p>293</text:p>
              </table:table-cell>
              <table:table-cell office:value-type="float" office:value="0.00797254839362262">
                <text:p>0.00797254839362262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797254839362262">
                <text:p>0.007972548393622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94">
                <text:p>294</text:p>
              </table:table-cell>
              <table:table-cell office:value-type="float" office:value="0.00769591192751816">
                <text:p>0.00769591192751816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769591192751816">
                <text:p>0.007695911927518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95">
                <text:p>295</text:p>
              </table:table-cell>
              <table:table-cell office:value-type="float" office:value="0.00742036948990143">
                <text:p>0.00742036948990143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742036948990143">
                <text:p>0.007420369489901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96">
                <text:p>296</text:p>
              </table:table-cell>
              <table:table-cell office:value-type="float" office:value="0.00714650152039423">
                <text:p>0.00714650152039423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714650152039423">
                <text:p>0.0071465015203942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97">
                <text:p>297</text:p>
              </table:table-cell>
              <table:table-cell office:value-type="float" office:value="0.00687486171688701">
                <text:p>0.00687486171688701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687486171688701">
                <text:p>0.006874861716887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98">
                <text:p>298</text:p>
              </table:table-cell>
              <table:table-cell office:value-type="float" office:value="0.00660597553433762">
                <text:p>0.00660597553433762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660597553433762">
                <text:p>0.006605975534337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99">
                <text:p>299</text:p>
              </table:table-cell>
              <table:table-cell office:value-type="float" office:value="0.00634033889832423">
                <text:p>0.00634033889832423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634033889832423">
                <text:p>0.006340338898324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00">
                <text:p>300</text:p>
              </table:table-cell>
              <table:table-cell office:value-type="float" office:value="0.00607841713385593">
                <text:p>0.00607841713385593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607841713385593">
                <text:p>0.006078417133855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1">
                <text:p>301</text:p>
              </table:table-cell>
              <table:table-cell office:value-type="float" office:value="0.00582064410823522">
                <text:p>0.00582064410823522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582064410823522">
                <text:p>0.0058206441082352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02">
                <text:p>302</text:p>
              </table:table-cell>
              <table:table-cell office:value-type="float" office:value="0.00556742158513459">
                <text:p>0.00556742158513459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556742158513459">
                <text:p>0.0055674215851345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3">
                <text:p>303</text:p>
              </table:table-cell>
              <table:table-cell office:value-type="float" office:value="0.0053191187855085">
                <text:p>0.0053191187855085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53191187855085">
                <text:p>0.00531911878550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4">
                <text:p>304</text:p>
              </table:table-cell>
              <table:table-cell office:value-type="float" office:value="0.00507607214952392">
                <text:p>0.00507607214952392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507607214952392">
                <text:p>0.005076072149523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5">
                <text:p>305</text:p>
              </table:table-cell>
              <table:table-cell office:value-type="float" office:value="0.00483858529236769">
                <text:p>0.00483858529236769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483858529236769">
                <text:p>0.004838585292367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6">
                <text:p>306</text:p>
              </table:table-cell>
              <table:table-cell office:value-type="float" office:value="0.00460692914558525">
                <text:p>0.00460692914558525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460692914558525">
                <text:p>0.004606929145585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7">
                <text:p>307</text:p>
              </table:table-cell>
              <table:table-cell office:value-type="float" office:value="0.00438134227453017">
                <text:p>0.00438134227453017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438134227453017">
                <text:p>0.004381342274530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8">
                <text:p>308</text:p>
              </table:table-cell>
              <table:table-cell office:value-type="float" office:value="0.00416203136156177">
                <text:p>0.00416203136156177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416203136156177">
                <text:p>0.004162031361561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09">
                <text:p>309</text:p>
              </table:table-cell>
              <table:table-cell office:value-type="float" office:value="0.00394917184382304">
                <text:p>0.00394917184382304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394917184382304">
                <text:p>0.003949171843823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0">
                <text:p>310</text:p>
              </table:table-cell>
              <table:table-cell office:value-type="float" office:value="0.00374290869376369">
                <text:p>0.00374290869376369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374290869376369">
                <text:p>0.003742908693763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11">
                <text:p>311</text:p>
              </table:table-cell>
              <table:table-cell office:value-type="float" office:value="0.00354335733004438">
                <text:p>0.00354335733004438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354335733004438">
                <text:p>0.0035433573300443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12">
                <text:p>312</text:p>
              </table:table-cell>
              <table:table-cell office:value-type="float" office:value="0.00335060464606625">
                <text:p>0.00335060464606625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335060464606625">
                <text:p>0.003350604646066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13">
                <text:p>313</text:p>
              </table:table-cell>
              <table:table-cell office:value-type="float" office:value="0.00316471014311114">
                <text:p>0.00316471014311114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316471014311114">
                <text:p>0.003164710143111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14">
                <text:p>314</text:p>
              </table:table-cell>
              <table:table-cell office:value-type="float" office:value="0.00298570715494907">
                <text:p>0.00298570715494907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298570715494907">
                <text:p>0.002985707154949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15">
                <text:p>315</text:p>
              </table:table-cell>
              <table:table-cell office:value-type="float" office:value="0.00281360415076458">
                <text:p>0.00281360415076458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281360415076458">
                <text:p>0.0028136041507645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16">
                <text:p>316</text:p>
              </table:table-cell>
              <table:table-cell office:value-type="float" office:value="0.00264838610336551">
                <text:p>0.00264838610336551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264838610336551">
                <text:p>0.0026483861033655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17">
                <text:p>317</text:p>
              </table:table-cell>
              <table:table-cell office:value-type="float" office:value="0.00249001590985976">
                <text:p>0.00249001590985976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249001590985976">
                <text:p>0.002490015909859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18">
                <text:p>318</text:p>
              </table:table-cell>
              <table:table-cell office:value-type="float" office:value="0.00233843585230895">
                <text:p>0.00233843585230895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233843585230895">
                <text:p>0.002338435852308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19">
                <text:p>319</text:p>
              </table:table-cell>
              <table:table-cell office:value-type="float" office:value="0.00219356908628329">
                <text:p>0.00219356908628329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219356908628329">
                <text:p>0.0021935690862832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20">
                <text:p>320</text:p>
              </table:table-cell>
              <table:table-cell office:value-type="float" office:value="0.00205532114574053">
                <text:p>0.00205532114574053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205532114574053">
                <text:p>0.002055321145740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21">
                <text:p>321</text:p>
              </table:table-cell>
              <table:table-cell office:value-type="float" office:value="0.0019235814532232">
                <text:p>0.0019235814532232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19235814532232">
                <text:p>0.001923581453223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22">
                <text:p>322</text:p>
              </table:table-cell>
              <table:table-cell office:value-type="float" office:value="0.00179822482500244">
                <text:p>0.00179822482500244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179822482500244">
                <text:p>0.001798224825002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23">
                <text:p>323</text:p>
              </table:table-cell>
              <table:table-cell office:value-type="float" office:value="0.00167911296148375">
                <text:p>0.00167911296148375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167911296148375">
                <text:p>0.001679112961483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24">
                <text:p>324</text:p>
              </table:table-cell>
              <table:table-cell office:value-type="float" office:value="0.00156609591391925">
                <text:p>0.00156609591391925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156609591391925">
                <text:p>0.001566095913919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25">
                <text:p>325</text:p>
              </table:table-cell>
              <table:table-cell office:value-type="float" office:value="0.00145901351923301">
                <text:p>0.00145901351923301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145901351923301">
                <text:p>0.001459013519233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26">
                <text:p>326</text:p>
              </table:table-cell>
              <table:table-cell office:value-type="float" office:value="0.00135769679555097">
                <text:p>0.00135769679555097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135769679555097">
                <text:p>0.0013576967955509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27">
                <text:p>327</text:p>
              </table:table-cell>
              <table:table-cell office:value-type="float" office:value="0.00126196929182508">
                <text:p>0.00126196929182508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126196929182508">
                <text:p>0.001261969291825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28">
                <text:p>328</text:p>
              </table:table-cell>
              <table:table-cell office:value-type="float" office:value="0.00117164838574486">
                <text:p>0.00117164838574486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117164838574486">
                <text:p>0.001171648385744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29">
                <text:p>329</text:p>
              </table:table-cell>
              <table:table-cell office:value-type="float" office:value="0.00108654652492856">
                <text:p>0.00108654652492856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108654652492856">
                <text:p>0.001086546524928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30">
                <text:p>330</text:p>
              </table:table-cell>
              <table:table-cell office:value-type="float" office:value="0.0010064724071749">
                <text:p>0.0010064724071749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10064724071749">
                <text:p>0.00100647240717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31">
                <text:p>331</text:p>
              </table:table-cell>
              <table:table-cell office:value-type="float" office:value="0.000931232096325906">
                <text:p>0.000931232096325906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931232096325906">
                <text:p>0.0009312320963259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32">
                <text:p>332</text:p>
              </table:table-cell>
              <table:table-cell office:value-type="float" office:value="0.000860630071036906">
                <text:p>0.000860630071036906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860630071036906">
                <text:p>0.0008606300710369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33">
                <text:p>333</text:p>
              </table:table-cell>
              <table:table-cell office:value-type="float" office:value="0.000794470204464723">
                <text:p>0.000794470204464723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794470204464723">
                <text:p>0.0007944702044647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34">
                <text:p>334</text:p>
              </table:table-cell>
              <table:table-cell office:value-type="float" office:value="0.000732556673564931">
                <text:p>0.000732556673564931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732556673564931">
                <text:p>0.00073255667356493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35">
                <text:p>335</text:p>
              </table:table-cell>
              <table:table-cell office:value-type="float" office:value="0.00067469479732978">
                <text:p>0.00067469479732978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67469479732978">
                <text:p>0.000674694797329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36">
                <text:p>336</text:p>
              </table:table-cell>
              <table:table-cell office:value-type="float" office:value="0.000620691803896297">
                <text:p>0.000620691803896297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620691803896297">
                <text:p>0.00062069180389629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37">
                <text:p>337</text:p>
              </table:table-cell>
              <table:table-cell office:value-type="float" office:value="0.000570357527006786">
                <text:p>0.000570357527006786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570357527006786">
                <text:p>0.0005703575270067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38">
                <text:p>338</text:p>
              </table:table-cell>
              <table:table-cell office:value-type="float" office:value="0.000523505032809297">
                <text:p>0.000523505032809297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523505032809297">
                <text:p>0.00052350503280929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9">
                <text:p>339</text:p>
              </table:table-cell>
              <table:table-cell office:value-type="float" office:value="0.000479951178442499">
                <text:p>0.000479951178442499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479951178442499">
                <text:p>0.0004799511784424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40">
                <text:p>340</text:p>
              </table:table-cell>
              <table:table-cell office:value-type="float" office:value="0.000439517104256961">
                <text:p>0.000439517104256961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439517104256961">
                <text:p>0.00043951710425696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41">
                <text:p>341</text:p>
              </table:table-cell>
              <table:table-cell office:value-type="float" office:value="0.000402028661883202">
                <text:p>0.000402028661883202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402028661883202">
                <text:p>0.0004020286618832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42">
                <text:p>342</text:p>
              </table:table-cell>
              <table:table-cell office:value-type="float" office:value="0.000367316780666402">
                <text:p>0.000367316780666402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367316780666402">
                <text:p>0.00036731678066640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43">
                <text:p>343</text:p>
              </table:table-cell>
              <table:table-cell office:value-type="float" office:value="0.000335217775249378">
                <text:p>0.000335217775249378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335217775249378">
                <text:p>0.00033521777524937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4">
                <text:p>344</text:p>
              </table:table-cell>
              <table:table-cell office:value-type="float" office:value="0.000305573597300741">
                <text:p>0.000305573597300741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305573597300741">
                <text:p>0.00030557359730074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5">
                <text:p>345</text:p>
              </table:table-cell>
              <table:table-cell office:value-type="float" office:value="0.000278232034555926">
                <text:p>0.000278232034555926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278232034555926">
                <text:p>0.00027823203455592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6">
                <text:p>346</text:p>
              </table:table-cell>
              <table:table-cell office:value-type="float" office:value="0.000253046860467039">
                <text:p>0.000253046860467039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253046860467039">
                <text:p>0.00025304686046703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7">
                <text:p>347</text:p>
              </table:table-cell>
              <table:table-cell office:value-type="float" office:value="0.000229877937845768">
                <text:p>0.000229877937845768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229877937845768">
                <text:p>0.00022987793784576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8">
                <text:p>348</text:p>
              </table:table-cell>
              <table:table-cell office:value-type="float" office:value="0.000208591279934474">
                <text:p>0.000208591279934474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208591279934474">
                <text:p>0.0002085912799344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9">
                <text:p>349</text:p>
              </table:table-cell>
              <table:table-cell office:value-type="float" office:value="0.000189059072356969">
                <text:p>0.000189059072356969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189059072356969">
                <text:p>0.0001890590723569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0">
                <text:p>350</text:p>
              </table:table-cell>
              <table:table-cell office:value-type="float" office:value="0.000171159659385178">
                <text:p>0.000171159659385178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171159659385178">
                <text:p>0.0001711596593851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1">
                <text:p>351</text:p>
              </table:table-cell>
              <table:table-cell office:value-type="float" office:value="0.000154777497914075">
                <text:p>0.000154777497914075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154777497914075">
                <text:p>0.0001547774979140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2">
                <text:p>352</text:p>
              </table:table-cell>
              <table:table-cell office:value-type="float" office:value="0.000139803082467907">
                <text:p>0.000139803082467907</text:p>
              </table:table-cell>
              <table:table-cell office:value-type="float" office:value="262.670639254728">
                <text:p>262.670639254728</text:p>
              </table:table-cell>
              <table:table-cell office:value-type="float" office:value="0.000139803082467907">
                <text:p>0.00013980308246790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33333" draw:fill-color="#33333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2cm" svg:height="9.003cm" xlink:href=".." xlink:type="simple" chart:class="chart:line" chart:style-name="ch1">
        <chart:title svg:x="4.28cm" svg:y="0.315cm" chart:style-name="ch2">
          <text:p>Total Captured Beacons per Channel</text:p>
        </chart:title>
        <chart:subtitle svg:x="6.198cm" svg:y="1.223cm" chart:style-name="ch3">
          <text:p>Residential Location</text:p>
        </chart:subtitle>
        <chart:legend chart:legend-position="end" svg:x="12.435cm" svg:y="4.228cm" style:legend-expansion="high" chart:style-name="ch4"/>
        <chart:plot-area chart:style-name="ch5" table:cell-range-address="'Home Loc.'.D1:'Home Loc.'.D14" chart:data-source-has-labels="row" svg:x="1.279cm" svg:y="2.032cm" svg:width="10.836cm" svg:height="5.862cm">
          <chartooo:coordinate-region svg:x="2.377cm" svg:y="2.205cm" svg:width="9.551cm" svg:height="5.095cm"/>
          <chart:axis chart:dimension="x" chart:name="primary-x" chart:style-name="ch6">
            <chart:title svg:x="6.018cm" svg:y="8.074cm" chart:style-name="ch7">
              <text:p>Channel</text:p>
            </chart:title>
          </chart:axis>
          <chart:axis chart:dimension="y" chart:name="primary-y" chart:style-name="ch6">
            <chart:title svg:x="0.451cm" svg:y="6.158cm" chart:style-name="ch8">
              <text:p>Beacon Frames</text:p>
            </chart:title>
            <chart:grid chart:style-name="ch9" chart:class="major"/>
          </chart:axis>
          <chart:series chart:style-name="ch10" chart:values-cell-range-address="'Home Loc.'.D2:'Home Loc.'.D14" chart:label-cell-address="'Home Loc.'.D1:'Home Loc.'.D1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Beacons</text:p>
                <draw:g>
                  <svg:desc>'Home Loc.'.D1:'Home Loc.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6">
                <text:p>2016</text:p>
                <draw:g>
                  <svg:desc>'Home Loc.'.D2:'Home Loc.'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3">
                <text:p>27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2" number:language="et" number:country="EE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2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 chart:label-position="outside" style:rotation-angle="45"/>
      <style:graphic-properties draw:stroke="none" draw:fill-color="#333333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diamond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9.003cm" xlink:href=".." xlink:type="simple" chart:class="chart:bar" chart:style-name="ch1">
        <chart:title svg:x="4.53cm" svg:y="0.315cm" chart:style-name="ch2">
          <text:p>Beacon Size Average per Channel</text:p>
        </chart:title>
        <chart:subtitle svg:x="6.197cm" svg:y="1.223cm" chart:style-name="ch3">
          <text:p>Residential Location</text:p>
        </chart:subtitle>
        <chart:legend chart:legend-position="end" svg:x="13.182cm" svg:y="4.228cm" style:legend-expansion="high" chart:style-name="ch4"/>
        <chart:plot-area chart:style-name="ch5" table:cell-range-address="'Home Loc.'.A1:'Home Loc.'.B14" chart:data-source-has-labels="both" svg:x="1.279cm" svg:y="2.032cm" svg:width="11.583cm" svg:height="5.862cm">
          <chartooo:coordinate-region svg:x="2.562cm" svg:y="2.205cm" svg:width="10.3cm" svg:height="5.095cm"/>
          <chart:axis chart:dimension="x" chart:name="primary-x" chart:style-name="ch6" chartooo:axis-type="auto">
            <chartooo:date-scale/>
            <chart:title svg:x="5.835cm" svg:y="8.074cm" chart:style-name="ch7">
              <text:p>2.4Ghz Channel</text:p>
            </chart:title>
            <chart:categories table:cell-range-address="'Home Loc.'.A2:'Home Loc.'.A14"/>
          </chart:axis>
          <chart:axis chart:dimension="y" chart:name="primary-y" chart:style-name="ch8">
            <chart:title svg:x="0.451cm" svg:y="5.946cm" chart:style-name="ch9">
              <text:p>Size in Bytes</text:p>
            </chart:title>
            <chart:grid chart:style-name="ch10" chart:class="major"/>
          </chart:axis>
          <chart:series chart:style-name="ch11" chart:values-cell-range-address="'Home Loc.'.B2:'Home Loc.'.B14" chart:label-cell-address="'Home Loc.'.B1:'Home Loc.'.B1" chart:class="chart:bar">
            <chart:data-point chart:repeated="4"/>
            <chart:data-point chart:style-name="ch12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Size</text:p>
                <draw:g>
                  <svg:desc>'Home Loc.'.B1:'Home Loc.'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Home Loc.'.A2:'Home Loc.'.A14</svg:desc>
                </draw:g>
              </table:table-cell>
              <table:table-cell office:value-type="float" office:value="255.778273809524">
                <text:p>255.778273809524</text:p>
                <draw:g>
                  <svg:desc>'Home Loc.'.B2:'Home Loc.'.B1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41.741106719368">
                <text:p>341.74110671936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52.227067669173">
                <text:p>252.22706766917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61.024752475247">
                <text:p>261.0247524752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01.510843373494">
                <text:p>201.51084337349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75">
                <text:p>27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